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9.0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7.87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16cm" loext:decorative="false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-width="0.245cm" draw:marker-end-width="0.245cm" draw:fill="none" draw:fill-color="#ffffff" draw:textarea-horizontal-align="center" draw:textarea-vertical-align="middle" draw:auto-grow-height="true" draw:auto-grow-width="false" fo:min-height="1.548cm" fo:padding-top="0.114cm" fo:padding-bottom="0.114cm" fo:padding-left="0.127cm" fo:padding-right="0.127cm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47cm" fo:min-width="2.871cm" fo:padding-top="0.125cm" fo:padding-bottom="0.125cm" fo:padding-left="0.25cm" fo:padding-right="0.25cm" fo:wrap-option="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5cm" fo:min-width="2.871cm" fo:padding-top="0.125cm" fo:padding-bottom="0.125cm" fo:padding-left="0.25cm" fo:padding-right="0.25cm" fo:wrap-option="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true" fo:min-height="0cm" fo:min-width="0cm" fo:padding-top="0.025cm" fo:padding-bottom="0.025cm" fo:padding-left="0.051cm" fo:padding-right="0.051cm" fo:wrap-option="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28cm" draw:marker-start="Arrowheads_20_4" draw:marker-start-width="0.245cm" draw:marker-end="Arrowheads_20_3" draw:marker-end-width="0.245cm" draw:textarea-horizontal-align="center" draw:textarea-vertical-align="bottom" fo:padding-top="0cm" fo:padding-bottom="0.025cm" fo:padding-left="0cm" fo:padding-right="0cm" loext:decorative="false"/>
      <style:paragraph-properties style:writing-mode="lr-tb"/>
    </style:style>
    <style:style style:name="gr11" style:family="graphic" style:parent-style-name="Note">
      <style:graphic-properties draw:auto-grow-height="true" fo:min-height="1.312cm" loext:decorative="false"/>
      <style:paragraph-properties style:writing-mode="lr-tb"/>
    </style:style>
    <style:style style:name="gr12" style:family="graphic" style:parent-style-name="Connect_20_-_20_Note_20_to_20_object">
      <style:graphic-properties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9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true" fo:min-height="0cm" fo:min-width="0cm" fo:padding-top="0.025cm" fo:padding-bottom="0.025cm" fo:padding-left="0.076cm" fo:padding-right="0.076cm" fo:wrap-option="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Note">
      <style:graphic-properties draw:auto-grow-height="true" fo:min-height="1.909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ash_20__28_Rounded_29_" svg:stroke-color="#666666" draw:marker-end="" svg:stroke-linecap="round" draw:fill="none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true" fo:min-height="0cm" fo:min-width="0cm" fo:padding-top="0.025cm" fo:padding-bottom="0.025cm" fo:padding-left="0.076cm" fo:padding-right="0.076cm" fo:wrap-option="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Note">
      <style:graphic-properties draw:auto-grow-height="true" fo:min-height="1.59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vertical-align="middle" draw:auto-grow-height="true" draw:auto-grow-width="true" fo:min-height="0.319cm" fo:min-width="3.147cm" fo:padding-top="0.051cm" fo:padding-bottom="0.051cm" fo:padding-left="0.051cm" fo:padding-right="0.051cm" loext:decorative="false"/>
      <style:paragraph-properties style:writing-mode="lr-tb"/>
    </style:style>
    <style:style style:name="gr20" style:family="graphic" style:parent-style-name="objectwithoutfill">
      <style:graphic-properties svg:stroke-width="0.081cm" svg:stroke-color="#bf0041" draw:marker-start-width="0.313cm" draw:marker-end="" draw:marker-end-width="0.313cm" draw:fill="none" fo:padding-top="0.153cm" fo:padding-bottom="0.153cm" fo:padding-left="0.278cm" fo:padding-right="0.278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051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836cm" fo:min-width="2.112cm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4" style:family="graphic" style:parent-style-name="objectwithoutfill">
      <style:graphic-properties draw:marker-end="Arrow" draw:marker-end-width="0.3cm" draw:fill="none" loext:decorative="false"/>
      <style:paragraph-properties style:writing-mode="lr-tb"/>
    </style:style>
    <style:style style:name="gr25" style:family="graphic" style:parent-style-name="Note">
      <style:graphic-properties draw:auto-grow-height="true" fo:min-height="0.637cm" fo:padding-top="0cm" fo:padding-bottom="0cm" loext:decorative="false"/>
      <style:paragraph-properties style:writing-mode="lr-tb"/>
    </style:style>
    <style:style style:name="gr26" style:family="graphic" style:parent-style-name="Note">
      <style:graphic-properties draw:auto-grow-height="true" fo:min-height="1.273cm" fo:padding-top="0cm" fo:padding-bottom="0cm" loext:decorative="false"/>
      <style:paragraph-properties style:writing-mode="lr-tb"/>
    </style:style>
    <style:style style:name="gr27" style:family="graphic" style:parent-style-name="Note">
      <style:graphic-properties draw:auto-grow-height="true" fo:min-height="0.955cm" fo:padding-top="0cm" fo:padding-bottom="0cm" loext:decorative="false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loext:decorative="false"/>
    </style:style>
    <style:style style:name="gr29" style:family="graphic" style:parent-style-name="standard">
      <style:graphic-properties draw:stroke="dash" draw:stroke-dash="Dash" svg:stroke-width="0.018cm" svg:stroke-color="#000000" draw:marker-start-width="0.23cm" draw:marker-end-width="0.23cm" svg:stroke-linecap="butt" draw:fill="none" draw:fill-color="#ffffff" draw:textarea-vertical-align="middle" draw:auto-grow-height="true" draw:auto-grow-width="false" fo:min-height="0.319cm" fo:padding-top="0.076cm" fo:padding-bottom="0.076cm" fo:padding-left="0.127cm" fo:padding-right="0.127cm" loext:decorative="false"/>
      <style:paragraph-properties style:writing-mode="lr-tb"/>
    </style:style>
    <style:style style:name="gr30" style:family="graphic" style:parent-style-name="standard">
      <style:graphic-properties draw:stroke="dash" draw:stroke-dash="Dash" svg:stroke-width="0.018cm" draw:marker-start-width="0.23cm" draw:marker-end-width="0.23cm" svg:stroke-linecap="butt" fo:padding-top="0.109cm" fo:padding-bottom="0.109cm" fo:padding-left="0.234cm" fo:padding-right="0.234cm" loext:decorative="false"/>
    </style:style>
    <style:style style:name="gr31" style:family="graphic" style:parent-style-name="standard">
      <style:graphic-properties draw:stroke="dash" draw:stroke-dash="Dash" svg:stroke-width="0.018cm" svg:stroke-color="#000000" draw:marker-start-width="0.23cm" draw:marker-end-width="0.23cm" svg:stroke-linecap="butt" draw:fill="none" draw:fill-color="#ffffff" draw:textarea-vertical-align="middle" draw:auto-grow-height="true" draw:auto-grow-width="false" fo:min-height="0.637cm" fo:padding-top="0.076cm" fo:padding-bottom="0.076cm" fo:padding-left="0.127cm" fo:padding-right="0.127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3" style:family="graphic" style:parent-style-name="objectwithoutfill">
      <style:graphic-properties draw:marker-start="" draw:marker-end="" draw:fill="none" loext:decorative="false"/>
    </style:style>
    <style:style style:name="gr34" style:family="graphic" style:parent-style-name="objectwithoutfill">
      <style:graphic-properties draw:marker-end="" draw:fill="none" loext:decorative="false"/>
    </style:style>
    <style:style style:name="gr35" style:family="graphic" style:parent-style-name="standard" style:list-style-name="L2">
      <style:graphic-properties draw:stroke="solid" svg:stroke-width="0.018cm" svg:stroke-color="#3465a4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19cm" fo:min-width="0.976cm" fo:padding-top="0cm" fo:padding-bottom="0cm" fo:padding-left="0cm" fo:padding-right="0cm" loext:decorative="false"/>
      <style:paragraph-properties style:writing-mode="lr-tb"/>
    </style:style>
    <style:style style:name="gr38" style:family="graphic">
      <style:graphic-properties style:writing-mode="lr-tb" loext:decorative="false"/>
    </style:style>
    <style:style style:name="gr39" style:family="graphic" style:parent-style-name="standard" style:list-style-name="L2">
      <style:graphic-properties draw:stroke="solid" svg:stroke-width="0.018cm" svg:stroke-color="#3465a4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83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18cm" svg:stroke-color="#3465a4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19cm" fo:min-width="1.2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18cm" svg:stroke-color="#3465a4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svg:stroke-width="0.018cm" draw:marker-start-width="0.23cm" draw:marker-end-width="0.23cm" draw:textarea-horizontal-align="justify" draw:textarea-vertical-align="middle" draw:auto-grow-height="false" fo:min-height="0.011cm" fo:min-width="0cm" fo:padding-top="0.109cm" fo:padding-bottom="0.109cm" fo:padding-left="0.234cm" fo:padding-right="0.234cm" loext:decorative="false"/>
    </style:style>
    <style:style style:name="gr46" style:family="graphic" style:parent-style-name="Note">
      <style:graphic-properties draw:auto-grow-height="true" fo:min-height="1.082cm" fo:padding-top="0cm" fo:padding-bottom="0cm" loext:decorative="false"/>
      <style:paragraph-properties style:writing-mode="lr-tb"/>
    </style:style>
    <style:style style:name="gr47" style:family="graphic" style:parent-style-name="Note">
      <style:graphic-properties draw:auto-grow-height="true" fo:min-height="1.591cm" fo:padding-top="0cm" fo:padding-bottom="0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cm" style:protect="size" loext:decorative="false"/>
    </style:style>
    <style:style style:name="gr49" style:family="graphic" style:parent-style-name="standard" style:list-style-name="L2">
      <style:graphic-properties draw:stroke="solid" svg:stroke-width="0.018cm" svg:stroke-color="#3465a4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0" style:family="graphic" style:parent-style-name="standard">
      <style:graphic-properties draw:stroke="dash" draw:stroke-dash="Dash" svg:stroke-width="0.018cm" svg:stroke-color="#000000" draw:marker-start-width="0.23cm" draw:marker-end-width="0.23cm" svg:stroke-linecap="butt" draw:fill="none" draw:fill-color="#ffffff" draw:textarea-vertical-align="middle" draw:auto-grow-height="true" draw:auto-grow-width="false" fo:min-height="0.475cm" fo:padding-top="0.076cm" fo:padding-bottom="0.076cm" fo:padding-left="0.127cm" fo:padding-right="0.127cm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2" style:family="graphic" style:parent-style-name="Note">
      <style:graphic-properties draw:auto-grow-height="true" fo:min-height="0.955cm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78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92cm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Dash" draw:marker-end="Arrowheads_20_7" draw:marker-end-width="0.3cm" svg:stroke-linecap="butt" draw:fill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945cm" fo:min-width="19.023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28cm" svg:stroke-color="#000000" draw:marker-start-width="0.245cm" draw:marker-end-width="0.245cm" draw:fill="none" draw:fill-color="#ffffff" draw:auto-grow-height="true" draw:auto-grow-width="false" fo:min-height="2.621cm" fo:padding-top="0.102cm" fo:padding-bottom="0.114cm" fo:padding-left="0.127cm" fo:padding-right="0.127cm" loext:decorative="false"/>
      <style:paragraph-properties style:writing-mode="lr-tb"/>
    </style:style>
    <style:style style:name="gr60" style:family="graphic" style:parent-style-name="standard">
      <style:graphic-properties draw:stroke="solid" svg:stroke-width="0.028cm" svg:stroke-color="#000000" draw:marker-start-width="0.245cm" draw:marker-end-width="0.245cm" draw:fill="none" draw:fill-color="#ffffff" draw:auto-grow-height="true" draw:auto-grow-width="false" fo:min-height="2.127cm" fo:padding-top="0.102cm" fo:padding-bottom="0.114cm" fo:padding-left="0.127cm" fo:padding-right="0.127cm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Dot" svg:stroke-width="0.028cm" svg:stroke-color="#c9211e" draw:marker-start="" draw:marker-start-width="0.234cm" draw:marker-end="Arrowheads_20_2" draw:marker-end-width="0.305cm" svg:stroke-linecap="butt" draw:fill="none" draw:textarea-horizontal-align="center" draw:textarea-vertical-align="middle" fo:padding-top="0cm" fo:padding-bottom="0cm" fo:padding-left="0.076cm" fo:padding-right="0.508cm" loext:decorative="false"/>
      <style:paragraph-properties style:writing-mode="lr-tb"/>
    </style:style>
    <style:style style:name="gr62" style:family="graphic" style:parent-style-name="Note">
      <style:graphic-properties fo:min-height="1.909cm" loext:decorative="false"/>
      <style:paragraph-properties style:writing-mode="lr-tb"/>
    </style:style>
    <style:style style:name="gr63" style:family="graphic" style:parent-style-name="standard">
      <style:graphic-properties draw:stroke="solid" svg:stroke-width="0.028cm" svg:stroke-color="#000000" draw:marker-start-width="0.245cm" draw:marker-end-width="0.245cm" draw:fill="none" draw:fill-color="#ffffff" draw:auto-grow-height="true" draw:auto-grow-width="false" fo:min-height="3.257cm" fo:padding-top="0.102cm" fo:padding-bottom="0.114cm" fo:padding-left="0.127cm" fo:padding-right="0.127cm" loext:decorative="false"/>
      <style:paragraph-properties style:writing-mode="lr-tb"/>
    </style:style>
    <style:style style:name="gr64" style:family="graphic" style:parent-style-name="standard">
      <style:graphic-properties draw:stroke="solid" svg:stroke-width="0.028cm" svg:stroke-color="#000000" draw:marker-start-width="0.245cm" draw:marker-end-width="0.245cm" draw:fill="none" draw:fill-color="#ffffff" draw:auto-grow-height="true" draw:auto-grow-width="false" fo:min-height="2.939cm" fo:padding-top="0.102cm" fo:padding-bottom="0.114cm" fo:padding-left="0.127cm" fo:padding-right="0.127cm" loext:decorative="false"/>
      <style:paragraph-properties style:writing-mode="lr-tb"/>
    </style:style>
    <style:style style:name="gr65" style:family="graphic" style:parent-style-name="objectwithoutfill">
      <style:graphic-properties draw:stroke="dash" draw:stroke-dash="Long_20_Dash" svg:stroke-width="0.081cm" svg:stroke-color="#1e6a39" draw:marker-start="" draw:marker-start-width="0.313cm" draw:marker-end="" draw:marker-end-width="0.313cm" svg:stroke-linecap="butt" draw:fill="none" fo:padding-top="0.153cm" fo:padding-bottom="0.153cm" fo:padding-left="0.278cm" fo:padding-right="0.278cm" loext:decorative="false"/>
    </style:style>
    <style:style style:name="gr66" style:family="graphic" style:parent-style-name="objectwithoutfill">
      <style:graphic-properties draw:stroke="dash" draw:stroke-dash="Dot" svg:stroke-width="0.028cm" svg:stroke-color="#c9211e" draw:marker-start="" draw:marker-start-width="0.234cm" draw:marker-end="Arrowheads_20_2" draw:marker-end-width="0.305cm" svg:stroke-linecap="butt" draw:fill="none" draw:textarea-horizontal-align="left" draw:textarea-vertical-align="bottom" fo:padding-top="0cm" fo:padding-bottom="0cm" fo:padding-left="0.127cm" fo:padding-right="0cm" loext:decorative="false"/>
      <style:paragraph-properties style:writing-mode="lr-tb"/>
    </style:style>
    <style:style style:name="gr67" style:family="graphic" style:parent-style-name="objectwithoutfill">
      <style:graphic-properties draw:stroke="dash" draw:stroke-dash="Dot" svg:stroke-width="0.028cm" svg:stroke-color="#c9211e" draw:marker-start="" draw:marker-start-width="0.234cm" draw:marker-end="Arrowheads_20_2" draw:marker-end-width="0.305cm" svg:stroke-linecap="butt" draw:fill="none" draw:textarea-horizontal-align="left" draw:textarea-vertical-align="bottom" fo:padding-top="0cm" fo:padding-bottom="0cm" fo:padding-left="0.381cm" fo:padding-right="0cm" loext:decorative="false"/>
      <style:paragraph-properties style:writing-mode="lr-tb"/>
    </style:style>
    <style:style style:name="gr68" style:family="graphic" style:parent-style-name="objectwithoutfill">
      <style:graphic-properties draw:stroke="dash" draw:stroke-dash="Dot" svg:stroke-width="0.028cm" svg:stroke-color="#c9211e" draw:marker-start="" draw:marker-start-width="0.234cm" draw:marker-end="Arrowheads_20_2" draw:marker-end-width="0.305cm" svg:stroke-linecap="butt" draw:fill="none" draw:textarea-horizontal-align="left" draw:textarea-vertical-align="bottom" fo:padding-top="0cm" fo:padding-bottom="0cm" fo:padding-left="0.127cm" fo:padding-right="0cm" loext:decorative="false"/>
    </style:style>
    <style:style style:name="gr69" style:family="graphic" style:parent-style-name="standard">
      <style:graphic-properties svg:stroke-color="#c9211e" draw:textarea-horizontal-align="justify" draw:textarea-vertical-align="middle" draw:auto-grow-height="false" fo:min-height="0cm" fo:min-width="0cm" loext:decorative="false"/>
    </style:style>
    <style:style style:name="gr70" style:family="graphic" style:parent-style-name="objectwithoutfill">
      <style:graphic-properties draw:stroke="dash" draw:stroke-dash="Dot" svg:stroke-width="0.028cm" svg:stroke-color="#c9211e" draw:marker-start="" draw:marker-start-width="0.234cm" draw:marker-end="" draw:marker-end-width="0.305cm" svg:stroke-linecap="butt" draw:fill="none" draw:textarea-horizontal-align="left" draw:textarea-vertical-align="bottom" fo:padding-top="0cm" fo:padding-bottom="0cm" fo:padding-left="0.127cm" fo:padding-right="0cm" loext:decorative="false"/>
      <style:paragraph-properties style:writing-mode="lr-tb"/>
    </style:style>
    <style:style style:name="gr71" style:family="graphic" style:parent-style-name="standard">
      <style:graphic-properties draw:stroke="solid" svg:stroke-width="0.028cm" svg:stroke-color="#000000" draw:marker-start-width="0.245cm" draw:marker-end-width="0.245cm" draw:fill="none" draw:fill-color="#ffffff" draw:auto-grow-height="true" draw:auto-grow-width="false" fo:min-height="2.356cm" fo:padding-top="0.102cm" fo:padding-bottom="0.114cm" fo:padding-left="0.127cm" fo:padding-right="0.127cm" loext:decorative="false"/>
      <style:paragraph-properties style:writing-mode="lr-tb"/>
    </style:style>
    <style:style style:name="gr7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73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0.319cm" fo:min-width="0cm" fo:padding-top="0.025cm" fo:padding-bottom="0.025cm" fo:padding-left="0.025cm" fo:padding-right="0.025cm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25.176cm" fo:min-width="18.62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7.58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>
      <style:graphic-properties loext:decorative="false"/>
    </style:style>
    <style:style style:name="gr81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6.23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1.7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637cm" fo:min-width="7.49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955cm" fo:min-width="7.49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6.23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955cm" fo:min-width="7.49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6.23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955cm" fo:min-width="7.49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6.23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97" style:family="graphic" style:parent-style-name="Note">
      <style:graphic-properties draw:auto-grow-height="true" fo:min-height="1.273cm" loext:decorative="false"/>
      <style:paragraph-properties style:writing-mode="lr-tb"/>
    </style:style>
    <style:style style:name="gr98" style:family="graphic" style:parent-style-name="Note">
      <style:graphic-properties draw:auto-grow-height="true" fo:min-height="0.715cm" loext:decorative="false"/>
      <style:paragraph-properties style:writing-mode="lr-tb"/>
    </style:style>
    <style:style style:name="gr99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.319cm" fo:min-width="1.403cm" fo:padding-top="0.025cm" fo:padding-bottom="0.025cm" fo:padding-left="0.025cm" fo:padding-right="0.025cm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Dashed_20__28_var_29__20_4" svg:stroke-width="0.018cm" svg:stroke-color="#000000" draw:marker-start="Arrowheads_20_5" draw:marker-start-width="0.127cm" draw:marker-start-center="false" draw:marker-end="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12.861cm" fo:min-width="8.454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637cm" fo:min-width="7.13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objectwithoutfill">
      <style:graphic-properties draw:stroke="dash" draw:stroke-dash="Double_20_Dash" draw:marker-end="" svg:stroke-linecap="butt" draw:fill="none" loext:decorative="false"/>
    </style:style>
    <style:style style:name="gr110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0.63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6.23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1.58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14" style:family="graphic" style:parent-style-name="objectwithoutfill">
      <style:graphic-properties draw:stroke="dash" draw:stroke-dash="Double_20_Dash" draw:marker-end="" svg:stroke-linecap="butt" draw:fill="solid" draw:fill-color="#ffffff" loext:decorative="false"/>
    </style:style>
    <style:style style:name="gr115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fo:min-height="0.31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59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267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54cm" fo:padding-bottom="0.051cm" fo:padding-left="0.051cm" fo:padding-right="0.05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07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7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fo:min-height="0.32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28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29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fo:min-height="0.32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3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3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1.426cm" fo:min-width="4.10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solid" draw:fill-color="#ffffff" draw:auto-grow-height="true" draw:auto-grow-width="false" fo:min-height="0.63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25.176cm" fo:min-width="18.62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draw:auto-grow-height="true" fo:min-height="0.34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38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1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9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2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6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46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draw:auto-grow-height="true" fo:min-height="0.306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47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637cm" fo:min-width="3.36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49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0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.319cm" fo:min-width="0.679cm" fo:padding-top="0.025cm" fo:padding-bottom="0.025cm" fo:padding-left="0.025cm" fo:padding-right="0.025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8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4.5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1.22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1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6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9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3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4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65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319cm" fo:min-width="0cm" fo:padding-top="0.025cm" fo:padding-bottom="0.025cm" fo:padding-left="0.025cm" fo:padding-right="0.025cm" loext:decorative="false"/>
      <style:paragraph-properties style:writing-mode="lr-tb"/>
    </style:style>
    <style:style style:name="gr166" style:family="graphic" style:parent-style-name="objectwithoutfill">
      <style:graphic-properties draw:stroke="dash" draw:stroke-dash="Dot" svg:stroke-width="0.028cm" svg:stroke-color="#c9211e" draw:marker-start="" draw:marker-start-width="0.234cm" draw:marker-end="Arrowheads_20_2" draw:marker-end-width="0.305cm" svg:stroke-linecap="butt" draw:fill="none" draw:textarea-horizontal-align="center" draw:textarea-vertical-align="middle" fo:padding-top="0cm" fo:padding-bottom="0cm" fo:padding-left="0.076cm" fo:padding-right="0.508cm" loext:decorative="false"/>
    </style:style>
    <style:style style:name="gr167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4.13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9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4.13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7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4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1.21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73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74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75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319cm" fo:min-width="0cm" fo:padding-top="0.025cm" fo:padding-bottom="0.025cm" fo:padding-left="0.025cm" fo:padding-right="0.025cm" loext:decorative="false"/>
      <style:paragraph-properties style:writing-mode="lr-tb"/>
    </style:style>
    <style:style style:name="gr17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77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41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39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09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82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83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2.584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85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2.72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87" style:family="graphic" style:parent-style-name="Note">
      <style:graphic-properties draw:auto-grow-height="true" fo:min-height="0.741cm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25.176cm" fo:min-width="18.62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191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draw:auto-grow-height="true" fo:min-height="0.286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92" style:family="graphic" style:parent-style-name="Note_20_-_20_Callout_20_Box_5f_1">
      <style:graphic-properties draw:textarea-vertical-align="top" fo:min-height="2.161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9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53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47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draw:auto-grow-height="true" fo:min-height="0.31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05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637cm" fo:min-width="3.36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07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392cm" fo:min-width="1.7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5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9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8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1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20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319cm" fo:min-width="0cm" fo:padding-top="0.025cm" fo:padding-bottom="0.025cm" fo:padding-left="0.025cm" fo:padding-right="0.025cm" loext:decorative="false"/>
      <style:paragraph-properties style:writing-mode="lr-tb"/>
    </style:style>
    <style:style style:name="gr221" style:family="graphic" style:parent-style-name="standard" style:list-style-name="L2">
      <style:graphic-properties draw:stroke="dash" draw:stroke-dash="Dash" svg:stroke-width="0.018cm" svg:stroke-color="#000000" draw:marker-start="Arrow" draw:marker-start-width="0.127cm" draw:marker-start-center="false" draw:marker-end="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1.22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23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2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00" loext:fill-use-slide-background="false" draw:textarea-horizontal-align="justify" draw:textarea-vertical-align="top" draw:auto-grow-height="false" fo:min-height="25.176cm" fo:min-width="18.62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00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2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draw:auto-grow-height="true" fo:min-height="0.43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29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637cm" fo:min-width="3.36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31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32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3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34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0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4.5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4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4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46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955cm" fo:min-width="0cm" fo:padding-top="0.025cm" fo:padding-bottom="0.025cm" fo:padding-left="0.025cm" fo:padding-right="0.025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637cm" fo:min-width="1.124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48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49" style:family="graphic" style:parent-style-name="standard" style:list-style-name="L2">
      <style:graphic-properties draw:stroke="dash" draw:stroke-dash="Dash" svg:stroke-width="0.018cm" svg:stroke-color="#000000" draw:marker-start="Arrow" draw:marker-start-width="0.127cm" draw:marker-start-center="false" draw:marker-end="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6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51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5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4.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5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187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5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56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draw:auto-grow-height="true" fo:min-height="0.43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2.874cm" fo:min-width="4.66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955cm" fo:min-width="4.926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60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637cm" fo:min-width="3.79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6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2.541cm" fo:min-width="3.967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637cm" fo:min-width="3.59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65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637cm" fo:min-width="2.4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67" style:family="graphic" style:parent-style-name="Note">
      <style:graphic-properties draw:auto-grow-height="true" fo:min-height="0.319cm" loext:decorative="false"/>
      <style:paragraph-properties style:writing-mode="lr-tb"/>
    </style:style>
    <style:style style:name="gr26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49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1.732cm" fo:min-width="4.66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false" fo:min-height="0.955cm" fo:min-width="3.56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2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7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74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955cm" fo:min-width="0cm" fo:padding-top="0.025cm" fo:padding-bottom="0.025cm" fo:padding-left="0.025cm" fo:padding-right="0.025cm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false" fo:min-height="1.273cm" fo:min-width="1.38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6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77" style:family="graphic" style:parent-style-name="standard" style:list-style-name="L2">
      <style:graphic-properties draw:stroke="dash" draw:stroke-dash="Dash" svg:stroke-width="0.018cm" svg:stroke-color="#000000" draw:marker-start="Arrow" draw:marker-start-width="0.127cm" draw:marker-start-center="false" draw:marker-end="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7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79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80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637cm" fo:min-width="3.70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82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83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84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85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637cm" fo:min-width="0cm" fo:padding-top="0.025cm" fo:padding-bottom="0.025cm" fo:padding-left="0.025cm" fo:padding-right="0.025cm" loext:decorative="false"/>
      <style:paragraph-properties style:writing-mode="lr-tb"/>
    </style:style>
    <style:style style:name="gr286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3.70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8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7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89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4.58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25.176cm" fo:min-width="18.62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8.65cm" fo:min-width="17.28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319cm" fo:min-width="3.56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0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0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fo:min-height="0.31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03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0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0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08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7.314cm" fo:min-width="16.424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319cm" fo:min-width="9.83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12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637cm" fo:min-width="3.36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14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15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637cm" fo:min-width="0cm" fo:padding-top="0.025cm" fo:padding-bottom="0.025cm" fo:padding-left="0.025cm" fo:padding-right="0.025cm" loext:decorative="false"/>
      <style:paragraph-properties style:writing-mode="lr-tb"/>
    </style:style>
    <style:style style:name="gr316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3.5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18" style:family="graphic" style:parent-style-name="objectwithoutfill" style:list-style-name="L2">
      <style:graphic-properties draw:stroke="dash" draw:stroke-dash="Dash" svg:stroke-width="0.018cm" draw:marker-start="" draw:marker-start-width="0.127cm" draw:marker-end="Arrowheads_20_6" draw:marker-end-width="0.127cm" draw:fill="none" draw:fill-color="#729fcf" draw:textarea-horizontal-align="justify" draw:textarea-vertical-align="middle" fo:padding-top="0.135cm" fo:padding-bottom="0.135cm" fo:padding-left="0.26cm" fo:padding-right="0.26cm" loext:decorative="false"/>
    </style:style>
    <style:style style:name="gr3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319cm" fo:min-width="5.66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20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3.5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justify" draw:textarea-vertical-align="top" draw:auto-grow-height="false" fo:min-height="1.789cm" fo:min-width="10.732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319cm" fo:min-width="3.99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1.543cm" fo:min-width="4.83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637cm" fo:min-width="3.59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28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2.62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30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3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0.73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25.176cm" fo:min-width="18.62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36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3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7.314cm" fo:min-width="16.424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319cm" fo:min-width="9.83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4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1.543cm" fo:min-width="4.83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637cm" fo:min-width="3.59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47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2.62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4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5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fo:min-height="0.63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51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draw:auto-grow-width="true" fo:min-height="0.637cm" fo:min-width="3.36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53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2">
      <style:graphic-properties draw:stroke="dash" draw:stroke-dash="Dot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58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637cm" fo:min-width="0cm" fo:padding-top="0.025cm" fo:padding-bottom="0.025cm" fo:padding-left="0.025cm" fo:padding-right="0.025cm" loext:decorative="false"/>
      <style:paragraph-properties style:writing-mode="lr-tb"/>
    </style:style>
    <style:style style:name="gr359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60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6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62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637cm" fo:min-width="0cm" fo:padding-top="0.025cm" fo:padding-bottom="0.025cm" fo:padding-left="0.025cm" fo:padding-right="0.025cm" loext:decorative="false"/>
      <style:paragraph-properties style:writing-mode="lr-tb"/>
    </style:style>
    <style:style style:name="gr3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0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64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3.5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66" style:family="graphic" style:parent-style-name="objectwithoutfill" style:list-style-name="L2">
      <style:graphic-properties draw:stroke="dash" draw:stroke-dash="Dash" svg:stroke-width="0.018cm" draw:marker-start="" draw:marker-start-width="0.127cm" draw:marker-end="Arrowheads_20_6" draw:marker-end-width="0.127cm" draw:fill="none" draw:fill-color="#729fcf" draw:textarea-horizontal-align="justify" draw:textarea-vertical-align="middle" fo:padding-top="0.135cm" fo:padding-bottom="0.135cm" fo:padding-left="0.26cm" fo:padding-right="0.26cm" loext:decorative="false"/>
    </style:style>
    <style:style style:name="gr367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4.67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6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319cm" fo:min-width="5.66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70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319cm" fo:min-width="3.5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7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justify" draw:textarea-vertical-align="top" draw:auto-grow-height="false" fo:min-height="1.789cm" fo:min-width="10.732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true" fo:min-height="0.319cm" fo:min-width="3.99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49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none" draw:fill-color="#ffffff" loext:fill-use-slide-background="false" draw:textarea-horizontal-align="justify" draw:textarea-vertical-align="top" draw:auto-grow-height="false" fo:min-height="1.732cm" fo:min-width="4.663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draw:auto-grow-width="false" fo:min-height="0.955cm" fo:min-width="3.56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79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true" fo:min-height="0.637cm" fo:min-width="3.70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81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82" style:family="graphic" style:parent-style-name="standard" style:list-style-name="L2">
      <style:graphic-properties draw:stroke="solid" svg:stroke-width="0.018cm" svg:stroke-color="#666666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0.177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8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98cm" draw:marker-start-center="false" draw:marker-end="Arrow" draw:marker-end-width="0.127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84" style:family="graphic" style:parent-style-name="standard" style:list-style-name="L1">
      <style:graphic-properties draw:stroke="none" svg:stroke-color="#000000" draw:fill="solid" draw:fill-color="#ffffff" draw:textarea-horizontal-align="left" draw:textarea-vertical-align="bottom" draw:auto-grow-height="true" draw:auto-grow-width="false" fo:min-height="0.637cm" fo:min-width="0cm" fo:padding-top="0.025cm" fo:padding-bottom="0.025cm" fo:padding-left="0.025cm" fo:padding-right="0.025cm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bottom" draw:auto-grow-height="true" draw:auto-grow-width="false" fo:min-height="1.273cm" fo:min-width="1.38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86" style:family="graphic" style:parent-style-name="standard" style:list-style-name="L2">
      <style:graphic-properties draw:stroke="solid" svg:stroke-width="0.018cm" svg:stroke-color="#000000" draw:marker-start="" draw:marker-start-width="0.307cm" draw:marker-start-center="false" draw:marker-end="Arrow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87" style:family="graphic" style:parent-style-name="standard" style:list-style-name="L2">
      <style:graphic-properties draw:stroke="dash" draw:stroke-dash="Dash" svg:stroke-width="0.018cm" svg:stroke-color="#000000" draw:marker-start="Arrow" draw:marker-start-width="0.127cm" draw:marker-start-center="false" draw:marker-end="" draw:marker-end-width="0.127cm" draw:marker-end-center="false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38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58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none" draw:fill-color="#ffffff"/>
      <style:paragraph-properties fo:text-align="center"/>
      <style:text-properties fo:font-size="10pt" fo:font-weight="bold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style:font-size-asian="10pt" style:font-size-complex="10pt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ffff"/>
      <style:text-properties fo:font-size="8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text-properties fo:font-size="9pt"/>
    </style:style>
    <style:style style:name="P19" style:family="paragraph">
      <style:paragraph-properties fo:margin-left="0cm" fo:margin-right="0cm" fo:text-indent="0.318cm" loext:tab-stop-distance="0cm">
        <style:tab-stops>
          <style:tab-stop style:position="0.632cm"/>
        </style:tab-stops>
      </style:paragraph-properties>
    </style:style>
    <style:style style:name="P20" style:family="paragraph">
      <style:paragraph-properties fo:margin-left="0cm" fo:margin-right="0cm" fo:text-indent="0cm" loext:tab-stop-distance="0cm">
        <style:tab-stops>
          <style:tab-stop style:position="0.632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0.632cm"/>
        </style:tab-stops>
      </style:paragraph-properties>
      <style:text-properties fo:font-size="8pt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text-properties fo:font-size="8pt" fo:font-style="italic"/>
    </style:style>
    <style:style style:name="P2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0.632cm"/>
        </style:tab-stops>
      </style:paragraph-properties>
      <style:text-properties fo:font-size="8pt" fo:font-weight="normal" style:font-weight-asian="normal" style:font-weight-complex="normal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24pt" fo:font-weight="bold"/>
    </style:style>
    <style:style style:name="P27" style:family="paragraph">
      <style:paragraph-properties fo:margin-left="0.318cm" fo:margin-right="0cm" fo:text-indent="0cm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.318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none"/>
      <style:text-properties fo:color="#c9211e" loext:opacity="100%" fo:font-size="8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/>
      <style:text-properties fo:font-size="8pt" fo:font-style="italic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text-properties fo:font-size="9pt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4" style:family="paragraph">
      <style:paragraph-properties fo:margin-left="0cm" fo:margin-right="0cm" fo:margin-top="0cm" fo:margin-bottom="0cm" fo:line-height="100%" fo:text-indent="0cm" style:writing-mode="lr-tb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 loext:hyphenation-no-caps="false" loext:hyphenation-no-last-word="false"/>
    </style:style>
    <style:style style:name="P51" style:family="paragraph">
      <loext:graphic-properties draw:fill="solid" draw:fill-color="#ffffff"/>
    </style:style>
    <style:style style:name="P52" style:family="paragraph">
      <style:paragraph-properties fo:margin-left="0.318cm" fo:margin-right="0cm" fo:margin-top="0cm" fo:margin-bottom="0cm" fo:line-height="100%" fo:text-align="start" fo:text-indent="-0.318cm" style:writing-mode="lr-tb"/>
    </style:style>
    <style:style style:name="P53" style:family="paragraph">
      <loext:graphic-properties draw:fill="solid" draw:fill-color="#ffffff"/>
      <style:paragraph-properties fo:margin-left="0.318cm" fo:margin-right="0cm" fo:margin-top="0cm" fo:margin-bottom="0cm" fo:line-height="100%" fo:text-align="start" fo:text-indent="-0.318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text-properties fo:color="#c9211e" loext:opacity="100%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fo:margin-left="0.318cm" fo:margin-right="0cm" fo:margin-top="0cm" fo:margin-bottom="0cm" fo:line-height="100%" fo:text-align="start" fo:text-indent="-0.318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59" style:family="paragraph">
      <style:text-properties fo:font-size="9pt"/>
    </style:style>
    <style:style style:name="P60" style:family="paragraph">
      <loext:graphic-properties draw:fill="none" draw:fill-color="#ffffff"/>
      <style:text-properties fo:font-size="10pt" fo:font-weight="bold"/>
    </style:style>
    <style:style style:name="P61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.157cm" fo:margin-right="0cm" fo:margin-top="0cm" fo:margin-bottom="0cm" fo:line-height="100%" fo:text-align="start" fo:text-indent="-0.157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6" style:family="paragraph">
      <loext:graphic-properties draw:fill="solid" draw:fill-color="#ffffff"/>
      <style:paragraph-properties fo:margin-left="0.157cm" fo:margin-right="0cm" fo:margin-top="0cm" fo:margin-bottom="0cm" fo:line-height="100%" fo:text-align="start" fo:text-indent="-0.157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7" style:family="paragraph">
      <loext:graphic-properties draw:fill="none" draw:fill-color="#729fcf"/>
      <style:text-properties fo:font-size="18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.157cm" fo:margin-right="0cm" fo:margin-top="0cm" fo:margin-bottom="0cm" fo:line-height="100%" fo:text-align="center" fo:text-indent="-0.157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70" style:family="paragraph">
      <loext:graphic-properties draw:fill="solid" draw:fill-color="#ffffff"/>
      <style:paragraph-properties fo:margin-left="0.157cm" fo:margin-right="0cm" fo:margin-top="0cm" fo:margin-bottom="0cm" fo:line-height="100%" fo:text-align="center" fo:text-indent="-0.157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0pt"/>
    </style:style>
    <style:style style:name="T3" style:family="text">
      <style:text-properties fo:font-size="32pt" fo:font-weight="bold"/>
    </style:style>
    <style:style style:name="T4" style:family="text">
      <style:text-properties fo:font-size="14pt"/>
    </style:style>
    <style:style style:name="T5" style:family="text">
      <style:text-properties fo:font-size="14pt" fo:font-style="italic" style:font-style-asian="italic" style:font-style-complex="italic"/>
    </style:style>
    <style:style style:name="T6" style:family="text">
      <style:text-properties fo:font-size="10pt" fo:font-weight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size-asian="10pt" style:font-size-complex="10pt"/>
    </style:style>
    <style:style style:name="T9" style:family="text">
      <style:text-properties fo:font-size="8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9pt"/>
    </style:style>
    <style:style style:name="T13" style:family="text">
      <style:text-properties fo:font-size="8pt" fo:font-weight="bold" style:font-weight-asian="bold" style:font-weight-complex="bold"/>
    </style:style>
    <style:style style:name="T14" style:family="text">
      <style:text-properties fo:font-size="8pt" fo:font-style="italic"/>
    </style:style>
    <style:style style:name="T15" style:family="text">
      <style:text-properties fo:font-size="8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8pt" fo:font-weight="normal" style:font-weight-asian="normal" style:font-weight-complex="normal"/>
    </style:style>
    <style:style style:name="T17" style:family="text">
      <style:text-properties fo:font-size="24pt" fo:font-weight="bold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style="italic" style:font-size-asian="8pt" style:font-style-asian="italic" style:font-size-complex="8pt" style:font-style-complex="italic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font-style="normal" style:font-size-asian="8pt" style:font-style-asian="normal" style:font-size-complex="8pt" style:font-style-complex="normal"/>
    </style:style>
    <style:style style:name="T23" style:family="text">
      <style:text-properties fo:color="#c9211e" loext:opacity="100%" fo:font-size="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9pt" fo:font-weight="bold" style:font-weight-asian="bold" style:font-weight-complex="bold"/>
    </style:style>
    <style:style style:name="T29" style:family="text">
      <style:text-properties fo:color="#127622" loext:opacity="100%" style:font-name="Liberation Sans Narrow" fo:font-size="9pt" fo:font-weight="bold" style:font-weight-asian="bold" style:font-weight-complex="bold"/>
    </style:style>
    <style:style style:name="T30" style:family="text">
      <style:text-properties fo:font-size="9pt" fo:font-style="italic" style:font-style-asian="italic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127622" loext:opacity="100%" style:text-outline="false" style:text-line-through-style="none" style:text-line-through-type="none" style:font-name="Liberation Sans Narrow" fo:font-size="8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bf0041" loext:opacity="100%" style:text-outline="false" style:text-line-through-style="none" style:text-line-through-type="none" style:font-name="Liberation Sans Narrow" fo:font-size="8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Liberation Sans Narrow" fo:font-size="8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0% 100%" fo:font-size="8pt" fo:letter-spacing="normal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style:style style:name="T40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Liberation Sans" fo:font-size="8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color="#c9211e" loext:opacity="100%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127622" loext:opacity="100%" style:text-outline="false" style:text-line-through-style="none" style:text-line-through-type="none" style:font-name="Liberation Sans Narrow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super 58%" fo:font-size="9pt" fo:font-weight="bold" style:font-weight-asian="bold" style:font-weight-complex="bold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Liberation Sans1" fo:font-size="8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8pt" fo:letter-spacing="normal" fo:language="zxx" fo:country="non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italic" style:font-weight-asian="normal" style:font-name-complex="Noto Sans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127622" loext:opacity="100%" style:text-outline="false" style:text-line-through-style="none" style:text-line-through-type="none" fo:font-size="8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8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488cm" svg:height="1.423cm" svg:x="1cm" svg:y="6.74cm">
          <draw:text-box>
            <text:p text:style-name="P1"><text:span text:style-name="T1">D</text:span><text:span text:style-name="T1">oc</text:span><text:span text:style-name="T1">u</text:span><text:span text:style-name="T1">m</text:span><text:span text:style-name="T1">e</text:span><text:span text:style-name="T1">nt</text:span><text:span text:style-name="T1">ati</text:span><text:span text:style-name="T1">o</text:span><text:span text:style-name="T1">n </text:span><text:span text:style-name="T1">fo</text:span><text:span text:style-name="T1">r </text:span><text:span text:style-name="T1">H</text:span><text:span text:style-name="T1">o</text:span><text:span text:style-name="T1">m</text:span><text:span text:style-name="T1">e </text:span><text:span text:style-name="T1">A</text:span><text:span text:style-name="T1">ss</text:span><text:span text:style-name="T1">ist</text:span><text:span text:style-name="T1">a</text:span><text:span text:style-name="T1">nt </text:span><text:span text:style-name="T1">A</text:span><text:span text:style-name="T1">ut</text:span><text:span text:style-name="T1">o</text:span><text:span text:style-name="T1">m</text:span><text:span text:style-name="T1">ati</text:span><text:span text:style-name="T1">o</text:span><text:span text:style-name="T1">ns</text:span></text:p>
          </draw:text-box>
        </draw:frame>
        <draw:frame draw:style-name="gr2" draw:text-style-name="P3" draw:layer="layout" svg:width="19.497cm" svg:height="1.039cm" svg:x="1cm" svg:y="8.536cm">
          <draw:text-box>
            <text:p text:style-name="P1"><text:span text:style-name="T2">Thi</text:span><text:span text:style-name="T2">s </text:span><text:span text:style-name="T2">doc </text:span><text:span text:style-name="T2">con</text:span><text:span text:style-name="T2">tain</text:span><text:span text:style-name="T2">s a </text:span><text:span text:style-name="T2">mis</text:span><text:span text:style-name="T2">h-</text:span><text:span text:style-name="T2">ma</text:span><text:span text:style-name="T2">sh </text:span><text:span text:style-name="T2">of </text:span><text:span text:style-name="T2">not</text:span><text:span text:style-name="T2">es </text:span><text:span text:style-name="T2">and </text:span><text:span text:style-name="T2">dia</text:span><text:span text:style-name="T2">gra</text:span><text:span text:style-name="T2">ms I </text:span><text:span text:style-name="T2">use </text:span><text:span text:style-name="T2">to </text:span><text:span text:style-name="T2">hel</text:span><text:span text:style-name="T2">p </text:span><text:span text:style-name="T2">me </text:span><text:span text:style-name="T2">thin</text:span><text:span text:style-name="T2">k </text:span><text:span text:style-name="T2">thro</text:span><text:span text:style-name="T2">ugh </text:span><text:span text:style-name="T2">and </text:span><text:span text:style-name="T2">doc</text:span><text:span text:style-name="T2">um</text:span><text:span text:style-name="T2">ent </text:span><text:span text:style-name="T2">vari</text:span><text:span text:style-name="T2">ous </text:span><text:span text:style-name="T2">aut</text:span><text:span text:style-name="T2">om</text:span><text:span text:style-name="T2">atio</text:span><text:span text:style-name="T2">ns </text:span><text:span text:style-name="T2">in </text:span><text:span text:style-name="T2">my </text:span><text:span text:style-name="T2">Ho</text:span><text:span text:style-name="T2">me </text:span><text:span text:style-name="T2">Ass</text:span><text:span text:style-name="T2">ista</text:span><text:span text:style-name="T2">nt </text:span><text:span text:style-name="T2">inst</text:span><text:span text:style-name="T2">anc</text:span><text:span text:style-name="T2">e</text:span></text:p>
          </draw:text-box>
        </draw:frame>
      </draw:page>
      <draw:page draw:name="page2" draw:style-name="dp1" draw:master-page-name="Default">
        <draw:frame draw:style-name="gr3" draw:text-style-name="P4" draw:layer="layout" svg:width="19.523cm" svg:height="1.517cm" svg:x="1.067cm" svg:y="3.857cm">
          <draw:text-box>
            <text:p text:style-name="P1"><text:span text:style-name="T3">A</text:span><text:span text:style-name="T3">m</text:span><text:span text:style-name="T3">b</text:span><text:span text:style-name="T3">i</text:span><text:span text:style-name="T3">e</text:span><text:span text:style-name="T3">n</text:span><text:span text:style-name="T3">t </text:span><text:span text:style-name="T3">L</text:span><text:span text:style-name="T3">i</text:span><text:span text:style-name="T3">g</text:span><text:span text:style-name="T3">h</text:span><text:span text:style-name="T3">t</text:span></text:p>
          </draw:text-box>
        </draw:frame>
        <draw:frame draw:style-name="gr4" draw:text-style-name="P5" draw:layer="layout" svg:width="18.379cm" svg:height="1.361cm" svg:x="1.671cm" svg:y="5.445cm">
          <draw:text-box>
            <text:p text:style-name="P1"><text:span text:style-name="T4">Th</text:span><text:span text:style-name="T4">is </text:span><text:span text:style-name="T4">se</text:span><text:span text:style-name="T4">cti</text:span><text:span text:style-name="T4">on </text:span><text:span text:style-name="T4">co</text:span><text:span text:style-name="T4">nt</text:span><text:span text:style-name="T4">ain</text:span><text:span text:style-name="T4">s </text:span><text:span text:style-name="T4">dia</text:span><text:span text:style-name="T4">gr</text:span><text:span text:style-name="T4">a</text:span><text:span text:style-name="T4">ms </text:span><text:span text:style-name="T4">rel</text:span><text:span text:style-name="T4">at</text:span><text:span text:style-name="T4">ed </text:span><text:span text:style-name="T4">to </text:span><text:span text:style-name="T4">my </text:span><text:span text:style-name="T4">ha</text:span><text:span text:style-name="T4">ndl</text:span><text:span text:style-name="T4">ing </text:span><text:span text:style-name="T4">of </text:span><text:span text:style-name="T4">Ev</text:span><text:span text:style-name="T4">en</text:span><text:span text:style-name="T4">ts </text:span><text:span text:style-name="T4">- </text:span><text:span text:style-name="T4">Ac</text:span><text:span text:style-name="T4">tio</text:span><text:span text:style-name="T4">ns</text:span></text:p>
            <text:p text:style-name="P1"><text:span text:style-name="T4">dri</text:span><text:span text:style-name="T4">ve</text:span><text:span text:style-name="T4">n </text:span><text:span text:style-name="T4">by </text:span><text:span text:style-name="T4">th</text:span><text:span text:style-name="T4">e </text:span><text:span text:style-name="T4">a</text:span><text:span text:style-name="T4">m</text:span><text:span text:style-name="T4">bie</text:span><text:span text:style-name="T4">nt </text:span><text:span text:style-name="T4">lig</text:span><text:span text:style-name="T4">ht </text:span><text:span text:style-name="T4">se</text:span><text:span text:style-name="T4">ns</text:span><text:span text:style-name="T4">or</text:span><text:span text:style-name="T4">s</text:span></text:p>
          </draw:text-box>
        </draw:frame>
        <draw:frame draw:style-name="gr5" draw:text-style-name="P6" draw:layer="layout" svg:width="18.07cm" svg:height="1.266cm" svg:x="1.087cm" svg:y="8.405cm">
          <draw:text-box>
            <text:p><text:span text:style-name="T4">Se</text:span><text:span text:style-name="T4">e </text:span><text:span text:style-name="T4">als</text:span><text:span text:style-name="T4">o: </text:span><text:span text:style-name="T5">/D</text:span><text:span text:style-name="T5">oc</text:span><text:span text:style-name="T5">u</text:span><text:span text:style-name="T5">m</text:span><text:span text:style-name="T5">en</text:span><text:span text:style-name="T5">tati</text:span><text:span text:style-name="T5">on</text:span><text:span text:style-name="T5">/d</text:span><text:span text:style-name="T5">oc</text:span><text:span text:style-name="T5">_A</text:span><text:span text:style-name="T5">m</text:span><text:span text:style-name="T5">bie</text:span><text:span text:style-name="T5">nt-</text:span><text:span text:style-name="T5">Lig</text:span><text:span text:style-name="T5">ht.</text:span><text:span text:style-name="T5">m</text:span><text:span text:style-name="T5">d</text:span><text:span text:style-name="T4">.</text:span></text:p>
          </draw:text-box>
        </draw:frame>
      </draw:page>
      <draw:page draw:name="page3" draw:style-name="dp1" draw:master-page-name="Default">
        <draw:frame draw:style-name="gr6" draw:text-style-name="P7" xml:id="id1" draw:id="id1" draw:layer="layout" svg:width="3.043cm" svg:height="1.776cm" svg:x="4.271cm" svg:y="4.911cm">
          <draw:text-box>
            <text:p text:style-name="P1"><text:span text:style-name="T6">Lig</text:span><text:span text:style-name="T6">ht </text:span><text:span text:style-name="T6">Set</text:span></text:p>
          </draw:text-box>
        </draw:frame>
        <draw:custom-shape draw:name="Start-End 14" draw:style-name="gr7" draw:text-style-name="P9" draw:layer="layout" svg:width="3.737cm" svg:height="0.561cm" svg:x="5.871cm" svg:y="8.328cm">
          <text:p text:style-name="P8"><text:span text:style-name="T7">LSet Stat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5" draw:style-name="gr8" draw:text-style-name="P9" draw:layer="layout" svg:width="3.737cm" svg:height="0.857cm" svg:x="5.871cm" svg:y="9.144cm">
          <text:p text:style-name="P8"><text:span text:style-name="T7">LSet Transition Tim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7" xml:id="id2" draw:id="id2" draw:layer="layout" svg:width="3.043cm" svg:height="1.776cm" svg:x="14.119cm" svg:y="4.911cm">
          <draw:text-box>
            <text:p text:style-name="P1"><text:span text:style-name="T6">Ambient Light Sensor</text:span></text:p>
          </draw:text-box>
        </draw:frame>
        <draw:custom-shape draw:name="Start-End 18" draw:style-name="gr9" draw:text-style-name="P9" draw:layer="layout" svg:width="3.737cm" svg:height="1.081cm" svg:x="5.871cm" svg:y="7.093cm">
          <text:p text:style-name="P8"><text:span text:style-name="T7">LSet Ambient Sensor Controll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layer="layout" svg:x1="7.314cm" svg:y1="5.799cm" svg:x2="14.119cm" svg:y2="5.799cm" draw:start-shape="id1" draw:start-glue-point="1" draw:end-shape="id2" draw:end-glue-point="3" svg:d="M7314 5799h6805" svg:viewBox="0 0 6806 1">
          <text:p>responds to</text:p>
        </draw:connector>
        <draw:frame draw:style-name="gr11" xml:id="id3" draw:id="id3" draw:layer="layout" svg:width="4.911cm" svg:height="1.312cm" svg:x="1.643cm" svg:y="3.144cm">
          <draw:text-box>
            <text:p>Each 'Light Set' is assigned a unique Label. All light/switch entities with that label assigned to them will be members of the Light Set.</text:p>
          </draw:text-box>
        </draw:frame>
        <draw:connector draw:style-name="gr12" draw:layer="layout" draw:type="curve" svg:x1="5.792cm" svg:y1="4.911cm" svg:x2="4.098cm" svg:y2="4.456cm" draw:start-shape="id1" draw:start-glue-point="0" draw:end-shape="id3" draw:end-glue-point="2" svg:d="M5792 4911c0-351-1694-124-1694-455" svg:viewBox="0 0 1695 456">
          <text:p/>
        </draw:connector>
        <draw:frame draw:style-name="gr13" draw:text-style-name="P10" draw:layer="layout" svg:width="10.594cm" svg:height="0.962cm" svg:x="1.271cm" svg:y="1.228cm">
          <draw:text-box>
            <text:p><text:span text:style-name="T1">Data View</text:span></text:p>
          </draw:text-box>
        </draw:frame>
        <draw:custom-shape draw:name="Start-End 9" draw:style-name="gr14" draw:text-style-name="P9" xml:id="id4" draw:id="id4" draw:layer="layout" svg:width="3.737cm" svg:height="0.577cm" svg:x="5.878cm" svg:y="10.25cm">
          <text:p text:style-name="P8"><text:span text:style-name="T7">Lset | Off Area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5" draw:text-style-name="P12" xml:id="id5" draw:id="id5" draw:layer="layout" svg:width="3.307cm" svg:height="1.909cm" svg:x="10.057cm" svg:y="10.107cm">
          <draw:text-box>
            <text:p text:style-name="P11"><text:span text:style-name="T8">A configuration helper for </text:span><text:span text:style-name="T8">each light-set that contains </text:span><text:span text:style-name="T8">the list of Areas to be turned </text:span><text:span text:style-name="T8">off upon events calling for </text:span><text:span text:style-name="T8">that light-set to be turned off</text:span></text:p>
          </draw:text-box>
          <draw:glue-point draw:id="4" svg:x="-4.974cm" svg:y="-3.399cm"/>
        </draw:frame>
        <draw:connector draw:style-name="gr16" draw:text-style-name="P13" draw:layer="layout" draw:type="curve" svg:x1="9.615cm" svg:y1="10.539cm" svg:x2="10.066cm" svg:y2="10.413cm" draw:start-shape="id4" draw:start-glue-point="7" draw:end-shape="id5" draw:end-glue-point="4" svg:d="M9615 10539c333 0 108-126 451-126" svg:viewBox="0 0 452 127">
          <text:p/>
        </draw:connector>
        <draw:custom-shape draw:name="Start-End 10" draw:style-name="gr17" draw:text-style-name="P9" xml:id="id6" draw:id="id6" draw:layer="layout" svg:width="3.947cm" svg:height="1.081cm" svg:x="12.766cm" svg:y="6.911cm">
          <text:p text:style-name="P8"><text:span text:style-name="T7">Ambient S# | Light Set Label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8" draw:text-style-name="P12" xml:id="id7" draw:id="id7" draw:layer="layout" svg:width="3.307cm" svg:height="1.591cm" svg:x="17.044cm" svg:y="7.027cm">
          <draw:text-box>
            <text:p text:style-name="P11"><text:span text:style-name="T8">A </text:span><text:span text:style-name="T8">con</text:span><text:span text:style-name="T8">figu</text:span><text:span text:style-name="T8">rati</text:span><text:span text:style-name="T8">on </text:span><text:span text:style-name="T8">hel</text:span><text:span text:style-name="T8">per </text:span><text:span text:style-name="T8">for </text:span><text:span text:style-name="T8">eac</text:span><text:span text:style-name="T8">h </text:span><text:span text:style-name="T8">sen</text:span><text:span text:style-name="T8">sor </text:span><text:span text:style-name="T8">that </text:span><text:span text:style-name="T8">con</text:span><text:span text:style-name="T8">tain</text:span><text:span text:style-name="T8">s </text:span><text:span text:style-name="T8">the </text:span><text:span text:style-name="T8">Lig</text:span><text:span text:style-name="T8">ht </text:span><text:span text:style-name="T8">Set </text:span><text:span text:style-name="T8">Lab</text:span><text:span text:style-name="T8">el </text:span><text:span text:style-name="T8">the </text:span><text:span text:style-name="T8">sen</text:span><text:span text:style-name="T8">sor </text:span><text:span text:style-name="T8">is </text:span><text:span text:style-name="T8">the </text:span><text:span text:style-name="T8">con</text:span><text:span text:style-name="T8">troll</text:span><text:span text:style-name="T8">er </text:span><text:span text:style-name="T8">for.</text:span></text:p>
          </draw:text-box>
          <draw:glue-point draw:id="4" svg:x="-4.974cm" svg:y="-3.399cm"/>
        </draw:frame>
        <draw:connector draw:style-name="gr16" draw:text-style-name="P13" draw:layer="layout" draw:type="curve" svg:x1="16.713cm" svg:y1="7.452cm" svg:x2="17.053cm" svg:y2="7.282cm" draw:start-shape="id6" draw:start-glue-point="7" draw:end-shape="id7" draw:end-glue-point="4" svg:d="M16713 7452c249 0 79-170 340-170" svg:viewBox="0 0 341 171">
          <text:p/>
        </draw:connector>
        <draw:frame draw:style-name="gr19" draw:text-style-name="P14" draw:layer="layout" svg:width="3.249cm" svg:height="0.421cm" svg:x="3.638cm" svg:y="6.179cm">
          <draw:text-box>
            <text:p><text:span text:style-name="T9">Key: Light-Set Label Text</text:span></text:p>
          </draw:text-box>
        </draw:frame>
        <draw:line draw:style-name="gr20" draw:text-style-name="P13" draw:layer="layout" svg:x1="6.104cm" svg:y1="7.201cm" svg:x2="9.45cm" svg:y2="8.089cm">
          <text:p/>
        </draw:line>
      </draw:page>
      <draw:page draw:name="page4" draw:style-name="dp1" draw:master-page-name="Default">
        <draw:frame draw:style-name="gr21" draw:text-style-name="P15" draw:layer="layout" svg:width="18.897cm" svg:height="2.301cm" svg:x="1.31cm" svg:y="2.426cm">
          <draw:text-box>
            <text:p><text:span text:style-name="T10">Context</text:span><text:span text:style-name="T11">:</text:span></text:p>
            <text:list text:style-name="L4">
              <text:list-item>
                <text:p>Each light sensor has a set of lights that are intended to be responsive to that sensor's ambient light changes.</text:p>
              </text:list-item>
              <text:list-item>
                <text:p>The set of such lights for a given light sensor is defined by applying the appropriate label to each light in the set.</text:p>
              </text:list-item>
              <text:list-item>
                <text:p>Each such light set then has a range of States it can be in. These states apply to the set collectively, not to one individual light in the set.</text:p>
              </text:list-item>
            </text:list>
          </draw:text-box>
        </draw:frame>
        <draw:frame draw:style-name="gr13" draw:text-style-name="P10" draw:layer="layout" svg:width="10.594cm" svg:height="0.962cm" svg:x="1.271cm" svg:y="1.228cm">
          <draw:text-box>
            <text:p><text:span text:style-name="T1">State Transitions - Light-Set State</text:span></text:p>
          </draw:text-box>
        </draw:frame>
        <draw:custom-shape draw:style-name="gr22" draw:text-style-name="P16" xml:id="id9" draw:id="id9" draw:layer="layout" svg:width="3.692cm" svg:height="1.534cm" svg:x="3.636cm" svg:y="5.521cm">
          <text:p text:style-name="P1">Deactiva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3" draw:id="id13" draw:layer="layout" svg:width="3.692cm" svg:height="1.534cm" svg:x="11.242cm" svg:y="8.537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5" draw:id="id15" draw:layer="layout" svg:width="3.692cm" svg:height="1.534cm" svg:x="16.459cm" svg:y="8.537cm">
          <text:p text:style-name="P1">Pending - 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1" draw:id="id11" draw:layer="layout" svg:width="3.692cm" svg:height="1.534cm" svg:x="6.697cm" svg:y="8.537cm">
          <text:p text:style-name="P1">In Process - 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9" draw:id="id19" draw:layer="layout" svg:width="3.692cm" svg:height="1.534cm" svg:x="2.002cm" svg:y="8.537cm">
          <draw:glue-point draw:id="12" svg:x="2.573cm" svg:y="4.335cm"/>
          <text:p text:style-name="P1">In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17" draw:id="id17" draw:layer="layout" svg:width="3.692cm" svg:height="1.534cm" svg:x="6.591cm" svg:y="12.133cm">
          <text:p text:style-name="P1">In Process - 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gray" draw:style-name="gr23" draw:text-style-name="P17" xml:id="id8" draw:id="id8" draw:layer="layout" svg:width="0.5cm" svg:height="0.5cm" svg:x="1.464cm" svg:y="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draw:type="curve" draw:line-skew="0.027cm" svg:x1="1.964cm" svg:y1="5.415cm" svg:x2="3.636cm" svg:y2="6.288cm" draw:start-shape="id8" draw:start-glue-point="10" draw:end-shape="id9" draw:end-glue-point="6" svg:d="M1964 5415c1282 0 447 873 1672 873" svg:viewBox="0 0 1673 874">
          <text:p><text:span text:style-name="T12">set manually</text:span></text:p>
        </draw:connector>
        <draw:frame draw:style-name="gr25" draw:text-style-name="P19" draw:layer="layout" svg:width="3.281cm" svg:height="0.637cm" svg:x="1.469cm" svg:y="10.224cm">
          <draw:text-box>
            <text:p text:style-name="P19">No automations in process or pending.</text:p>
          </draw:text-box>
        </draw:frame>
        <draw:frame draw:style-name="gr26" draw:text-style-name="P19" draw:layer="layout" svg:width="4.617cm" svg:height="1.273cm" svg:x="10.769cm" svg:y="10.224cm">
          <draw:text-box>
            <text:p text:style-name="P19">We turned the light set on due to low light conditions. But otherwise no automations in process or pending at this time.</text:p>
          </draw:text-box>
        </draw:frame>
        <draw:frame draw:style-name="gr27" draw:text-style-name="P19" draw:layer="layout" svg:width="3.456cm" svg:height="0.955cm" svg:x="7.469cm" svg:y="5.914cm">
          <draw:text-box>
            <text:p text:style-name="P19">Suspends Dim-Day automations for the current day only (reset at night)</text:p>
          </draw:text-box>
        </draw:frame>
        <draw:connector draw:style-name="gr28" draw:text-style-name="P13" draw:layer="layout" draw:type="curve" svg:x1="6.285cm" svg:y1="9.305cm" svg:x2="6.697cm" svg:y2="9.304cm" draw:start-shape="id10" draw:start-glue-point="10" draw:end-shape="id11" draw:end-glue-point="6" svg:d="M6285 9305c310 0 105-1 412-1" svg:viewBox="0 0 413 2">
          <text:p/>
        </draw:connector>
        <draw:connector draw:style-name="gr28" draw:text-style-name="P13" draw:layer="layout" draw:type="curve" svg:x1="10.835cm" svg:y1="9.305cm" svg:x2="11.242cm" svg:y2="9.304cm" draw:start-shape="id12" draw:start-glue-point="10" draw:end-shape="id13" draw:end-glue-point="6" svg:d="M10835 9305c306 0 103-1 407-1" svg:viewBox="0 0 408 2">
          <text:p/>
        </draw:connector>
        <draw:connector draw:style-name="gr28" draw:text-style-name="P13" draw:layer="layout" draw:type="curve" svg:x1="15.771cm" svg:y1="9.301cm" svg:x2="16.459cm" svg:y2="9.304cm" draw:start-shape="id14" draw:start-glue-point="10" draw:end-shape="id15" draw:end-glue-point="6" svg:d="M15771 9301c517 0 174 3 688 3" svg:viewBox="0 0 689 4">
          <text:p/>
        </draw:connector>
        <draw:connector draw:style-name="gr28" draw:text-style-name="P13" draw:layer="layout" draw:type="curve" svg:x1="12.279cm" svg:y1="12.912cm" svg:x2="10.283cm" svg:y2="12.9cm" draw:start-shape="id16" draw:start-glue-point="6" draw:end-shape="id17" draw:end-glue-point="10" svg:d="M12279 12912c-1495 0-498-12-1996-12" svg:viewBox="0 0 1997 13">
          <text:p/>
        </draw:connector>
        <draw:connector draw:style-name="gr28" draw:text-style-name="P13" draw:layer="layout" draw:type="curve" svg:x1="6.28cm" svg:y1="11.147cm" svg:x2="5.154cm" svg:y2="9.847cm" draw:start-shape="id18" draw:start-glue-point="6" draw:end-shape="id19" draw:end-glue-point="9" svg:d="M6280 11147c-751 0-1126-433-1126-1300" svg:viewBox="0 0 1127 1301">
          <text:p/>
        </draw:connector>
        <draw:frame draw:style-name="gr29" draw:text-style-name="P21" xml:id="id20" draw:id="id20" draw:layer="layout" svg:width="3.727cm" svg:height="0.471cm" svg:x="6.628cm" svg:y="10.448cm">
          <draw:text-box>
            <text:p text:style-name="P20"><text:span text:style-name="T9">sd </text:span><text:span text:style-name="T13">lightset Inactive to Idle</text:span></text:p>
          </draw:text-box>
        </draw:frame>
        <draw:connector draw:style-name="gr30" draw:layer="layout" draw:line-skew="0.378cm" svg:x1="6.179cm" svg:y1="9.411cm" svg:x2="8.491cm" svg:y2="10.448cm" draw:start-shape="id10" draw:start-glue-point="8" draw:end-shape="id20" draw:end-glue-point="0" svg:d="M6179 9411v906h2312v131" svg:viewBox="0 0 2313 1038">
          <text:p/>
        </draw:connector>
        <draw:frame draw:style-name="gr31" draw:text-style-name="P21" xml:id="id21" draw:id="id21" draw:layer="layout" svg:width="3.539cm" svg:height="0.789cm" svg:x="16.81cm" svg:y="11.47cm">
          <draw:text-box>
            <text:p text:style-name="P20"><text:span text:style-name="T9">s</text:span><text:span text:style-name="T9">d</text:span><text:span text:style-name="T9"> </text:span><text:span text:style-name="T13">l</text:span><text:span text:style-name="T13">i</text:span><text:span text:style-name="T13">g</text:span><text:span text:style-name="T13">h</text:span><text:span text:style-name="T13">t</text:span><text:span text:style-name="T13">s</text:span><text:span text:style-name="T13">e</text:span><text:span text:style-name="T13">t</text:span><text:span text:style-name="T13"> </text:span><text:span text:style-name="T13">I</text:span><text:span text:style-name="T13">d</text:span><text:span text:style-name="T13">l</text:span><text:span text:style-name="T13">e</text:span><text:span text:style-name="T13"> </text:span><text:span text:style-name="T13">t</text:span><text:span text:style-name="T13">o</text:span><text:span text:style-name="T13"> </text:span><text:span text:style-name="T13">P</text:span><text:span text:style-name="T13">e</text:span><text:span text:style-name="T13">n</text:span><text:span text:style-name="T13">d</text:span><text:span text:style-name="T13">i</text:span><text:span text:style-name="T13">n</text:span><text:span text:style-name="T13">g</text:span><text:span text:style-name="T13">-</text:span><text:span text:style-name="T13">O</text:span><text:span text:style-name="T13">f</text:span><text:span text:style-name="T13">f</text:span><text:span text:style-name="T9"> </text:span></text:p>
          </draw:text-box>
          <draw:glue-point draw:id="4" svg:x="-2.517cm" svg:y="-4.942cm"/>
          <draw:glue-point draw:id="5" svg:x="-1.031cm" svg:y="-4.942cm"/>
        </draw:frame>
        <draw:connector draw:style-name="gr30" draw:layer="layout" svg:x1="15.665cm" svg:y1="9.407cm" svg:x2="18.579cm" svg:y2="11.47cm" draw:start-shape="id14" draw:start-glue-point="8" draw:end-shape="id21" draw:end-glue-point="0" svg:d="M15665 9407v1041h2914v1022" svg:viewBox="0 0 2915 2064">
          <text:p/>
        </draw:connector>
        <draw:custom-shape draw:style-name="gr32" draw:text-style-name="P1" xml:id="id16" draw:id="id16" draw:layer="layout" svg:width="0.212cm" svg:height="0.212cm" svg:x="12.279cm" svg:y="12.8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3" draw:layer="layout" draw:type="curve" svg:x1="16.999cm" svg:y1="9.847cm" svg:x2="12.491cm" svg:y2="12.912cm" draw:start-shape="id15" draw:start-glue-point="7" draw:end-shape="id16" draw:end-glue-point="10" svg:d="M16999 9847c0 2044-1502 3065-4508 3065" svg:viewBox="0 0 4509 3066">
          <text:p/>
        </draw:connector>
        <draw:custom-shape draw:style-name="gr32" draw:text-style-name="P1" xml:id="id18" draw:id="id18" draw:layer="layout" svg:width="0.212cm" svg:height="0.212cm" svg:x="6.28cm" svg:y="11.0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3" draw:layer="layout" draw:type="curve" svg:x1="7.131cm" svg:y1="12.357cm" svg:x2="6.492cm" svg:y2="11.147cm" draw:start-shape="id17" draw:start-glue-point="5" draw:end-shape="id18" draw:end-glue-point="10" svg:d="M7131 12357c0-807-213-1210-639-1210" svg:viewBox="0 0 640 1211">
          <text:p/>
        </draw:connector>
        <draw:connector draw:style-name="gr30" draw:layer="layout" draw:line-skew="0.378cm" svg:x1="10.729cm" svg:y1="9.411cm" svg:x2="8.491cm" svg:y2="10.448cm" draw:start-shape="id12" draw:start-glue-point="8" draw:end-shape="id20" draw:end-glue-point="0" svg:d="M10729 9411v906h-2238v131" svg:viewBox="0 0 2239 1038">
          <text:p/>
        </draw:connector>
        <draw:custom-shape draw:name="colored-shapes-blue" draw:style-name="gr35" draw:text-style-name="P22" draw:layer="layout" svg:width="0.5cm" svg:height="0.5cm" svg:x="6.94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5" draw:layer="layout" svg:width="0.04cm" svg:height="1.187cm" svg:x="8.738cm" svg:y="7.865cm">
          <draw:text-box>
            <text:p/>
          </draw:text-box>
        </draw:frame>
        <draw:frame draw:style-name="gr37" draw:text-style-name="P23" draw:layer="layout" svg:width="0.976cm" svg:height="0.319cm" svg:x="7.572cm" svg:y="8.027cm">
          <draw:text-box>
            <text:p><text:span text:style-name="T14">flashing</text:span></text:p>
          </draw:text-box>
        </draw:frame>
        <draw:frame draw:style-name="gr36" draw:text-style-name="P15" draw:layer="layout" svg:width="0.04cm" svg:height="1.187cm" svg:x="14.034cm" svg:y="7.866cm">
          <draw:text-box>
            <text:p/>
          </draw:text-box>
        </draw:frame>
        <draw:g draw:style-name="gr38">
          <draw:custom-shape draw:name="colored-shapes-blue 1" draw:style-name="gr39" draw:text-style-name="P22" draw:layer="layout" svg:width="0.5cm" svg:height="0.5cm" svg:x="12.236cm" svg:y="7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23" draw:layer="layout" svg:width="0.836cm" svg:height="0.319cm" svg:x="12.876cm" svg:y="8.028cm">
            <draw:text-box>
              <text:p><text:span text:style-name="T14">steady</text:span></text:p>
            </draw:text-box>
          </draw:frame>
        </draw:g>
        <draw:frame draw:style-name="gr36" draw:text-style-name="P15" draw:layer="layout" svg:width="0.04cm" svg:height="1.187cm" svg:x="19.03cm" svg:y="7.867cm">
          <draw:text-box>
            <text:p/>
          </draw:text-box>
        </draw:frame>
        <draw:g draw:style-name="gr38">
          <draw:custom-shape draw:name="colored-shapes-blue 2" draw:style-name="gr41" draw:text-style-name="P22" draw:layer="layout" svg:width="0.5cm" svg:height="0.5cm" svg:x="17.232cm" svg:y="7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23" draw:layer="layout" svg:width="1.23cm" svg:height="0.319cm" svg:x="17.839cm" svg:y="8.041cm">
            <draw:text-box>
              <text:p><text:span text:style-name="T14">slow blink</text:span></text:p>
            </draw:text-box>
          </draw:frame>
        </draw:g>
        <draw:custom-shape draw:name="colored-shapes-blue 3" draw:style-name="gr43" draw:text-style-name="P22" draw:layer="layout" svg:width="0.5cm" svg:height="0.5cm" svg:x="7.528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5" draw:layer="layout" svg:width="0.04cm" svg:height="1.187cm" svg:x="9.326cm" svg:y="13.668cm">
          <draw:text-box>
            <text:p/>
          </draw:text-box>
        </draw:frame>
        <draw:frame draw:style-name="gr37" draw:text-style-name="P23" draw:layer="layout" svg:width="0.976cm" svg:height="0.319cm" svg:x="8.16cm" svg:y="13.83cm">
          <draw:text-box>
            <text:p><text:span text:style-name="T14">flashing</text:span></text:p>
          </draw:text-box>
        </draw:frame>
        <draw:frame draw:style-name="gr36" draw:text-style-name="P15" draw:layer="layout" svg:width="0.04cm" svg:height="1.187cm" svg:x="4.722cm" svg:y="7.869cm">
          <draw:text-box>
            <text:p/>
          </draw:text-box>
        </draw:frame>
        <draw:frame draw:style-name="gr44" draw:text-style-name="P23" draw:layer="layout" svg:width="0.315cm" svg:height="0.319cm" svg:x="3.586cm" svg:y="8.031cm">
          <draw:text-box>
            <text:p><text:span text:style-name="T14">off</text:span></text:p>
          </draw:text-box>
        </draw:frame>
        <draw:custom-shape draw:style-name="gr45" draw:text-style-name="P1" draw:layer="layout" svg:width="0.367cm" svg:height="0.367cm" svg:x="3.157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23" draw:id="id23" draw:layer="layout" svg:width="3.692cm" svg:height="1.534cm" svg:x="2.137cm" svg:y="14.322cm">
          <text:p text:style-name="P1">Cancel In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9" draw:layer="layout" svg:width="3.293cm" svg:height="1.082cm" svg:x="1.375cm" svg:y="16.031cm">
          <draw:text-box>
            <text:p text:style-name="P19">Safely move to Inactive. Leave whatever lights are on, on.</text:p>
          </draw:text-box>
        </draw:frame>
        <draw:frame draw:style-name="gr47" draw:text-style-name="P19" draw:layer="layout" svg:width="3.848cm" svg:height="1.591cm" svg:x="16.561cm" svg:y="12.393cm">
          <draw:text-box>
            <text:p text:style-name="P19">Bright happened, but we are waiting to see if it holds bright for awhile before actually turning the light set off.</text:p>
          </draw:text-box>
        </draw:frame>
        <draw:connector draw:style-name="gr28" draw:text-style-name="P13" draw:layer="layout" draw:type="curve" svg:x1="6.154cm" svg:y1="12.488cm" svg:x2="4.797cm" svg:y2="9.968cm" draw:start-shape="id22" draw:start-glue-point="4" draw:end-shape="id19" draw:end-glue-point="12" svg:d="M6154 12488c0-1812-1357-552-1357-2520" svg:viewBox="0 0 1358 2521">
          <text:p/>
        </draw:connector>
        <draw:custom-shape draw:style-name="gr48" draw:text-style-name="P1" xml:id="id22" draw:id="id22" draw:layer="layout" svg:width="0.212cm" svg:height="0.212cm" svg:x="6.048cm" svg:y="12.4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3" draw:layer="layout" draw:type="curve" svg:x1="5.289cm" svg:y1="14.546cm" svg:x2="6.154cm" svg:y2="12.7cm" draw:start-shape="id23" draw:start-glue-point="11" draw:end-shape="id22" draw:end-glue-point="8" svg:d="M5289 14546c0-1551 865-628 865-1846" svg:viewBox="0 0 866 1847">
          <text:p/>
        </draw:connector>
        <draw:custom-shape draw:name="colored-shapes-blue 4" draw:style-name="gr49" draw:text-style-name="P22" draw:layer="layout" svg:width="0.5cm" svg:height="0.5cm" svg:x="2.824cm" svg:y="13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3" draw:layer="layout" svg:width="0.976cm" svg:height="0.319cm" svg:x="3.456cm" svg:y="13.731cm">
          <draw:text-box>
            <text:p><text:span text:style-name="T14">flashing</text:span></text:p>
          </draw:text-box>
        </draw:frame>
        <draw:frame draw:style-name="gr50" draw:text-style-name="P21" xml:id="id25" draw:id="id25" draw:layer="layout" svg:width="3.539cm" svg:height="0.627cm" svg:x="6.947cm" svg:y="18.305cm">
          <draw:text-box>
            <text:p text:style-name="P20"><text:span text:style-name="T9">evening actions </text:span><text:span text:style-name="T9">initiated</text:span></text:p>
          </draw:text-box>
          <draw:glue-point draw:id="4" svg:x="-2.517cm" svg:y="-4.942cm"/>
          <draw:glue-point draw:id="5" svg:x="-1.031cm" svg:y="-4.942cm"/>
        </draw:frame>
        <draw:connector draw:style-name="gr30" draw:layer="layout" draw:line-skew="0cm 0.049cm" svg:x1="6.483cm" svg:y1="17.259cm" svg:x2="6.947cm" svg:y2="18.618cm" draw:start-shape="id24" draw:start-glue-point="2" draw:end-shape="id25" draw:end-glue-point="3" svg:d="M6483 17259v523h4v836h460" svg:viewBox="0 0 465 1360">
          <text:p/>
        </draw:connector>
        <draw:connector draw:style-name="gr28" draw:text-style-name="P18" draw:layer="layout" draw:type="curve" svg:x1="6.17cm" svg:y1="16.945cm" svg:x2="5.289cm" svg:y2="15.632cm" draw:start-shape="id24" draw:end-shape="id23" draw:end-glue-point="9" svg:d="M6170 16945c-588 0-881-437-881-1313" svg:viewBox="0 0 882 1314">
          <text:p/>
        </draw:connector>
        <draw:frame draw:style-name="gr50" draw:text-style-name="P21" xml:id="id26" draw:id="id26" draw:layer="layout" svg:width="3.539cm" svg:height="0.627cm" svg:x="6.948cm" svg:y="19.206cm">
          <draw:text-box>
            <text:p text:style-name="P20"><text:span text:style-name="T9">Human manually initiates</text:span></text:p>
          </draw:text-box>
          <draw:glue-point draw:id="4" svg:x="-2.517cm" svg:y="-4.942cm"/>
          <draw:glue-point draw:id="5" svg:x="-1.031cm" svg:y="-4.942cm"/>
        </draw:frame>
        <draw:connector draw:style-name="gr30" draw:layer="layout" draw:line-skew="0cm 0.038cm" svg:x1="6.483cm" svg:y1="17.259cm" svg:x2="6.948cm" svg:y2="19.519cm" draw:start-shape="id24" draw:start-glue-point="2" draw:end-shape="id26" draw:end-glue-point="3" svg:d="M6483 17259v974h-6v1286h471" svg:viewBox="0 0 472 2261">
          <text:p/>
        </draw:connector>
        <draw:custom-shape draw:style-name="gr22" draw:text-style-name="P16" xml:id="id28" draw:id="id28" draw:layer="layout" svg:width="3.692cm" svg:height="1.534cm" svg:x="13.132cm" svg:y="5.33cm">
          <text:p text:style-name="P1">Disab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gray 2" draw:style-name="gr51" draw:text-style-name="P17" xml:id="id27" draw:id="id27" draw:layer="layout" svg:width="0.5cm" svg:height="0.5cm" svg:x="10.96cm" svg:y="4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draw:type="curve" draw:line-skew="0.027cm" svg:x1="11.46cm" svg:y1="5.224cm" svg:x2="13.132cm" svg:y2="6.097cm" draw:start-shape="id27" draw:start-glue-point="10" draw:end-shape="id28" draw:end-glue-point="6" svg:d="M11460 5224c1282 0 447 873 1672 873" svg:viewBox="0 0 1673 874">
          <text:p><text:span text:style-name="T12">set </text:span><text:span text:style-name="T12">ma</text:span><text:span text:style-name="T12">nu</text:span><text:span text:style-name="T12">ally</text:span></text:p>
        </draw:connector>
        <draw:frame draw:style-name="gr26" draw:text-style-name="P19" draw:layer="layout" svg:width="3.456cm" svg:height="1.273cm" svg:x="16.865cm" svg:y="5.723cm">
          <draw:text-box>
            <text:p text:style-name="P19">Blocks any Dim-Day automations from running until human sets state manually back to 'Inactive'</text:p>
          </draw:text-box>
        </draw:frame>
        <draw:frame draw:style-name="gr52" xml:id="id29" draw:id="id29" draw:layer="layout" svg:width="3.468cm" svg:height="0.955cm" svg:x="10.717cm" svg:y="13.478cm">
          <draw:text-box>
            <text:p>after a delay time and no flips back to dim/dark during the delay</text:p>
          </draw:text-box>
        </draw:frame>
        <draw:connector draw:style-name="gr16" draw:text-style-name="P13" draw:layer="layout" draw:type="curve" svg:x1="12.385cm" svg:y1="13.018cm" svg:x2="12.451cm" svg:y2="13.478cm" draw:start-shape="id16" draw:start-glue-point="8" draw:end-shape="id29" draw:end-glue-point="0" svg:d="M12385 13018c0 366 66 136 66 460" svg:viewBox="0 0 67 461">
          <text:p/>
        </draw:connector>
        <draw:custom-shape draw:style-name="gr32" draw:text-style-name="P1" xml:id="id14" draw:id="id14" draw:layer="layout" svg:width="0.212cm" svg:height="0.212cm" svg:x="15.559cm" svg:y="9.1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3" draw:layer="layout" draw:type="curve" svg:x1="14.934cm" svg:y1="9.304cm" svg:x2="15.559cm" svg:y2="9.301cm" draw:start-shape="id13" draw:start-glue-point="10" draw:end-shape="id14" draw:end-glue-point="6" svg:d="M14934 9304c469 0 157-3 625-3" svg:viewBox="0 0 626 4">
          <text:p/>
        </draw:connector>
        <draw:custom-shape draw:style-name="gr32" draw:text-style-name="P1" xml:id="id12" draw:id="id12" draw:layer="layout" svg:width="0.212cm" svg:height="0.212cm" svg:x="10.623cm" svg:y="9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3" draw:layer="layout" draw:type="curve" svg:x1="10.389cm" svg:y1="9.304cm" svg:x2="10.623cm" svg:y2="9.305cm" draw:start-shape="id11" draw:start-glue-point="10" draw:end-shape="id12" draw:end-glue-point="6" svg:d="M10389 9304c177 0 60 1 234 1" svg:viewBox="0 0 235 2">
          <text:p/>
        </draw:connector>
        <draw:custom-shape draw:style-name="gr32" draw:text-style-name="P1" xml:id="id10" draw:id="id10" draw:layer="layout" svg:width="0.212cm" svg:height="0.212cm" svg:x="6.073cm" svg:y="9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3" draw:layer="layout" draw:type="curve" svg:x1="5.694cm" svg:y1="9.304cm" svg:x2="6.073cm" svg:y2="9.305cm" draw:start-shape="id19" draw:start-glue-point="10" draw:end-shape="id10" draw:end-glue-point="6" svg:d="M5694 9304c285 0 96 1 379 1" svg:viewBox="0 0 380 2">
          <text:p/>
        </draw:connector>
        <draw:connector draw:style-name="gr28" draw:text-style-name="P13" draw:layer="layout" draw:type="curve" svg:x1="5.479cm" svg:y1="7.779cm" svg:x2="5.154cm" svg:y2="8.761cm" draw:start-shape="id30" draw:start-glue-point="8" draw:end-shape="id19" draw:end-glue-point="11" svg:d="M5479 7779c0 570-325 79-325 982" svg:viewBox="0 0 326 983">
          <text:p/>
        </draw:connector>
        <draw:custom-shape draw:style-name="gr48" draw:text-style-name="P1" xml:id="id30" draw:id="id30" draw:layer="layout" svg:width="0.212cm" svg:height="0.212cm" svg:x="5.373cm" svg:y="7.5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3" draw:layer="layout" draw:type="curve" svg:x1="5.479cm" svg:y1="7.567cm" svg:x2="5.482cm" svg:y2="7.055cm" draw:start-shape="id30" draw:start-glue-point="4" draw:end-shape="id9" draw:end-glue-point="8" svg:d="M5479 7567c0-382 3-127 3-512" svg:viewBox="0 0 4 513">
          <text:p/>
        </draw:connector>
        <draw:frame draw:style-name="gr29" draw:text-style-name="P21" xml:id="id32" draw:id="id32" draw:layer="layout" svg:width="3.539cm" svg:height="0.471cm" svg:x="1.354cm" svg:y="7.13cm">
          <draw:text-box>
            <text:p text:style-name="P20"><text:span text:style-name="T9">nighttime actions initiated</text:span></text:p>
          </draw:text-box>
          <draw:glue-point draw:id="4" svg:x="-2.517cm" svg:y="-4.942cm"/>
          <draw:glue-point draw:id="5" svg:x="-1.031cm" svg:y="-4.942cm"/>
        </draw:frame>
        <draw:connector draw:style-name="gr30" draw:layer="layout" svg:x1="1.768cm" svg:y1="6.509cm" svg:x2="2.233cm" svg:y2="7.133cm" draw:start-shape="id31" draw:start-glue-point="1" draw:end-shape="id32" draw:end-glue-point="4" svg:d="M1768 6509h465v624" svg:viewBox="0 0 466 625">
          <text:p/>
        </draw:connector>
        <draw:connector draw:style-name="gr30" draw:layer="layout" svg:x1="4.893cm" svg:y1="7.365cm" svg:x2="5.373cm" svg:y2="7.673cm" draw:start-shape="id32" draw:start-glue-point="1" draw:end-shape="id30" draw:end-glue-point="6" svg:d="M4893 7365h232v308h248" svg:viewBox="0 0 481 309">
          <text:p/>
        </draw:connector>
        <draw:g draw:style-name="gr38" xml:id="id31" draw:id="id31">
          <draw:custom-shape draw:name="colored-shapes-gray 3" draw:style-name="gr53" draw:text-style-name="P17" draw:layer="layout" svg:width="0.627cm" svg:height="0.627cm" svg:x="1.141cm" svg:y="6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207cm" svg:y="6.385cm">
            <draw:text-box>
              <text:p>HA</text:p>
            </draw:text-box>
          </draw:frame>
        </draw:g>
        <draw:g draw:style-name="gr38" xml:id="id24" draw:id="id24">
          <draw:custom-shape draw:name="colored-shapes-gray 3" draw:style-name="gr55" draw:text-style-name="P17" draw:layer="layout" svg:width="0.627cm" svg:height="0.627cm" svg:x="6.17cm" svg:y="16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6.236cm" svg:y="16.821cm">
            <draw:text-box>
              <text:p>HA</text:p>
            </draw:text-box>
          </draw:frame>
        </draw:g>
      </draw:page>
      <draw:page draw:name="page5" draw:style-name="dp1" draw:master-page-name="Default">
        <draw:frame draw:style-name="gr21" draw:text-style-name="P15" draw:layer="layout" svg:width="18.897cm" svg:height="2.301cm" svg:x="1.31cm" svg:y="2.426cm">
          <draw:text-box>
            <text:p><text:span text:style-name="T10">Co</text:span><text:span text:style-name="T10">nte</text:span><text:span text:style-name="T10">xt</text:span><text:span text:style-name="T11">:</text:span></text:p>
            <text:list text:style-name="L4">
              <text:list-item>
                <text:p>Each light-set has an input_select helper that holds what I am calling the Operational State of the light-set, as shown below.</text:p>
              </text:list-item>
              <text:list-item>
                <text:p>A human interacts with the helper, setting it's value, to force a transition on the light-set.</text:p>
              </text:list-item>
            </text:list>
          </draw:text-box>
        </draw:frame>
        <draw:frame draw:style-name="gr56" draw:text-style-name="P10" draw:layer="layout" svg:width="13.892cm" svg:height="0.962cm" svg:x="1.271cm" svg:y="1.228cm">
          <draw:text-box>
            <text:p><text:span text:style-name="T1">St</text:span><text:span text:style-name="T1">at</text:span><text:span text:style-name="T1">e </text:span><text:span text:style-name="T1">Tr</text:span><text:span text:style-name="T1">an</text:span><text:span text:style-name="T1">siti</text:span><text:span text:style-name="T1">on</text:span><text:span text:style-name="T1">s - </text:span><text:span text:style-name="T1">Li</text:span><text:span text:style-name="T1">gh</text:span><text:span text:style-name="T1">t-</text:span><text:span text:style-name="T1">Se</text:span><text:span text:style-name="T1">t's </text:span><text:span text:style-name="T1">O</text:span><text:span text:style-name="T1">pe</text:span><text:span text:style-name="T1">rat</text:span><text:span text:style-name="T1">io</text:span><text:span text:style-name="T1">na</text:span><text:span text:style-name="T1">l </text:span><text:span text:style-name="T1">St</text:span><text:span text:style-name="T1">at</text:span><text:span text:style-name="T1">e</text:span></text:p>
          </draw:text-box>
        </draw:frame>
        <draw:custom-shape draw:style-name="gr22" draw:text-style-name="P16" xml:id="id34" draw:id="id34" draw:layer="layout" svg:width="3.692cm" svg:height="1.534cm" svg:x="7.398cm" svg:y="8.943cm">
          <text:p text:style-name="P1">Deactiv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xml:id="id35" draw:id="id35" draw:layer="layout" svg:width="3.692cm" svg:height="1.534cm" svg:x="2.195cm" svg:y="7.494cm">
          <draw:glue-point draw:id="12" svg:x="2.573cm" svg:y="4.335cm"/>
          <text:p text:style-name="P1">Canc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curve" svg:x1="8.36cm" svg:y1="6.096cm" svg:x2="7.938cm" svg:y2="9.167cm" draw:start-shape="id33" draw:start-glue-point="7" draw:end-shape="id34" draw:end-glue-point="5" svg:d="M8360 6096c0 2304-422 769-422 3071" svg:viewBox="0 0 423 3072">
          <text:p/>
        </draw:connector>
        <draw:connector draw:style-name="gr57" draw:text-style-name="P13" draw:layer="layout" draw:type="curve" svg:x1="5.887cm" svg:y1="8.261cm" svg:x2="7.881cm" svg:y2="5.741cm" draw:start-shape="id35" draw:start-glue-point="10" draw:end-shape="id33" draw:end-glue-point="12" svg:d="M5887 8261c1450 0 454-2520 1994-2520" svg:viewBox="0 0 1995 2521">
          <text:p/>
        </draw:connector>
        <draw:frame draw:style-name="gr36" draw:text-style-name="P15" draw:layer="layout" svg:width="0.04cm" svg:height="1.187cm" svg:x="8.755cm" svg:y="11.691cm">
          <draw:text-box>
            <text:p/>
          </draw:text-box>
        </draw:frame>
        <draw:frame draw:style-name="gr36" draw:text-style-name="P15" draw:layer="layout" svg:width="0.04cm" svg:height="1.187cm" svg:x="14.034cm" svg:y="11.666cm">
          <draw:text-box>
            <text:p/>
          </draw:text-box>
        </draw:frame>
        <draw:frame draw:style-name="gr36" draw:text-style-name="P15" draw:layer="layout" svg:width="0.04cm" svg:height="1.187cm" svg:x="19.03cm" svg:y="11.667cm">
          <draw:text-box>
            <text:p/>
          </draw:text-box>
        </draw:frame>
        <draw:frame draw:style-name="gr36" draw:text-style-name="P15" draw:layer="layout" svg:width="0.04cm" svg:height="1.187cm" svg:x="4.722cm" svg:y="11.669cm">
          <draw:text-box>
            <text:p/>
          </draw:text-box>
        </draw:frame>
        <draw:custom-shape draw:style-name="gr22" draw:text-style-name="P16" xml:id="id39" draw:id="id39" draw:layer="layout" svg:width="3.692cm" svg:height="1.534cm" svg:x="16.898cm" svg:y="10.298cm">
          <draw:glue-point draw:id="12" svg:x="1.728cm" svg:y="-4.706cm"/>
          <text:p text:style-name="P1">Activ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xml:id="id36" draw:id="id36" draw:layer="layout" svg:width="3.539cm" svg:height="0.627cm" svg:x="2.175cm" svg:y="9.617cm">
          <draw:text-box>
            <text:p text:style-name="P20"><text:span text:style-name="T9">See </text:span><text:span text:style-name="T15">sd </text:span><text:span text:style-name="T15">lights</text:span><text:span text:style-name="T15">et </text:span><text:span text:style-name="T15">Canc</text:span><text:span text:style-name="T15">el</text:span></text:p>
          </draw:text-box>
          <draw:glue-point draw:id="4" svg:x="-2.517cm" svg:y="-4.942cm"/>
          <draw:glue-point draw:id="5" svg:x="-1.031cm" svg:y="-4.942cm"/>
        </draw:frame>
        <draw:connector draw:style-name="gr30" draw:layer="layout" svg:x1="2.195cm" svg:y1="8.261cm" svg:x2="2.175cm" svg:y2="9.93cm" draw:start-shape="id35" draw:start-glue-point="6" draw:end-shape="id36" draw:end-glue-point="3" svg:d="M2195 8261h-529v1669h509" svg:viewBox="0 0 530 1670">
          <text:p/>
        </draw:connector>
        <draw:frame draw:style-name="gr31" draw:text-style-name="P24" xml:id="id37" draw:id="id37" draw:layer="layout" svg:width="4.856cm" svg:height="0.789cm" svg:x="9.729cm" svg:y="11.811cm">
          <draw:text-box>
            <text:p text:style-name="P20"><text:span text:style-name="T16">See </text:span><text:span text:style-name="T15">sd lightset Deactivate-Disable</text:span></text:p>
          </draw:text-box>
          <draw:glue-point draw:id="4" svg:x="-2.517cm" svg:y="-4.942cm"/>
          <draw:glue-point draw:id="5" svg:x="-1.031cm" svg:y="-4.942cm"/>
        </draw:frame>
        <draw:connector draw:style-name="gr30" draw:layer="layout" draw:line-skew="-0.071cm" svg:x1="9.244cm" svg:y1="10.477cm" svg:x2="11.657cm" svg:y2="11.816cm" draw:start-shape="id34" draw:start-glue-point="8" draw:end-shape="id37" draw:end-glue-point="5" svg:d="M9244 10477v605h2413v734" svg:viewBox="0 0 2414 1340">
          <text:p/>
        </draw:connector>
        <draw:custom-shape draw:style-name="gr22" draw:text-style-name="P16" xml:id="id38" draw:id="id38" draw:layer="layout" svg:width="3.692cm" svg:height="1.534cm" svg:x="12.294cm" svg:y="8.784cm">
          <text:p text:style-name="P1">Dis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8" draw:layer="layout" draw:type="curve" svg:x1="10.972cm" svg:y1="6.096cm" svg:x2="12.294cm" svg:y2="9.551cm" draw:start-shape="id33" draw:start-glue-point="9" draw:end-shape="id38" draw:end-glue-point="6" svg:d="M10972 6096c0 2304 440 3455 1322 3455" svg:viewBox="0 0 1323 3456">
          <text:p/>
        </draw:connector>
        <draw:connector draw:style-name="gr28" draw:text-style-name="P13" draw:layer="layout" draw:type="curve" svg:x1="7.82cm" svg:y1="5.553cm" svg:x2="5.347cm" svg:y2="7.718cm" draw:start-shape="id33" draw:start-glue-point="6" draw:end-shape="id35" draw:end-glue-point="11" svg:d="M7820 5553c-1649 0-2473 721-2473 2165" svg:viewBox="0 0 2474 2166">
          <text:p/>
        </draw:connector>
        <draw:custom-shape draw:style-name="gr22" draw:text-style-name="P16" xml:id="id33" draw:id="id33" draw:layer="layout" svg:width="3.692cm" svg:height="1.534cm" svg:x="7.82cm" svg:y="4.786cm">
          <draw:glue-point draw:id="12" svg:x="-4.837cm" svg:y="1.232cm"/>
          <draw:glue-point draw:id="13" svg:x="-2.998cm" svg:y="4.009cm"/>
          <draw:glue-point draw:id="14" svg:x="3.989cm" svg:y="3.161cm"/>
          <draw:glue-point draw:id="15" svg:x="4.951cm" svg:y="0.925cm"/>
          <draw:glue-point draw:id="16" svg:x="3.063cm" svg:y="4.028cm"/>
          <draw:glue-point draw:id="17" svg:x="-3.851cm" svg:y="3.181cm"/>
          <draw:glue-point draw:id="18" svg:x="-4.937cm" svg:y="-0.919cm"/>
          <draw:glue-point draw:id="19" svg:x="4.88cm" svg:y="-1.297cm"/>
          <text:p text:style-name="P1">No Ch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8" draw:layer="layout" draw:type="curve" svg:x1="11.512cm" svg:y1="5.553cm" svg:x2="17.438cm" svg:y2="10.522cm" draw:start-shape="id33" draw:start-glue-point="10" draw:end-shape="id39" draw:end-glue-point="5" svg:d="M11512 5553c3951 0 5926 1656 5926 4969" svg:viewBox="0 0 5927 4970">
          <text:p/>
        </draw:connector>
        <draw:connector draw:style-name="gr57" draw:text-style-name="P13" draw:layer="layout" draw:type="curve" svg:x1="9.244cm" svg:y1="8.943cm" svg:x2="8.56cm" svg:y2="6.167cm" draw:start-shape="id34" draw:start-glue-point="4" draw:end-shape="id33" draw:end-glue-point="13" svg:d="M9244 8943c0-1966-684-579-684-2776" svg:viewBox="0 0 685 2777">
          <text:p/>
        </draw:connector>
        <draw:connector draw:style-name="gr57" draw:text-style-name="P13" draw:layer="layout" draw:type="curve" svg:x1="12.834cm" svg:y1="9.008cm" svg:x2="11.138cm" svg:y2="6.037cm" draw:start-shape="id38" draw:start-glue-point="5" draw:end-shape="id33" draw:end-glue-point="14" svg:d="M12834 9008c0-2182-1696-697-1696-2971" svg:viewBox="0 0 1697 2972">
          <text:p/>
        </draw:connector>
        <draw:connector draw:style-name="gr57" draw:text-style-name="P13" draw:layer="layout" draw:type="curve" svg:x1="18.744cm" svg:y1="10.298cm" svg:x2="11.467cm" svg:y2="5.355cm" draw:start-shape="id39" draw:start-glue-point="4" draw:end-shape="id33" draw:end-glue-point="19" svg:d="M18744 10298c0-3296-2425-4943-7277-4943" svg:viewBox="0 0 7278 4944">
          <text:p/>
        </draw:connector>
        <draw:connector draw:style-name="gr30" draw:layer="layout" svg:x1="14.14cm" svg:y1="10.318cm" svg:x2="11.657cm" svg:y2="11.816cm" draw:start-shape="id38" draw:start-glue-point="8" draw:end-shape="id37" draw:end-glue-point="5" svg:d="M14140 10318v756h-2483v742" svg:viewBox="0 0 2484 1499">
          <text:p/>
        </draw:connector>
      </draw:page>
      <draw:page draw:name="page6" draw:style-name="dp1" draw:master-page-name="Default">
        <draw:frame draw:style-name="gr58" draw:text-style-name="P26" draw:layer="layout" svg:width="19.523cm" svg:height="1.195cm" svg:x="1.044cm" svg:y="1.203cm">
          <draw:text-box>
            <text:p text:style-name="P25"><text:span text:style-name="T17">Light-Set </text:span><text:span text:style-name="T17">Context </text:span><text:span text:style-name="T17">Diagram</text:span></text:p>
          </draw:text-box>
        </draw:frame>
        <draw:frame draw:style-name="gr59" draw:text-style-name="P15" xml:id="id41" draw:id="id41" draw:layer="layout" svg:width="6.958cm" svg:height="2.837cm" svg:x="3.248cm" svg:y="14.362cm">
          <draw:text-box>
            <text:p><text:span text:style-name="T18">s</text:span><text:span text:style-name="T18">c</text:span><text:span text:style-name="T18">r</text:span><text:span text:style-name="T18">i</text:span><text:span text:style-name="T18">p</text:span><text:span text:style-name="T18">t</text:span></text:p>
            <text:p><text:span text:style-name="T19">l</text:span><text:span text:style-name="T19">i</text:span><text:span text:style-name="T19">g</text:span><text:span text:style-name="T19">h</text:span><text:span text:style-name="T19">t</text:span><text:span text:style-name="T19">s</text:span><text:span text:style-name="T19">e</text:span><text:span text:style-name="T19">t</text:span><text:span text:style-name="T19">_</text:span><text:span text:style-name="T19">S</text:span><text:span text:style-name="T19">e</text:span><text:span text:style-name="T19">t</text:span><text:span text:style-name="T19">-</text:span><text:span text:style-name="T19">S</text:span><text:span text:style-name="T19">t</text:span><text:span text:style-name="T19">a</text:span><text:span text:style-name="T19">t</text:span><text:span text:style-name="T19">e</text:span><text:span text:style-name="T19">-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o</text:span><text:span text:style-name="T19">r</text:span></text:p>
            <text:p><text:span text:style-name="T20">P</text:span><text:span text:style-name="T20">u</text:span><text:span text:style-name="T20">r</text:span><text:span text:style-name="T20">p</text:span><text:span text:style-name="T20">o</text:span><text:span text:style-name="T20">s</text:span><text:span text:style-name="T20">e</text:span><text:span text:style-name="T21">:</text:span><text:span text:style-name="T21"> </text:span><text:span text:style-name="T21">P</text:span><text:span text:style-name="T21">r</text:span><text:span text:style-name="T21">o</text:span><text:span text:style-name="T21">v</text:span><text:span text:style-name="T21">i</text:span><text:span text:style-name="T21">d</text:span><text:span text:style-name="T21">e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p</text:span><text:span text:style-name="T21">l</text:span><text:span text:style-name="T21">a</text:span><text:span text:style-name="T21">c</text:span><text:span text:style-name="T21">e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d</text:span><text:span text:style-name="T21">e</text:span><text:span text:style-name="T21"> </text:span><text:span text:style-name="T21">w</text:span><text:span text:style-name="T21">h</text:span><text:span text:style-name="T21">e</text:span><text:span text:style-name="T21">r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L</text:span><text:span text:style-name="T21">E</text:span><text:span text:style-name="T21">D</text:span><text:span text:style-name="T21"> </text:span><text:span text:style-name="T21">i</text:span><text:span text:style-name="T21">n</text:span><text:span text:style-name="T21">d</text:span><text:span text:style-name="T21">i</text:span><text:span text:style-name="T21">c</text:span><text:span text:style-name="T21">a</text:span><text:span text:style-name="T21">t</text:span><text:span text:style-name="T21">o</text:span><text:span text:style-name="T21">r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s</text:span><text:span text:style-name="T21">e</text:span><text:span text:style-name="T21">t</text:span><text:span text:style-name="T21"> </text:span><text:span text:style-name="T21">t</text:span><text:span text:style-name="T21">o</text:span><text:span text:style-name="T21"> </text:span><text:span text:style-name="T21">h</text:span><text:span text:style-name="T21">e</text:span><text:span text:style-name="T21">l</text:span><text:span text:style-name="T21">p</text:span><text:span text:style-name="T21"> </text:span><text:span text:style-name="T21">i</text:span><text:span text:style-name="T21">n</text:span><text:span text:style-name="T21">s</text:span><text:span text:style-name="T21">u</text:span><text:span text:style-name="T21">r</text:span><text:span text:style-name="T21">e</text:span><text:span text:style-name="T21"> </text:span><text:span text:style-name="T21">t</text:span><text:span text:style-name="T21">h</text:span><text:span text:style-name="T21">e</text:span><text:span text:style-name="T21">y</text:span><text:span text:style-name="T21"> </text:span><text:span text:style-name="T21">s</text:span><text:span text:style-name="T21">t</text:span><text:span text:style-name="T21">a</text:span><text:span text:style-name="T21">y</text:span><text:span text:style-name="T21"> </text:span><text:span text:style-name="T21">i</text:span><text:span text:style-name="T21">n</text:span><text:span text:style-name="T21"> </text:span><text:span text:style-name="T21">s</text:span><text:span text:style-name="T21">y</text:span><text:span text:style-name="T21">n</text:span><text:span text:style-name="T21">c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t</text:span><text:span text:style-name="T21">a</text:span><text:span text:style-name="T21">t</text:span><text:span text:style-name="T21">e</text:span><text:span text:style-name="T21"> </text:span><text:span text:style-name="T21">o</text:span><text:span text:style-name="T21">f</text:span><text:span text:style-name="T21"> </text:span><text:span text:style-name="T21">e</text:span><text:span text:style-name="T21">a</text:span><text:span text:style-name="T21">c</text:span><text:span text:style-name="T21">h</text:span><text:span text:style-name="T21"> </text:span><text:span text:style-name="T21">L</text:span><text:span text:style-name="T21">i</text:span><text:span text:style-name="T21">g</text:span><text:span text:style-name="T21">h</text:span><text:span text:style-name="T21">t</text:span><text:span text:style-name="T21"> </text:span><text:span text:style-name="T21">S</text:span><text:span text:style-name="T21">e</text:span><text:span text:style-name="T21">t</text:span><text:span text:style-name="T21">.</text:span></text:p>
            <text:p><text:span text:style-name="T20">D</text:span><text:span text:style-name="T20">e</text:span><text:span text:style-name="T20">p</text:span><text:span text:style-name="T20">e</text:span><text:span text:style-name="T20">n</text:span><text:span text:style-name="T20">d</text:span><text:span text:style-name="T20">e</text:span><text:span text:style-name="T20">n</text:span><text:span text:style-name="T20">c</text:span><text:span text:style-name="T20">i</text:span><text:span text:style-name="T20">e</text:span><text:span text:style-name="T20">s</text:span><text:span text:style-name="T21">:</text:span></text:p>
            <text:p text:style-name="P27"><text:span text:style-name="T21">R</text:span><text:span text:style-name="T21">e</text:span><text:span text:style-name="T21">q</text:span><text:span text:style-name="T21">u</text:span><text:span text:style-name="T21">i</text:span><text:span text:style-name="T21">r</text:span><text:span text:style-name="T21">e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u</text:span><text:span text:style-name="T21">t</text:span><text:span text:style-name="T21">o</text:span><text:span text:style-name="T21">m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t</text:span><text:span text:style-name="T21">o</text:span><text:span text:style-name="T21"> </text:span><text:span text:style-name="T21">t</text:span><text:span text:style-name="T21">r</text:span><text:span text:style-name="T21">i</text:span><text:span text:style-name="T21">g</text:span><text:span text:style-name="T21">g</text:span><text:span text:style-name="T21">e</text:span><text:span text:style-name="T21">r</text:span><text:span text:style-name="T21"> </text:span><text:span text:style-name="T21">o</text:span><text:span text:style-name="T21">n</text:span><text:span text:style-name="T21"> </text:span><text:span text:style-name="T21">L</text:span><text:span text:style-name="T21">i</text:span><text:span text:style-name="T21">g</text:span><text:span text:style-name="T21">h</text:span><text:span text:style-name="T21">t</text:span><text:span text:style-name="T21"> </text:span><text:span text:style-name="T21">S</text:span><text:span text:style-name="T21">e</text:span><text:span text:style-name="T21">t</text:span><text:span text:style-name="T21"> </text:span><text:span text:style-name="T21">s</text:span><text:span text:style-name="T21">t</text:span><text:span text:style-name="T21">a</text:span><text:span text:style-name="T21">t</text:span><text:span text:style-name="T21">e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t</text:span><text:span text:style-name="T21">h</text:span><text:span text:style-name="T21">e</text:span><text:span text:style-name="T21">n</text:span><text:span text:style-name="T21"> </text:span><text:span text:style-name="T21">c</text:span><text:span text:style-name="T21">a</text:span><text:span text:style-name="T21">l</text:span><text:span text:style-name="T21">l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/text:p>
          </draw:text-box>
          <draw:glue-point draw:id="4" svg:x="-5.004cm" svg:y="-3.197cm"/>
        </draw:frame>
        <draw:frame draw:style-name="gr59" draw:text-style-name="P15" xml:id="id40" draw:id="id40" draw:layer="layout" svg:width="6.958cm" svg:height="2.837cm" svg:x="2.346cm" svg:y="6.21cm">
          <draw:text-box>
            <text:p><text:span text:style-name="T18">automation</text:span></text:p>
            <text:p><text:span text:style-name="T19">lightset_State-Changed</text:span></text:p>
            <text:p><text:span text:style-name="T20">Purpose</text:span><text:span text:style-name="T21">: Orchestrate actions appropriate to new state of the Light </text:span><text:span text:style-name="T21">Set</text:span></text:p>
            <text:p text:style-name="P28"><text:span text:style-name="T20">Category</text:span><text:span text:style-name="T22">:</text:span></text:p>
            <text:p text:style-name="P29"><text:span text:style-name="T22">Event</text:span></text:p>
            <text:p><text:span text:style-name="T20">Triggers</text:span><text:span text:style-name="T21">:</text:span></text:p>
            <text:p text:style-name="P27"><text:span text:style-name="T21">state change on any of the light set state helpers</text:span></text:p>
          </draw:text-box>
          <draw:glue-point draw:id="4" svg:x="-4.979cm" svg:y="3.845cm"/>
          <draw:glue-point draw:id="5" svg:x="-4.988cm" svg:y="2.171cm"/>
          <draw:glue-point draw:id="6" svg:x="-4.995cm" svg:y="-1.35cm"/>
          <draw:glue-point draw:id="7" svg:x="-4.988cm" svg:y="-3.101cm"/>
        </draw:frame>
        <draw:connector draw:style-name="gr28" draw:text-style-name="P13" draw:layer="layout" svg:x1="2.346cm" svg:y1="7.628cm" svg:x2="3.248cm" svg:y2="15.78cm" draw:start-shape="id40" draw:start-glue-point="3" draw:end-shape="id41" draw:end-glue-point="3" svg:d="M2346 7628h-514v8152h1416" svg:viewBox="0 0 1417 8153">
          <text:p/>
        </draw:connector>
        <draw:frame draw:style-name="gr60" draw:text-style-name="P15" xml:id="id43" draw:id="id43" draw:layer="layout" svg:width="6.958cm" svg:height="2.343cm" svg:x="3.248cm" svg:y="17.341cm">
          <draw:text-box>
            <text:p><text:span text:style-name="T18">scri</text:span><text:span text:style-name="T18">pt</text:span></text:p>
            <text:p><text:span text:style-name="T19">lig</text:span><text:span text:style-name="T19">ht</text:span><text:span text:style-name="T19">se</text:span><text:span text:style-name="T19">t_</text:span><text:span text:style-name="T19">By</text:span><text:span text:style-name="T19">-</text:span><text:span text:style-name="T19">La</text:span><text:span text:style-name="T19">be</text:span><text:span text:style-name="T19">l_</text:span><text:span text:style-name="T19">O</text:span><text:span text:style-name="T19">N</text:span></text:p>
            <text:p><text:span text:style-name="T20">Pur</text:span><text:span text:style-name="T20">pos</text:span><text:span text:style-name="T20">e</text:span><text:span text:style-name="T21">: </text:span><text:span text:style-name="T21">Tur</text:span><text:span text:style-name="T21">n </text:span><text:span text:style-name="T21">on </text:span><text:span text:style-name="T21">the </text:span><text:span text:style-name="T21">set </text:span><text:span text:style-name="T21">of </text:span><text:span text:style-name="T21">ligh</text:span><text:span text:style-name="T21">ts </text:span><text:span text:style-name="T21">whi</text:span><text:span text:style-name="T21">ch </text:span><text:span text:style-name="T21">hav</text:span><text:span text:style-name="T21">e </text:span><text:span text:style-name="T21">had </text:span><text:span text:style-name="T21">a </text:span><text:span text:style-name="T21">spe</text:span><text:span text:style-name="T21">cific </text:span><text:span text:style-name="T21">lab</text:span><text:span text:style-name="T21">el </text:span><text:span text:style-name="T21">app</text:span><text:span text:style-name="T21">lied </text:span><text:span text:style-name="T21">to </text:span><text:span text:style-name="T21">the</text:span><text:span text:style-name="T21">m.l.</text:span></text:p>
            <text:p><text:span text:style-name="T20">De</text:span><text:span text:style-name="T20">pen</text:span><text:span text:style-name="T20">den</text:span><text:span text:style-name="T20">cies</text:span><text:span text:style-name="T21">:</text:span></text:p>
            <text:p text:style-name="P27"><text:span text:style-name="T21">M</text:span><text:span text:style-name="T21">u</text:span><text:span text:style-name="T21">s</text:span><text:span text:style-name="T21">t </text:span><text:span text:style-name="T21">p</text:span><text:span text:style-name="T21">a</text:span><text:span text:style-name="T21">s</text:span><text:span text:style-name="T21">s </text:span><text:span text:style-name="T21">L</text:span><text:span text:style-name="T21">i</text:span><text:span text:style-name="T21">g</text:span><text:span text:style-name="T21">h</text:span><text:span text:style-name="T21">t </text:span><text:span text:style-name="T21">S</text:span><text:span text:style-name="T21">e</text:span><text:span text:style-name="T21">t </text:span><text:span text:style-name="T21">L</text:span><text:span text:style-name="T21">a</text:span><text:span text:style-name="T21">b</text:span><text:span text:style-name="T21">e</text:span><text:span text:style-name="T21">l </text:span><text:span text:style-name="T21">i</text:span><text:span text:style-name="T21">n</text:span><text:span text:style-name="T21">t</text:span><text:span text:style-name="T21">o </text:span><text:span text:style-name="T21">t</text:span><text:span text:style-name="T21">h</text:span><text:span text:style-name="T21">e </text:span><text:span text:style-name="T21">s</text:span><text:span text:style-name="T21">c</text:span><text:span text:style-name="T21">ri</text:span><text:span text:style-name="T21">p</text:span><text:span text:style-name="T21">t</text:span></text:p>
          </draw:text-box>
          <draw:glue-point draw:id="4" svg:x="-4.994cm" svg:y="-3.132cm"/>
          <draw:glue-point draw:id="5" svg:x="5.01cm" svg:y="2.804cm"/>
        </draw:frame>
        <draw:connector draw:style-name="gr61" draw:text-style-name="P30" draw:layer="layout" draw:type="curve" draw:line-skew="0.222cm" svg:x1="3.248cm" svg:y1="12.469cm" svg:x2="2.355cm" svg:y2="8.243cm" draw:start-shape="id42" draw:start-glue-point="3" draw:end-shape="id40" draw:end-glue-point="5" svg:d="M3248 12469c-1791 0-1344-4226-893-4226" svg:viewBox="0 0 1297 4227">
          <text:p><text:span text:style-name="T23">t</text:span><text:span text:style-name="T23">r</text:span><text:span text:style-name="T23">i</text:span><text:span text:style-name="T23">g</text:span><text:span text:style-name="T23">g</text:span><text:span text:style-name="T23">e</text:span><text:span text:style-name="T23">r</text:span><text:span text:style-name="T23">s</text:span></text:p>
        </draw:connector>
        <draw:connector draw:style-name="gr28" draw:text-style-name="P13" draw:layer="layout" svg:x1="2.346cm" svg:y1="7.628cm" svg:x2="3.248cm" svg:y2="18.512cm" draw:start-shape="id40" draw:start-glue-point="3" draw:end-shape="id43" svg:d="M2346 7628h-514v10884h1416" svg:viewBox="0 0 1417 10885">
          <text:p/>
        </draw:connector>
        <draw:frame draw:style-name="gr60" draw:text-style-name="P15" xml:id="id44" draw:id="id44" draw:layer="layout" svg:width="6.958cm" svg:height="2.343cm" svg:x="3.248cm" svg:y="19.867cm">
          <draw:text-box>
            <text:p><text:span text:style-name="T18">script</text:span></text:p>
            <text:p><text:span text:style-name="T19">lightset_Off_By-Areas</text:span></text:p>
            <text:p><text:span text:style-name="T20">Purpose</text:span><text:span text:style-name="T21">: Turn off all lights which </text:span><text:span text:style-name="T21">have been assigned to a given </text:span><text:span text:style-name="T21">Area.</text:span></text:p>
            <text:p><text:span text:style-name="T20">Dependencies</text:span><text:span text:style-name="T21">:</text:span></text:p>
            <text:p text:style-name="P27"><text:span text:style-name="T21">Must pass Light Set Label into </text:span><text:span text:style-name="T21">the script</text:span></text:p>
          </draw:text-box>
          <draw:glue-point draw:id="4" svg:x="5.008cm" svg:y="-2.833cm"/>
          <draw:glue-point draw:id="5" svg:x="5.008cm" svg:y="2.851cm"/>
          <draw:glue-point draw:id="6" svg:x="-4.998cm" svg:y="-2.654cm"/>
        </draw:frame>
        <draw:frame draw:style-name="gr62" xml:id="id45" draw:id="id45" draw:layer="layout" svg:width="7.316cm" svg:height="1.909cm" svg:x="11.29cm" svg:y="20.36cm">
          <draw:text-box>
            <text:p>For Day-Dim: Note that while I turn on a limited set of lights upon dim conditions, when it returns to Bright I need to turn off a wider set of lights because a human may have 'manually' turned on/off any other lights. So I need to map Areas to light sensors and turn the whole Area off upon Brightness.</text:p>
          </draw:text-box>
        </draw:frame>
        <draw:connector draw:style-name="gr16" draw:text-style-name="P13" draw:layer="layout" draw:type="curve" svg:x1="10.206cm" svg:y1="21.038cm" svg:x2="11.29cm" svg:y2="21.314cm" draw:start-shape="id44" draw:end-shape="id45" draw:end-glue-point="3" svg:d="M10206 21038c823 0 282 276 1084 276" svg:viewBox="0 0 1085 277">
          <text:p/>
        </draw:connector>
        <draw:frame draw:style-name="gr63" draw:text-style-name="P15" xml:id="id46" draw:id="id46" draw:layer="layout" svg:width="6.958cm" svg:height="3.473cm" svg:x="11.93cm" svg:y="6.367cm">
          <draw:text-box>
            <text:p><text:span text:style-name="T18">auto</text:span><text:span text:style-name="T18">mati</text:span><text:span text:style-name="T18">on</text:span></text:p>
            <text:p><text:span text:style-name="T19">am</text:span><text:span text:style-name="T19">bie</text:span><text:span text:style-name="T19">nt_</text:span><text:span text:style-name="T19">Sen</text:span><text:span text:style-name="T19">sor</text:span><text:span text:style-name="T19">-</text:span><text:span text:style-name="T19">Sta</text:span><text:span text:style-name="T19">te-</text:span><text:span text:style-name="T19">Ch</text:span><text:span text:style-name="T19">ang</text:span><text:span text:style-name="T19">ed</text:span></text:p>
            <text:p><text:span text:style-name="T20">Purp</text:span><text:span text:style-name="T20">ose</text:span><text:span text:style-name="T21">: </text:span><text:span text:style-name="T21">Initiat</text:span><text:span text:style-name="T21">e </text:span><text:span text:style-name="T21">actio</text:span><text:span text:style-name="T21">ns </text:span><text:span text:style-name="T21">appr</text:span><text:span text:style-name="T21">opria</text:span><text:span text:style-name="T21">te to </text:span><text:span text:style-name="T21">a </text:span><text:span text:style-name="T21">quan</text:span><text:span text:style-name="T21">tized </text:span><text:span text:style-name="T21">ambi</text:span><text:span text:style-name="T21">ent </text:span><text:span text:style-name="T21">light </text:span><text:span text:style-name="T21">sens</text:span><text:span text:style-name="T21">or </text:span><text:span text:style-name="T21">havin</text:span><text:span text:style-name="T21">g </text:span><text:span text:style-name="T21">chan</text:span><text:span text:style-name="T21">ged </text:span><text:span text:style-name="T21">state</text:span><text:span text:style-name="T21">.</text:span></text:p>
            <text:p text:style-name="P28"><text:span text:style-name="T20">Cate</text:span><text:span text:style-name="T20">gory</text:span><text:span text:style-name="T22">:</text:span></text:p>
            <text:p text:style-name="P29"><text:span text:style-name="T22">Ev</text:span><text:span text:style-name="T22">en</text:span><text:span text:style-name="T22">t</text:span></text:p>
            <text:p><text:span text:style-name="T20">Trigg</text:span><text:span text:style-name="T20">ers</text:span><text:span text:style-name="T21">:</text:span></text:p>
            <text:p text:style-name="P27"><text:span text:style-name="T21">st</text:span><text:span text:style-name="T21">at</text:span><text:span text:style-name="T21">e </text:span><text:span text:style-name="T21">ch</text:span><text:span text:style-name="T21">an</text:span><text:span text:style-name="T21">ge </text:span><text:span text:style-name="T21">fro</text:span><text:span text:style-name="T21">m </text:span><text:span text:style-name="T21">an</text:span><text:span text:style-name="T21">y </text:span><text:span text:style-name="T21">st</text:span><text:span text:style-name="T21">at</text:span><text:span text:style-name="T21">e </text:span><text:span text:style-name="T21">to </text:span><text:span text:style-name="T21">an</text:span><text:span text:style-name="T21">y </text:span><text:span text:style-name="T21">st</text:span><text:span text:style-name="T21">at</text:span><text:span text:style-name="T21">e </text:span><text:span text:style-name="T21">on </text:span><text:span text:style-name="T21">an</text:span><text:span text:style-name="T21">y </text:span><text:span text:style-name="T21">of </text:span><text:span text:style-name="T21">th</text:span><text:span text:style-name="T21">e </text:span><text:span text:style-name="T21">qu</text:span><text:span text:style-name="T21">an</text:span><text:span text:style-name="T21">tiz</text:span><text:span text:style-name="T21">ed </text:span><text:span text:style-name="T21">a</text:span><text:span text:style-name="T21">m</text:span><text:span text:style-name="T21">bi</text:span><text:span text:style-name="T21">en</text:span><text:span text:style-name="T21">t </text:span><text:span text:style-name="T21">lig</text:span><text:span text:style-name="T21">ht </text:span><text:span text:style-name="T21">se</text:span><text:span text:style-name="T21">ns</text:span><text:span text:style-name="T21">or</text:span><text:span text:style-name="T21">s</text:span></text:p>
          </draw:text-box>
        </draw:frame>
        <draw:connector draw:style-name="gr28" draw:text-style-name="P13" draw:layer="layout" draw:line-skew="0.595cm" svg:x1="11.93cm" svg:y1="8.103cm" svg:x2="10.206cm" svg:y2="13.336cm" draw:start-shape="id46" draw:start-glue-point="3" draw:end-shape="id42" draw:end-glue-point="5" svg:d="M11930 8103h-267v5233h-1457" svg:viewBox="0 0 1725 5234">
          <text:p/>
        </draw:connector>
        <draw:connector draw:style-name="gr28" draw:text-style-name="P13" draw:layer="layout" svg:x1="2.346cm" svg:y1="7.628cm" svg:x2="3.248cm" svg:y2="21.038cm" draw:start-shape="id40" draw:start-glue-point="3" draw:end-shape="id44" svg:d="M2346 7628h-514v13410h1416" svg:viewBox="0 0 1417 13411">
          <text:p/>
        </draw:connector>
        <draw:frame draw:style-name="gr64" draw:text-style-name="P15" xml:id="id52" draw:id="id52" draw:layer="layout" svg:width="6.958cm" svg:height="3.155cm" svg:x="2.395cm" svg:y="2.666cm">
          <draw:text-box>
            <text:p><text:span text:style-name="T18">automation</text:span></text:p>
            <text:p><text:span text:style-name="T19">lightset</text:span><text:span text:style-name="T19">_Transit</text:span><text:span text:style-name="T19">ion-</text:span><text:span text:style-name="T19">Timer-</text:span><text:span text:style-name="T19">Finishe</text:span><text:span text:style-name="T19">d</text:span></text:p>
            <text:p><text:span text:style-name="T20">Purpose</text:span><text:span text:style-name="T21">: </text:span><text:span text:style-name="T21">Initiate </text:span><text:span text:style-name="T21">actions </text:span><text:span text:style-name="T21">appropriat</text:span><text:span text:style-name="T21">e for a light </text:span><text:span text:style-name="T21">state </text:span><text:span text:style-name="T21">transition </text:span><text:span text:style-name="T21">timer </text:span><text:span text:style-name="T21">having </text:span><text:span text:style-name="T21">counted </text:span><text:span text:style-name="T21">down to </text:span><text:span text:style-name="T21">zero</text:span></text:p>
            <text:p text:style-name="P28"><text:span text:style-name="T20">Category</text:span><text:span text:style-name="T22">:</text:span></text:p>
            <text:p text:style-name="P29"><text:span text:style-name="T22">Event</text:span></text:p>
            <text:p><text:span text:style-name="T20">Triggers</text:span><text:span text:style-name="T21">:</text:span></text:p>
            <text:p text:style-name="P27"><text:span text:style-name="T21">state </text:span><text:span text:style-name="T21">change </text:span><text:span text:style-name="T21">to Idle </text:span><text:span text:style-name="T21">on any </text:span><text:span text:style-name="T21">of the </text:span><text:span text:style-name="T21">light set </text:span><text:span text:style-name="T21">transitio</text:span><text:span text:style-name="T21">n timer </text:span><text:span text:style-name="T21">helpers</text:span></text:p>
          </draw:text-box>
        </draw:frame>
        <draw:frame draw:style-name="gr63" draw:text-style-name="P15" xml:id="id42" draw:id="id42" draw:layer="layout" svg:width="6.958cm" svg:height="3.473cm" svg:x="3.248cm" svg:y="10.733cm">
          <draw:text-box>
            <text:p><text:span text:style-name="T18">script</text:span></text:p>
            <text:p><text:span text:style-name="T19">lightset_Acces</text:span><text:span text:style-name="T19">s-Conditions</text:span></text:p>
            <text:p><text:span text:style-name="T20">Purpose</text:span><text:span text:style-name="T21">: Evaluate </text:span><text:span text:style-name="T21">relevant sensors, </text:span><text:span text:style-name="T21">states, and </text:span><text:span text:style-name="T21">configuration helpers </text:span><text:span text:style-name="T21">and determine </text:span><text:span text:style-name="T21">appropriate new </text:span><text:span text:style-name="T21">state, if any, to </text:span><text:span text:style-name="T21">transition the </text:span><text:span text:style-name="T21">sensor-aligned light </text:span><text:span text:style-name="T21">set to.</text:span></text:p>
            <text:p><text:span text:style-name="T20">Dependencies</text:span><text:span text:style-name="T21">:</text:span></text:p>
            <text:p text:style-name="P27"><text:span text:style-name="T21">The driver for this </text:span><text:span text:style-name="T21">script is a given </text:span><text:span text:style-name="T21">ambient light </text:span><text:span text:style-name="T21">sensor, so that </text:span><text:span text:style-name="T21">sensor's entity ID </text:span><text:span text:style-name="T21">must be passed </text:span><text:span text:style-name="T21">into this script</text:span></text:p>
          </draw:text-box>
          <draw:glue-point draw:id="4" svg:x="5.008cm" svg:y="-2.6cm"/>
          <draw:glue-point draw:id="5" svg:x="5cm" svg:y="2.499cm"/>
        </draw:frame>
        <draw:frame draw:style-name="gr59" draw:text-style-name="P15" xml:id="id47" draw:id="id47" draw:layer="layout" svg:width="6.958cm" svg:height="2.837cm" svg:x="3.248cm" svg:y="22.368cm">
          <draw:text-box>
            <text:p><text:span text:style-name="T18">scri</text:span><text:span text:style-name="T18">pt</text:span></text:p>
            <text:p><text:span text:style-name="T19">lig</text:span><text:span text:style-name="T19">ht</text:span><text:span text:style-name="T19">se</text:span><text:span text:style-name="T19">t_</text:span><text:span text:style-name="T19">Go</text:span><text:span text:style-name="T19">to-</text:span><text:span text:style-name="T19">Pe</text:span><text:span text:style-name="T19">nd</text:span><text:span text:style-name="T19">in</text:span><text:span text:style-name="T19">g_</text:span><text:span text:style-name="T19">OF</text:span><text:span text:style-name="T19">F</text:span></text:p>
            <text:p><text:span text:style-name="T20">Pur</text:span><text:span text:style-name="T20">pos</text:span><text:span text:style-name="T20">e</text:span><text:span text:style-name="T21">: </text:span><text:span text:style-name="T21">Co</text:span><text:span text:style-name="T21">nfig</text:span><text:span text:style-name="T21">ure </text:span><text:span text:style-name="T21">ligh</text:span><text:span text:style-name="T21">t </text:span><text:span text:style-name="T21">set </text:span><text:span text:style-name="T21">to </text:span><text:span text:style-name="T21">be </text:span><text:span text:style-name="T21">in </text:span><text:span text:style-name="T21">the </text:span><text:span text:style-name="T21">Pen</text:span><text:span text:style-name="T21">din</text:span><text:span text:style-name="T21">g - </text:span><text:span text:style-name="T21">OF</text:span><text:span text:style-name="T21">F </text:span><text:span text:style-name="T21">mo</text:span><text:span text:style-name="T21">de. </text:span><text:span text:style-name="T21">i.e., </text:span><text:span text:style-name="T21">turn </text:span><text:span text:style-name="T21">on </text:span><text:span text:style-name="T21">the </text:span><text:span text:style-name="T21">tim</text:span><text:span text:style-name="T21">er, </text:span><text:span text:style-name="T21">res</text:span><text:span text:style-name="T21">et </text:span><text:span text:style-name="T21">dim </text:span><text:span text:style-name="T21">cou</text:span><text:span text:style-name="T21">nter</text:span><text:span text:style-name="T21">, </text:span><text:span text:style-name="T21">etc.</text:span></text:p>
            <text:p><text:span text:style-name="T20">De</text:span><text:span text:style-name="T20">pen</text:span><text:span text:style-name="T20">den</text:span><text:span text:style-name="T20">cies</text:span><text:span text:style-name="T21">:</text:span></text:p>
            <text:p text:style-name="P27"><text:span text:style-name="T21">M</text:span><text:span text:style-name="T21">u</text:span><text:span text:style-name="T21">s</text:span><text:span text:style-name="T21">t </text:span><text:span text:style-name="T21">p</text:span><text:span text:style-name="T21">a</text:span><text:span text:style-name="T21">s</text:span><text:span text:style-name="T21">s </text:span><text:span text:style-name="T21">L</text:span><text:span text:style-name="T21">i</text:span><text:span text:style-name="T21">g</text:span><text:span text:style-name="T21">h</text:span><text:span text:style-name="T21">t </text:span><text:span text:style-name="T21">S</text:span><text:span text:style-name="T21">e</text:span><text:span text:style-name="T21">t </text:span><text:span text:style-name="T21">L</text:span><text:span text:style-name="T21">a</text:span><text:span text:style-name="T21">b</text:span><text:span text:style-name="T21">e</text:span><text:span text:style-name="T21">l </text:span><text:span text:style-name="T21">i</text:span><text:span text:style-name="T21">n</text:span><text:span text:style-name="T21">t</text:span><text:span text:style-name="T21">o </text:span><text:span text:style-name="T21">t</text:span><text:span text:style-name="T21">h</text:span><text:span text:style-name="T21">e </text:span><text:span text:style-name="T21">s</text:span><text:span text:style-name="T21">c</text:span><text:span text:style-name="T21">ri</text:span><text:span text:style-name="T21">p</text:span><text:span text:style-name="T21">t</text:span></text:p>
          </draw:text-box>
          <draw:glue-point draw:id="4" svg:x="5.008cm" svg:y="-2.833cm"/>
          <draw:glue-point draw:id="5" svg:x="5.008cm" svg:y="2.851cm"/>
          <draw:glue-point draw:id="6" svg:x="-4.994cm" svg:y="-2.767cm"/>
        </draw:frame>
        <draw:frame draw:style-name="gr63" draw:text-style-name="P15" xml:id="id48" draw:id="id48" draw:layer="layout" svg:width="6.958cm" svg:height="3.473cm" svg:x="10.739cm" svg:y="23.336cm">
          <draw:text-box>
            <text:p><text:span text:style-name="T18">scri</text:span><text:span text:style-name="T18">pt</text:span></text:p>
            <text:p><text:span text:style-name="T19">lig</text:span><text:span text:style-name="T19">ht</text:span><text:span text:style-name="T19">se</text:span><text:span text:style-name="T19">t_</text:span><text:span text:style-name="T19">Ca</text:span><text:span text:style-name="T19">nc</text:span><text:span text:style-name="T19">el</text:span></text:p>
            <text:p><text:span text:style-name="T20">Pur</text:span><text:span text:style-name="T20">pos</text:span><text:span text:style-name="T20">e</text:span><text:span text:style-name="T21">: </text:span><text:span text:style-name="T21">Saf</text:span><text:span text:style-name="T21">ely </text:span><text:span text:style-name="T21">can</text:span><text:span text:style-name="T21">cel </text:span><text:span text:style-name="T21">the </text:span><text:span text:style-name="T21">ligh</text:span><text:span text:style-name="T21">t </text:span><text:span text:style-name="T21">set'</text:span><text:span text:style-name="T21">s </text:span><text:span text:style-name="T21">curr</text:span><text:span text:style-name="T21">ent </text:span><text:span text:style-name="T21">stat</text:span><text:span text:style-name="T21">e </text:span><text:span text:style-name="T21">bac</text:span><text:span text:style-name="T21">k to </text:span><text:span text:style-name="T21">'Ina</text:span><text:span text:style-name="T21">ctiv</text:span><text:span text:style-name="T21">e.' </text:span><text:span text:style-name="T21">Me</text:span><text:span text:style-name="T21">ani</text:span><text:span text:style-name="T21">ng </text:span><text:span text:style-name="T21">sto</text:span><text:span text:style-name="T21">p </text:span><text:span text:style-name="T21">any </text:span><text:span text:style-name="T21">Pen</text:span><text:span text:style-name="T21">din</text:span><text:span text:style-name="T21">g </text:span><text:span text:style-name="T21">OF</text:span><text:span text:style-name="T21">F, </text:span><text:span text:style-name="T21">wait </text:span><text:span text:style-name="T21">for </text:span><text:span text:style-name="T21">any </text:span><text:span text:style-name="T21">in </text:span><text:span text:style-name="T21">flig</text:span><text:span text:style-name="T21">ht </text:span><text:span text:style-name="T21">ligh</text:span><text:span text:style-name="T21">t on </text:span><text:span text:style-name="T21">acti</text:span><text:span text:style-name="T21">ons </text:span><text:span text:style-name="T21">to </text:span><text:span text:style-name="T21">co</text:span><text:span text:style-name="T21">mpl</text:span><text:span text:style-name="T21">ete </text:span><text:span text:style-name="T21">the</text:span><text:span text:style-name="T21">n </text:span><text:span text:style-name="T21">con</text:span><text:span text:style-name="T21">figu</text:span><text:span text:style-name="T21">re </text:span><text:span text:style-name="T21">for </text:span><text:span text:style-name="T21">stat</text:span><text:span text:style-name="T21">e </text:span><text:span text:style-name="T21">'Ina</text:span><text:span text:style-name="T21">ctiv</text:span><text:span text:style-name="T21">e.' </text:span><text:span text:style-name="T21">(an</text:span><text:span text:style-name="T21">y </text:span><text:span text:style-name="T21">ligh</text:span><text:span text:style-name="T21">ts </text:span><text:span text:style-name="T21">that </text:span><text:span text:style-name="T21">are </text:span><text:span text:style-name="T21">on, </text:span><text:span text:style-name="T21">lea</text:span><text:span text:style-name="T21">ve </text:span><text:span text:style-name="T21">the</text:span><text:span text:style-name="T21">m </text:span><text:span text:style-name="T21">on)</text:span></text:p>
            <text:p><text:span text:style-name="T20">De</text:span><text:span text:style-name="T20">pen</text:span><text:span text:style-name="T20">den</text:span><text:span text:style-name="T20">cies</text:span><text:span text:style-name="T21">:</text:span></text:p>
            <text:p text:style-name="P27"><text:span text:style-name="T21">M</text:span><text:span text:style-name="T21">u</text:span><text:span text:style-name="T21">s</text:span><text:span text:style-name="T21">t </text:span><text:span text:style-name="T21">p</text:span><text:span text:style-name="T21">a</text:span><text:span text:style-name="T21">s</text:span><text:span text:style-name="T21">s </text:span><text:span text:style-name="T21">L</text:span><text:span text:style-name="T21">i</text:span><text:span text:style-name="T21">g</text:span><text:span text:style-name="T21">h</text:span><text:span text:style-name="T21">t </text:span><text:span text:style-name="T21">S</text:span><text:span text:style-name="T21">e</text:span><text:span text:style-name="T21">t </text:span><text:span text:style-name="T21">S</text:span><text:span text:style-name="T21">t</text:span><text:span text:style-name="T21">a</text:span><text:span text:style-name="T21">t</text:span><text:span text:style-name="T21">e </text:span><text:span text:style-name="T21">h</text:span><text:span text:style-name="T21">e</text:span><text:span text:style-name="T21">l</text:span><text:span text:style-name="T21">p</text:span><text:span text:style-name="T21">e</text:span><text:span text:style-name="T21">r </text:span><text:span text:style-name="T21">e</text:span><text:span text:style-name="T21">n</text:span><text:span text:style-name="T21">ti</text:span><text:span text:style-name="T21">t</text:span><text:span text:style-name="T21">y </text:span><text:span text:style-name="T21">I</text:span><text:span text:style-name="T21">D</text:span><text:span text:style-name="T21"> </text:span><text:span text:style-name="T21">i</text:span><text:span text:style-name="T21">n</text:span><text:span text:style-name="T21">t</text:span><text:span text:style-name="T21">o </text:span><text:span text:style-name="T21">t</text:span><text:span text:style-name="T21">h</text:span><text:span text:style-name="T21">e </text:span><text:span text:style-name="T21">s</text:span><text:span text:style-name="T21">c</text:span><text:span text:style-name="T21">ri</text:span><text:span text:style-name="T21">p</text:span><text:span text:style-name="T21">t</text:span></text:p>
          </draw:text-box>
          <draw:glue-point draw:id="4" svg:x="5.008cm" svg:y="-2.833cm"/>
          <draw:glue-point draw:id="5" svg:x="5.008cm" svg:y="2.851cm"/>
          <draw:glue-point draw:id="6" svg:x="-5.004cm" svg:y="3.182cm"/>
          <draw:glue-point draw:id="7" svg:x="-4.994cm" svg:y="-2.709cm"/>
          <draw:glue-point draw:id="8" svg:x="-4.994cm" svg:y="4.353cm"/>
        </draw:frame>
        <draw:connector draw:style-name="gr28" draw:text-style-name="P13" draw:layer="layout" svg:x1="2.346cm" svg:y1="7.628cm" svg:x2="3.248cm" svg:y2="23.786cm" draw:start-shape="id40" draw:start-glue-point="3" draw:end-shape="id47" svg:d="M2346 7628h-514v16158h1416" svg:viewBox="0 0 1417 16159">
          <text:p/>
        </draw:connector>
        <draw:connector draw:style-name="gr28" draw:text-style-name="P13" draw:layer="layout" svg:x1="2.346cm" svg:y1="7.628cm" svg:x2="10.739cm" svg:y2="26.177cm" draw:start-shape="id40" draw:start-glue-point="3" draw:end-shape="id48" draw:end-glue-point="6" svg:d="M2346 7628h-514v18549h8907" svg:viewBox="0 0 8908 18550">
          <text:p/>
        </draw:connector>
        <draw:line draw:style-name="gr65" draw:text-style-name="P13" draw:layer="layout" svg:x1="20.298cm" svg:y1="9.97cm" svg:x2="1.153cm" svg:y2="9.97cm">
          <text:p/>
        </draw:line>
        <draw:connector draw:style-name="gr66" draw:text-style-name="P30" draw:layer="layout" draw:type="curve" draw:line-skew="-0.391cm" svg:x1="3.184cm" svg:y1="20.429cm" svg:x2="2.355cm" svg:y2="8.243cm" draw:end-shape="id40" draw:end-glue-point="5" svg:d="M3184 20429c-2614 0-2200-12186-829-12186" svg:viewBox="0 0 1914 12187">
          <text:p><text:span text:style-name="T23">Inactive</text:span></text:p>
        </draw:connector>
        <draw:connector draw:style-name="gr67" draw:text-style-name="P30" draw:layer="layout" draw:type="curve" draw:line-skew="-0.195cm" svg:x1="3.253cm" svg:y1="17.779cm" svg:x2="2.355cm" svg:y2="8.243cm" draw:start-shape="id43" draw:start-glue-point="4" draw:end-shape="id40" draw:end-glue-point="5" svg:d="M3253 17779c-2424 0-1975-9536-898-9536" svg:viewBox="0 0 1768 9537">
          <text:p><text:span text:style-name="T23">I</text:span><text:span text:style-name="T23">d</text:span><text:span text:style-name="T23">l</text:span><text:span text:style-name="T23">e</text:span></text:p>
        </draw:connector>
        <draw:connector draw:style-name="gr68" draw:text-style-name="P30" draw:layer="layout" draw:type="curve" svg:x1="1.106cm" svg:y1="26.588cm" svg:x2="2.355cm" svg:y2="8.243cm" draw:start-shape="id49" draw:start-glue-point="5" draw:end-shape="id40" draw:end-glue-point="5" svg:d="M1106 26588c0-12230 416-18345 1249-18345" svg:viewBox="0 0 1250 18346">
          <text:p/>
        </draw:connector>
        <draw:custom-shape draw:style-name="gr69" draw:text-style-name="P1" xml:id="id49" draw:id="id49" draw:layer="layout" svg:width="0.212cm" svg:height="0.212cm" svg:x="1.075cm" svg:y="26.5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0" draw:layer="layout" draw:type="curve" svg:x1="10.744cm" svg:y1="26.583cm" svg:x2="1.287cm" svg:y2="26.663cm" draw:start-shape="id48" draw:start-glue-point="8" draw:end-shape="id49" draw:end-glue-point="10" svg:d="M10744 26583c-7086 0-2358 80-9457 80" svg:viewBox="0 0 9458 81">
          <text:p><text:span text:style-name="T23">Inactive</text:span></text:p>
        </draw:connector>
        <draw:frame draw:style-name="gr71" draw:text-style-name="P15" xml:id="id51" draw:id="id51" draw:layer="layout" svg:width="6.958cm" svg:height="2.572cm" svg:x="12.004cm" svg:y="10.864cm">
          <draw:text-box>
            <text:p><text:span text:style-name="T18">script</text:span></text:p>
            <text:p><text:span text:style-name="T19">lightset_Dea</text:span><text:span text:style-name="T19">ctivate-</text:span><text:span text:style-name="T19">Disable</text:span></text:p>
            <text:p><text:span text:style-name="T20">Purpose</text:span><text:span text:style-name="T21">: Safely </text:span><text:span text:style-name="T21">move the a light-</text:span><text:span text:style-name="T21">set into either the </text:span><text:span text:style-name="T21">Deactivated or </text:span><text:span text:style-name="T21">Disabled states.</text:span></text:p>
            <text:p><text:span text:style-name="T20">Dependencies</text:span><text:span text:style-name="T21">:</text:span></text:p>
            <text:p text:style-name="P27"><text:span text:style-name="T21">Must pass </text:span><text:span text:style-name="T21">Light Set State </text:span><text:span text:style-name="T21">helper entity ID </text:span><text:span text:style-name="T21">and target end-</text:span><text:span text:style-name="T21">state into the </text:span><text:span text:style-name="T21">script</text:span></text:p>
          </draw:text-box>
          <draw:glue-point draw:id="4" svg:x="5.008cm" svg:y="-2.833cm"/>
          <draw:glue-point draw:id="5" svg:x="5.008cm" svg:y="2.851cm"/>
          <draw:glue-point draw:id="6" svg:x="-5.004cm" svg:y="3.182cm"/>
          <draw:glue-point draw:id="7" svg:x="-4.994cm" svg:y="-2.709cm"/>
          <draw:glue-point draw:id="8" svg:x="-4.994cm" svg:y="4.353cm"/>
        </draw:frame>
        <draw:frame draw:style-name="gr63" draw:text-style-name="P15" xml:id="id50" draw:id="id50" draw:layer="layout" svg:width="6.958cm" svg:height="3.473cm" svg:x="11.93cm" svg:y="2.668cm">
          <draw:text-box>
            <text:p><text:span text:style-name="T18">automation</text:span></text:p>
            <text:p><text:span text:style-name="T19">lightset_Operational Change </text:span><text:span text:style-name="T19">Requested</text:span></text:p>
            <text:p><text:span text:style-name="T20">Purpose</text:span><text:span text:style-name="T21">: Detect when a user has requested </text:span><text:span text:style-name="T21">to Activate, Cancel, Deactivate, or Disable a </text:span><text:span text:style-name="T21">particular light-set.</text:span></text:p>
            <text:p text:style-name="P28"><text:span text:style-name="T20">Category</text:span><text:span text:style-name="T22">:</text:span></text:p>
            <text:p text:style-name="P29"><text:span text:style-name="T22">Event</text:span></text:p>
            <text:p><text:span text:style-name="T20">Triggers</text:span><text:span text:style-name="T21">:</text:span></text:p>
            <text:p text:style-name="P27"><text:span text:style-name="T21">Button or input_select initiated by a user for </text:span><text:span text:style-name="T21">a specific light-set.</text:span></text:p>
          </draw:text-box>
        </draw:frame>
        <draw:connector draw:style-name="gr28" draw:text-style-name="P13" draw:layer="layout" draw:line-skew="0.807cm" svg:x1="18.888cm" svg:y1="4.404cm" svg:x2="18.962cm" svg:y2="12.15cm" draw:start-shape="id50" draw:start-glue-point="1" draw:end-shape="id51" draw:end-glue-point="1" svg:d="M18888 4404h1395v7746h-1321" svg:viewBox="0 0 1396 7747">
          <text:p/>
        </draw:connector>
        <draw:connector draw:style-name="gr28" draw:text-style-name="P13" draw:layer="layout" draw:line-skew="0.871cm" svg:x1="18.888cm" svg:y1="4.404cm" svg:x2="17.748cm" svg:y2="25.104cm" draw:start-shape="id50" draw:start-glue-point="1" svg:d="M18888 4404h1385v20700h-2525" svg:viewBox="0 0 2526 20701">
          <text:p/>
        </draw:connector>
        <draw:connector draw:style-name="gr28" draw:text-style-name="P13" draw:layer="layout" draw:line-skew="0.977cm" svg:x1="11.93cm" svg:y1="4.404cm" svg:x2="9.304cm" svg:y2="7.628cm" draw:start-shape="id50" draw:start-glue-point="3" draw:end-shape="id40" svg:d="M11930 4404h-336v3224h-2290" svg:viewBox="0 0 2627 3225">
          <text:p/>
        </draw:connector>
        <draw:custom-shape draw:style-name="gr72" draw:text-style-name="P31" draw:layer="layout" svg:width="0.115cm" svg:height="0.115cm" svg:x="10.667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svg:x1="9.353cm" svg:y1="4.243cm" svg:x2="10.206cm" svg:y2="11.567cm" draw:start-shape="id52" draw:start-glue-point="1" draw:end-shape="id42" draw:end-glue-point="4" svg:d="M9353 4243h1367v7324h-514" svg:viewBox="0 0 1368 7325">
          <text:p/>
        </draw:connector>
      </draw:page>
      <draw:page draw:name="page7" draw:style-name="dp1" draw:master-page-name="Default">
        <draw:g draw:style-name="gr38">
          <draw:line draw:style-name="gr73" draw:text-style-name="P32" draw:layer="layout" svg:x1="10.932cm" svg:y1="5.821cm" svg:x2="10.932cm" svg:y2="26.569cm">
            <text:p/>
          </draw:line>
          <draw:custom-shape draw:style-name="gr74" draw:text-style-name="P34" draw:layer="layout" svg:width="3.272cm" svg:height="1.233cm" svg:x="9.297cm" svg:y="5.8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Assess-Condi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5" draw:text-style-name="P35" draw:layer="layout" svg:width="0.729cm" svg:height="0.369cm" svg:x="9.472cm" svg:y="5.626cm">
            <draw:text-box>
              <text:p><text:span text:style-name="T14">script</text:span></text:p>
            </draw:text-box>
          </draw:frame>
        </draw:g>
        <draw:g draw:style-name="gr38">
          <draw:custom-shape draw:style-name="gr76" draw:text-style-name="P36" draw:layer="layout" svg:width="19.079cm" svg:height="25.38cm" svg:x="1.298cm" svg:y="1.30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38" draw:layer="layout" svg:width="7.317cm" svg:height="0.779cm" svg:x="1.298cm" svg:y="1.305cm">
            <text:p text:style-name="P37"><text:span text:style-name="T25">sd </text:span><text:span text:style-name="T26">lightset Assess Conditions</text:span><text:span text:style-name="T27"> <text:s text:c="4"/></text:span></text:p>
            <draw:enhanced-geometry svg:viewBox="0 0 21600 21600" draw:type="non-primitve" draw:enhanced-path="M 0 0 L 21600 0 19000 21600 0 21600 0 0 Z N"/>
          </draw:custom-shape>
        </draw:g>
        <draw:frame draw:style-name="gr78" draw:text-style-name="P39" draw:layer="layout" svg:width="18.657cm" svg:height="1.675cm" svg:x="1.407cm" svg:y="2.206cm">
          <draw:text-box>
            <text:p><text:span text:style-name="T28">Description</text:span><text:span text:style-name="T12">: Show structure of </text:span><text:span text:style-name="T12">the Assess Conditions script; </text:span><text:span text:style-name="T12">along with how it gets invoked. </text:span><text:span text:style-name="T12">NOTE that this script's job is </text:span><text:span text:style-name="T12">just to set the new target state </text:span><text:span text:style-name="T12">of the light-set based on </text:span><text:span text:style-name="T12">current conditions; then the </text:span><text:span text:style-name="T12">automation </text:span><text:span text:style-name="T29">lightset_State-</text:span><text:span text:style-name="T29">Changed</text:span><text:span text:style-name="T12"> will respond to the </text:span><text:span text:style-name="T12">state-change event caused by </text:span><text:span text:style-name="T12">this script. The automation </text:span><text:span text:style-name="T29">lightset_State-Changed</text:span><text:span text:style-name="T12"> will then </text:span><text:span text:style-name="T12">invoke appropriate additional </text:span><text:span text:style-name="T12">scripts to fully transition the </text:span><text:span text:style-name="T12">light-set into that new state. </text:span><text:span text:style-name="T12">See </text:span><text:span text:style-name="T30">Light-Set Context </text:span><text:span text:style-name="T30">Diagram</text:span><text:span text:style-name="T12">.</text:span></text:p>
          </draw:text-box>
        </draw:frame>
        <draw:custom-shape draw:style-name="gr79" draw:text-style-name="P32" draw:layer="layout" svg:width="0.5cm" svg:height="17.786cm" svg:x="10.691cm" svg:y="8.467cm">
          <text:p/>
          <draw:enhanced-geometry svg:viewBox="0 0 21600 21600" draw:type="rectangle" draw:enhanced-path="M 0 0 L 21600 0 21600 21600 0 21600 0 0 Z N"/>
        </draw:custom-shape>
        <draw:g draw:style-name="gr80">
          <draw:polyline draw:style-name="gr81" draw:text-style-name="P40" draw:layer="layout" svg:width="1.353cm" svg:height="0.171cm" svg:x="11.19cm" svg:y="22.976cm" svg:viewBox="0 0 1354 172" draw:points="0,5 1354,0 1354,161 6,172">
            <text:p/>
          </draw:polyline>
          <draw:frame draw:style-name="gr82" draw:text-style-name="P42" draw:layer="layout" svg:width="6.238cm" svg:height="0.392cm" svg:x="11.269cm" svg:y="22.561cm">
            <draw:text-box>
              <text:p text:style-name="P41"><text:span text:style-name="T31">set </text:span><text:span text:style-name="T32">Light Set - &lt;for sensor&gt; | State</text:span><text:span text:style-name="T33"> = </text:span><text:span text:style-name="T34">Idle</text:span><text:span text:style-name="T33"> </text:span></text:p>
            </draw:text-box>
          </draw:frame>
        </draw:g>
        <draw:g draw:style-name="gr80">
          <draw:polyline draw:style-name="gr83" draw:text-style-name="P40" draw:layer="layout" svg:width="1.353cm" svg:height="0.171cm" svg:x="11.18cm" svg:y="22.311cm" svg:viewBox="0 0 1354 172" draw:points="0,5 1354,0 1354,161 6,172">
            <text:p/>
          </draw:polyline>
          <draw:frame draw:style-name="gr84" draw:text-style-name="P43" draw:layer="layout" svg:width="1.79cm" svg:height="0.392cm" svg:x="11.259cm" svg:y="21.896cm">
            <draw:text-box>
              <text:p text:style-name="P28"><text:span text:style-name="T33">turn timer off</text:span></text:p>
            </draw:text-box>
          </draw:frame>
        </draw:g>
        <draw:frame draw:style-name="gr85" draw:text-style-name="P45" draw:layer="layout" svg:width="7.495cm" svg:height="0.637cm" svg:x="9.155cm" svg:y="21.153cm">
          <draw:text-box>
            <text:p text:style-name="P44"><text:span text:style-name="T33">[</text:span><text:span text:style-name="T32">Light Set - &lt;for sensor&gt; | State</text:span><text:span text:style-name="T33"> == </text:span><text:span text:style-name="T32">Pending - OFF</text:span><text:span text:style-name="T33"><text:line-break/></text:span><text:span text:style-name="T33">AND </text:span><text:span text:style-name="T32">Ambient S&lt;#&gt; | Quantized</text:span><text:span text:style-name="T33"> != </text:span><text:span text:style-name="T32">Bright</text:span><text:span text:style-name="T33">]</text:span></text:p>
          </draw:text-box>
        </draw:frame>
        <draw:frame draw:style-name="gr86" draw:text-style-name="P45" draw:layer="layout" svg:width="7.495cm" svg:height="0.955cm" svg:x="9.155cm" svg:y="16.853cm">
          <draw:text-box>
            <text:p text:style-name="P28"><text:span text:style-name="T31">[</text:span><text:span text:style-name="T35">Ambient S&lt;#&gt; | Quantized</text:span><text:span text:style-name="T31"> != </text:span><text:span text:style-name="T35">Bright</text:span><text:span text:style-name="T31"> </text:span><text:span text:style-name="T31"><text:line-break/></text:span><text:span text:style-name="T36">AND </text:span><text:span text:style-name="T35">Daypart</text:span><text:span text:style-name="T37"> == </text:span><text:span text:style-name="T35">Day</text:span><text:span text:style-name="T37"> </text:span></text:p>
            <text:p text:style-name="P28"><text:span text:style-name="T31">AND </text:span><text:span text:style-name="T32">Light Set - &lt;for sensor&gt; | State</text:span><text:span text:style-name="T33"> == </text:span><text:span text:style-name="T32">Inactive</text:span><text:span text:style-name="T38">] </text:span></text:p>
          </draw:text-box>
        </draw:frame>
        <draw:g draw:style-name="gr80">
          <draw:polyline draw:style-name="gr87" draw:text-style-name="P40" draw:layer="layout" svg:width="1.353cm" svg:height="0.171cm" svg:x="11.186cm" svg:y="18.308cm" svg:viewBox="0 0 1354 172" draw:points="0,5 1354,0 1354,161 6,172">
            <text:p/>
          </draw:polyline>
          <draw:frame draw:style-name="gr88" draw:text-style-name="P42" draw:layer="layout" svg:width="6.238cm" svg:height="0.392cm" svg:x="11.265cm" svg:y="17.893cm">
            <draw:text-box>
              <text:p text:style-name="P41"><text:span text:style-name="T31">set </text:span><text:span text:style-name="T32">Light Set - &lt;for sensor&gt; | State</text:span><text:span text:style-name="T33"> = </text:span><text:span text:style-name="T34">In </text:span><text:span text:style-name="T34">Process - ON</text:span></text:p>
            </draw:text-box>
          </draw:frame>
        </draw:g>
        <draw:frame draw:style-name="gr89" draw:text-style-name="P45" draw:layer="layout" svg:width="7.495cm" svg:height="0.955cm" svg:x="9.155cm" svg:y="23.653cm">
          <draw:text-box>
            <text:p text:style-name="P44"><text:span text:style-name="T33">[</text:span><text:span text:style-name="T32">Light Set - &lt;for sensor&gt; | Timer</text:span><text:span text:style-name="T33"> == </text:span><text:span text:style-name="T32">Idle</text:span><text:span text:style-name="T33"><text:line-break/></text:span><text:span text:style-name="T33">AND </text:span><text:span text:style-name="T32">Ambient S&lt;#&gt; | Quantized</text:span><text:span text:style-name="T33"> == </text:span><text:span text:style-name="T32">Bright</text:span><text:span text:style-name="T33"> </text:span></text:p>
            <text:p text:style-name="P44"><text:span text:style-name="T31">AND </text:span><text:span text:style-name="T32">Light Set - &lt;for sensor&gt; | State</text:span><text:span text:style-name="T33"> == </text:span><text:span text:style-name="T32">Pending - OFF</text:span><text:span text:style-name="T33">]</text:span></text:p>
          </draw:text-box>
        </draw:frame>
        <draw:g draw:style-name="gr80">
          <draw:polyline draw:style-name="gr90" draw:text-style-name="P40" draw:layer="layout" svg:width="1.353cm" svg:height="0.171cm" svg:x="11.186cm" svg:y="25.208cm" svg:viewBox="0 0 1354 172" draw:points="0,5 1354,0 1354,161 6,172">
            <text:p/>
          </draw:polyline>
          <draw:frame draw:style-name="gr91" draw:text-style-name="P42" draw:layer="layout" svg:width="6.238cm" svg:height="0.392cm" svg:x="11.265cm" svg:y="24.793cm">
            <draw:text-box>
              <text:p text:style-name="P41"><text:span text:style-name="T31">set </text:span><text:span text:style-name="T32">Light Set - &lt;for sensor&gt; | State</text:span><text:span text:style-name="T33"> = </text:span><text:span text:style-name="T34">In </text:span><text:span text:style-name="T34">Process - OFF</text:span></text:p>
            </draw:text-box>
          </draw:frame>
        </draw:g>
        <draw:frame draw:style-name="gr92" draw:text-style-name="P45" draw:layer="layout" svg:width="7.495cm" svg:height="0.955cm" svg:x="9.155cm" svg:y="18.953cm">
          <draw:text-box>
            <text:p text:style-name="P28"><text:span text:style-name="T31">[</text:span><text:span text:style-name="T35">Ambient S&lt;#&gt; | Quantized</text:span><text:span text:style-name="T31"> == </text:span><text:span text:style-name="T35">Bright</text:span><text:span text:style-name="T31"> </text:span><text:span text:style-name="T31"><text:line-break/></text:span><text:span text:style-name="T31">AND </text:span><text:span text:style-name="T32">Daypart</text:span><text:span text:style-name="T38"> == </text:span><text:span text:style-name="T32">Day</text:span></text:p>
            <text:p><text:span text:style-name="T39">AND </text:span><text:span text:style-name="T35">L</text:span><text:span text:style-name="T32">ight Set - &lt;for sensor&gt; | State</text:span><text:span text:style-name="T33"> == </text:span><text:span text:style-name="T32">Idle</text:span><text:span text:style-name="T38">]</text:span></text:p>
          </draw:text-box>
        </draw:frame>
        <draw:g draw:style-name="gr80">
          <draw:polyline draw:style-name="gr93" draw:text-style-name="P40" draw:layer="layout" svg:width="1.353cm" svg:height="0.171cm" svg:x="11.173cm" svg:y="20.508cm" svg:viewBox="0 0 1354 172" draw:points="0,5 1354,0 1354,161 6,172">
            <text:p/>
          </draw:polyline>
          <draw:frame draw:style-name="gr94" draw:text-style-name="P42" draw:layer="layout" svg:width="6.238cm" svg:height="0.392cm" svg:x="11.252cm" svg:y="20.093cm">
            <draw:text-box>
              <text:p text:style-name="P41"><text:span text:style-name="T31">set </text:span><text:span text:style-name="T32">Light Set - &lt;for sensor&gt; | State</text:span><text:span text:style-name="T33"> = </text:span><text:span text:style-name="T34">Pending - OFF</text:span></text:p>
            </draw:text-box>
          </draw:frame>
        </draw:g>
        <draw:g draw:style-name="gr38">
          <draw:g draw:style-name="gr38">
            <draw:custom-shape draw:name="colored-shapes-gray 3" draw:style-name="gr95" draw:text-style-name="P17" draw:layer="layout" svg:width="0.627cm" svg:height="0.627cm" svg:x="1.469cm" svg:y="10.9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35cm" svg:y="11.18cm">
              <draw:text-box>
                <text:p>HA</text:p>
              </draw:text-box>
            </draw:frame>
          </draw:g>
          <draw:line draw:style-name="gr96" draw:text-style-name="P46" draw:layer="layout" svg:x1="2.103cm" svg:y1="11.322cm" svg:x2="2.94cm" svg:y2="11.322cm">
            <text:p/>
          </draw:line>
        </draw:g>
        <draw:frame draw:style-name="gr97" draw:layer="layout" svg:width="4.127cm" svg:height="1.273cm" svg:x="4.862cm" svg:y="21.153cm">
          <draw:text-box>
            <text:p>4. Light went back to 'not Bright' while transition timer was running from a prior 'went Bright' event</text:p>
          </draw:text-box>
        </draw:frame>
        <draw:frame draw:style-name="gr52" draw:layer="layout" svg:width="4.127cm" svg:height="0.955cm" svg:x="4.862cm" svg:y="16.853cm">
          <draw:text-box>
            <text:p>2. Light went 'not Bright' during the daytime and Disabled is False</text:p>
          </draw:text-box>
        </draw:frame>
        <draw:frame draw:style-name="gr52" draw:layer="layout" svg:width="4.127cm" svg:height="0.955cm" svg:x="4.862cm" svg:y="23.653cm">
          <draw:text-box>
            <text:p>5. Transition timer from 'went Bright' event has now expired, and it is still 'Bright'</text:p>
          </draw:text-box>
        </draw:frame>
        <draw:frame draw:style-name="gr98" draw:layer="layout" svg:width="4.127cm" svg:height="0.715cm" svg:x="4.862cm" svg:y="18.953cm">
          <draw:text-box>
            <text:p>3. Light went 'Bright' during the daytime while in Idle state</text:p>
          </draw:text-box>
        </draw:frame>
        <draw:g draw:style-name="gr38">
          <draw:line draw:style-name="gr99" draw:text-style-name="P47" draw:layer="layout" svg:x1="3.236cm" svg:y1="5.102cm" svg:x2="3.236cm" svg:y2="10.68cm">
            <text:p/>
          </draw:line>
          <draw:custom-shape draw:style-name="gr100" draw:text-style-name="P34" draw:layer="layout" svg:width="3.039cm" svg:height="1.233cm" svg:x="1.706cm" svg:y="4.2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ambient_Sensor-Became-Br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1.852cm" svg:y="4.021cm">
            <draw:text-box>
              <text:p><text:span text:style-name="T14">automation</text:span></text:p>
            </draw:text-box>
          </draw:frame>
        </draw:g>
        <draw:g draw:style-name="gr38">
          <draw:g draw:style-name="gr38">
            <draw:custom-shape draw:name="colored-shapes-gray 3" draw:style-name="gr102" draw:text-style-name="P17" draw:layer="layout" svg:width="0.627cm" svg:height="0.627cm" svg:x="1.456cm" svg:y="25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22cm" svg:y="26.08cm">
              <draw:text-box>
                <text:p>HA</text:p>
              </draw:text-box>
            </draw:frame>
          </draw:g>
          <draw:line draw:style-name="gr103" draw:text-style-name="P46" draw:layer="layout" svg:x1="2.09cm" svg:y1="26.222cm" svg:x2="10.675cm" svg:y2="26.222cm">
            <text:p/>
          </draw:line>
        </draw:g>
        <draw:g draw:style-name="gr38">
          <draw:line draw:style-name="gr104" draw:text-style-name="P47" draw:layer="layout" svg:x1="3.248cm" svg:y1="6.56cm" svg:x2="3.248cm" svg:y2="8.963cm">
            <text:p/>
          </draw:line>
          <draw:custom-shape draw:style-name="gr105" draw:text-style-name="P34" draw:layer="layout" svg:width="3.039cm" svg:height="1.589cm" svg:x="1.706cm" svg:y="5.6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ambient_Sensor-Became-Not-Br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1.873cm" svg:y="5.488cm">
            <draw:text-box>
              <text:p><text:span text:style-name="T14">automation</text:span></text:p>
            </draw:text-box>
          </draw:frame>
        </draw:g>
        <draw:g draw:style-name="gr38" xml:id="id55" draw:id="id55">
          <draw:custom-shape draw:style-name="gr106" draw:text-style-name="P36" draw:layer="layout" svg:width="8.908cm" svg:height="13.065cm" svg:x="9.085cm" svg:y="12.648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48" draw:layer="layout" svg:width="1.201cm" svg:height="0.779cm" svg:x="9.085cm" svg:y="12.648cm">
            <text:p text:style-name="P37"><text:span text:style-name="T27">alt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frame draw:style-name="gr108" draw:text-style-name="P49" draw:layer="layout" svg:width="7.131cm" svg:height="0.637cm" svg:x="9.155cm" svg:y="13.553cm">
          <draw:text-box>
            <text:p text:style-name="P28"><text:span text:style-name="T31">[</text:span><text:span text:style-name="T32">Light Set - &lt;for sensor&gt; | State</text:span><text:span text:style-name="T33"> == </text:span><text:span text:style-name="T33">(</text:span><text:span text:style-name="T32">Deactivated</text:span><text:span text:style-name="T36"> OR </text:span><text:span text:style-name="T35">Disabled</text:span><text:span text:style-name="T36"> ) </text:span><text:span text:style-name="T36"><text:line-break/></text:span><text:span text:style-name="T36">AND </text:span><text:span text:style-name="T35">Daypart</text:span><text:span text:style-name="T37"> != </text:span><text:span text:style-name="T35">Night</text:span><text:span text:style-name="T37"> ]</text:span><text:span text:style-name="T38"> </text:span></text:p>
          </draw:text-box>
        </draw:frame>
        <draw:frame draw:style-name="gr97" draw:layer="layout" svg:width="4.127cm" svg:height="1.273cm" svg:x="4.876cm" svg:y="13.553cm">
          <draw:text-box>
            <text:p>DEFAULT. App is in 'Deactivated' mode, if it's Nighttime, cancel that mode; otherwise do nothing</text:p>
          </draw:text-box>
        </draw:frame>
        <draw:line draw:style-name="gr109" draw:text-style-name="P13" draw:layer="layout" svg:x1="9.079cm" svg:y1="16.79cm" svg:x2="17.977cm" svg:y2="16.79cm">
          <text:p/>
        </draw:line>
        <draw:frame draw:style-name="gr110" draw:text-style-name="P50" draw:layer="layout" svg:width="7.506cm" svg:height="0.637cm" svg:x="9.155cm" svg:y="15.202cm">
          <draw:text-box>
            <text:p text:style-name="P28"><text:span text:style-name="T31">[</text:span><text:span text:style-name="T32">Light Set - &lt;for sensor&gt; | State</text:span><text:span text:style-name="T33"> == </text:span><text:span text:style-name="T32">Deactivated</text:span></text:p>
            <text:p text:style-name="P28"><text:span text:style-name="T36">AND </text:span><text:span text:style-name="T35">Daypart</text:span><text:span text:style-name="T37"> == </text:span><text:span text:style-name="T35">Night</text:span><text:span text:style-name="T37"> ]</text:span><text:span text:style-name="T38"> </text:span></text:p>
          </draw:text-box>
        </draw:frame>
        <draw:g draw:style-name="gr80">
          <draw:polyline draw:style-name="gr111" draw:text-style-name="P40" draw:layer="layout" svg:width="1.353cm" svg:height="0.171cm" svg:x="11.169cm" svg:y="16.34cm" svg:viewBox="0 0 1354 172" draw:points="0,5 1354,0 1354,161 6,172">
            <text:p/>
          </draw:polyline>
          <draw:frame draw:style-name="gr112" draw:text-style-name="P42" draw:layer="layout" svg:width="6.238cm" svg:height="0.392cm" svg:x="11.248cm" svg:y="15.925cm">
            <draw:text-box>
              <text:p text:style-name="P41"><text:span text:style-name="T31">set </text:span><text:span text:style-name="T40">&lt;</text:span><text:span text:style-name="T32">Light Set&gt; | Operational State</text:span><text:span text:style-name="T33"> = </text:span><text:span text:style-name="T34">Activate</text:span></text:p>
            </draw:text-box>
          </draw:frame>
        </draw:g>
        <draw:frame draw:style-name="gr113" draw:text-style-name="P42" draw:layer="layout" svg:width="1.589cm" svg:height="0.392cm" svg:x="10.944cm" svg:y="14.357cm">
          <draw:text-box>
            <text:p text:style-name="P41"><text:span text:style-name="T31">(do nothing)</text:span></text:p>
          </draw:text-box>
        </draw:frame>
        <draw:line draw:style-name="gr109" draw:text-style-name="P13" draw:layer="layout" svg:x1="9.079cm" svg:y1="18.89cm" svg:x2="17.977cm" svg:y2="18.89cm">
          <text:p/>
        </draw:line>
        <draw:line draw:style-name="gr109" draw:text-style-name="P13" draw:layer="layout" svg:x1="9.079cm" svg:y1="21.09cm" svg:x2="17.977cm" svg:y2="21.09cm">
          <text:p/>
        </draw:line>
        <draw:line draw:style-name="gr109" draw:text-style-name="P13" draw:layer="layout" svg:x1="9.079cm" svg:y1="23.59cm" svg:x2="17.977cm" svg:y2="23.59cm">
          <text:p/>
        </draw:line>
        <draw:line draw:style-name="gr114" draw:text-style-name="P51" draw:layer="layout" svg:x1="9.079cm" svg:y1="15.19cm" svg:x2="17.977cm" svg:y2="15.19cm">
          <text:p/>
        </draw:line>
        <draw:frame draw:style-name="gr98" draw:layer="layout" svg:width="4.127cm" svg:height="0.715cm" svg:x="4.863cm" svg:y="15.202cm">
          <draw:text-box>
            <text:p>1. Time to reactivate the lightset for the next day</text:p>
          </draw:text-box>
        </draw:frame>
        <draw:g draw:style-name="gr38">
          <draw:line draw:style-name="gr115" draw:text-style-name="P47" draw:layer="layout" svg:x1="3.225cm" svg:y1="8.367cm" svg:x2="3.225cm" svg:y2="12.848cm">
            <text:p/>
          </draw:line>
          <draw:custom-shape draw:style-name="gr116" draw:text-style-name="P34" draw:layer="layout" svg:width="3.039cm" svg:height="1.233cm" svg:x="1.706cm" svg:y="7.4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Transition-Timer-Finish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1.866cm" svg:y="7.285cm">
            <draw:text-box>
              <text:p><text:span text:style-name="T14">automation</text:span></text:p>
            </draw:text-box>
          </draw:frame>
        </draw:g>
        <draw:g draw:style-name="gr80">
          <draw:frame draw:style-name="gr117" draw:text-style-name="P53" draw:layer="layout" svg:width="1.682cm" svg:height="0.319cm" svg:x="6.806cm" svg:y="8.785cm">
            <draw:text-box>
              <text:p text:style-name="P52"><text:span text:style-name="T33">daypart-state</text:span></text:p>
            </draw:text-box>
          </draw:frame>
          <draw:line draw:style-name="gr118" draw:text-style-name="P46" draw:layer="layout" svg:x1="6.774cm" svg:y1="9.111cm" svg:x2="8.362cm" svg:y2="9.105cm">
            <text:p/>
          </draw:line>
        </draw:g>
        <draw:custom-shape draw:style-name="gr119" draw:text-style-name="P32" draw:layer="layout" svg:width="0.5cm" svg:height="0.795cm" svg:x="2.959cm" svg:y="11.086cm">
          <text:p/>
          <draw:enhanced-geometry svg:viewBox="0 0 21600 21600" draw:type="rectangle" draw:enhanced-path="M 0 0 L 21600 0 21600 21600 0 21600 0 0 Z N"/>
        </draw:custom-shape>
        <draw:frame draw:style-name="gr52" draw:layer="layout" svg:width="3.468cm" svg:height="0.955cm" svg:x="16.732cm" svg:y="13.117cm">
          <draw:text-box>
            <text:p>Probably this becomes the 'default' case at bottom of conditions list</text:p>
          </draw:text-box>
        </draw:frame>
        <draw:g draw:style-name="gr38">
          <draw:line draw:style-name="gr120" draw:text-style-name="P47" draw:layer="layout" svg:x1="6.523cm" svg:y1="6.703cm" svg:x2="6.523cm" svg:y2="10.886cm">
            <text:p/>
          </draw:line>
          <draw:g draw:style-name="gr38">
            <draw:custom-shape draw:style-name="gr121" draw:text-style-name="P34" draw:layer="layout" svg:width="3.039cm" svg:height="1.233cm" svg:x="4.997cm" svg:y="5.821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33"><text:span text:style-name="T24">daypart _Became-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1" draw:text-style-name="P35" draw:layer="layout" svg:width="1.453cm" svg:height="0.369cm" svg:x="5.157cm" svg:y="5.621cm">
              <draw:text-box>
                <text:p><text:span text:style-name="T14">automation</text:span></text:p>
              </draw:text-box>
            </draw:frame>
          </draw:g>
          <draw:g draw:style-name="gr38">
            <draw:custom-shape draw:style-name="gr122" draw:text-style-name="P34" draw:layer="layout" svg:width="3.039cm" svg:height="1.233cm" svg:x="4.997cm" svg:y="7.435cm">
              <draw:glue-point draw:id="4" svg:x="4.446cm" svg:y="5.295cm"/>
              <draw:glue-point draw:id="5" svg:x="2.223cm" svg:y="5.295cm"/>
              <draw:glue-point draw:id="6" svg:x="-2.22cm" svg:y="5.295cm"/>
              <draw:glue-point draw:id="7" svg:x="-4.442cm" svg:y="5.295cm"/>
              <draw:glue-point draw:id="8" svg:x="0.001cm" svg:y="-0.544cm" draw:align="bottom-left"/>
              <draw:glue-point draw:id="9" svg:x="-0.001cm" svg:y="-0.544cm" draw:align="bottom-right"/>
              <text:p text:style-name="P33"><text:span text:style-name="T24">daypart _Became-N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1" draw:text-style-name="P35" draw:layer="layout" svg:width="1.453cm" svg:height="0.369cm" svg:x="5.157cm" svg:y="7.235cm">
              <draw:text-box>
                <text:p><text:span text:style-name="T14">automation</text:span></text:p>
              </draw:text-box>
            </draw:frame>
          </draw:g>
        </draw:g>
        <draw:custom-shape draw:style-name="gr123" draw:text-style-name="P32" draw:layer="layout" svg:width="0.5cm" svg:height="0.469cm" svg:x="6.259cm" svg:y="8.986cm">
          <text:p/>
          <draw:enhanced-geometry svg:viewBox="0 0 21600 21600" draw:type="rectangle" draw:enhanced-path="M 0 0 L 21600 0 21600 21600 0 21600 0 0 Z N"/>
        </draw:custom-shape>
        <draw:frame draw:style-name="gr52" draw:text-style-name="P54" xml:id="id54" draw:id="id54" draw:layer="layout" svg:width="4.127cm" svg:height="0.955cm" svg:x="12.013cm" svg:y="7.851cm">
          <draw:text-box>
            <text:p><text:span text:style-name="T41">This will require a loop through all </text:span><text:span text:style-name="T41">sensors. Need to think through how </text:span><text:span text:style-name="T41">I implement this</text:span></text:p>
          </draw:text-box>
        </draw:frame>
        <draw:connector draw:style-name="gr16" draw:text-style-name="P13" draw:layer="layout" draw:type="curve" svg:x1="8.63cm" svg:y1="9.127cm" svg:x2="12.013cm" svg:y2="8.328cm" draw:start-shape="id53" draw:start-glue-point="0" draw:end-shape="id54" draw:end-glue-point="3" svg:d="M8630 9127c0-533 1127-799 3383-799" svg:viewBox="0 0 3384 800">
          <text:p/>
        </draw:connector>
        <draw:g draw:style-name="gr38">
          <draw:line draw:style-name="gr124" draw:text-style-name="P32" draw:layer="layout" svg:x1="8.635cm" svg:y1="4.215cm" svg:x2="8.635cm" svg:y2="12.589cm">
            <text:p/>
          </draw:line>
          <draw:custom-shape draw:style-name="gr125" draw:text-style-name="P34" draw:layer="layout" svg:width="2.668cm" svg:height="1.018cm" svg:x="7.286cm" svg:y="4.21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Daypart-State-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5" draw:text-style-name="P35" draw:layer="layout" svg:width="0.729cm" svg:height="0.369cm" svg:x="7.469cm" svg:y="4.02cm">
            <draw:text-box>
              <text:p><text:span text:style-name="T14">script</text:span></text:p>
            </draw:text-box>
          </draw:frame>
        </draw:g>
        <draw:custom-shape draw:style-name="gr126" draw:text-style-name="P32" xml:id="id53" draw:id="id53" draw:layer="layout" svg:width="0.5cm" svg:height="2.276cm" svg:x="8.38cm" svg:y="9.127cm">
          <text:p/>
          <draw:enhanced-geometry svg:viewBox="0 0 21600 21600" draw:type="rectangle" draw:enhanced-path="M 0 0 L 21600 0 21600 21600 0 21600 0 0 Z N"/>
        </draw:custom-shape>
        <draw:g draw:style-name="gr80">
          <draw:frame draw:style-name="gr127" draw:text-style-name="P53" draw:layer="layout" svg:width="2.476cm" svg:height="0.323cm" svg:x="3.505cm" svg:y="11.365cm">
            <draw:text-box>
              <text:p text:style-name="P52"><text:span text:style-name="T42">lightset_label</text:span></text:p>
            </draw:text-box>
          </draw:frame>
          <draw:line draw:style-name="gr128" draw:text-style-name="P46" draw:layer="layout" svg:x1="3.473cm" svg:y1="11.695cm" svg:x2="10.674cm" svg:y2="11.662cm">
            <text:p/>
          </draw:line>
        </draw:g>
        <draw:g draw:style-name="gr80">
          <draw:frame draw:style-name="gr129" draw:text-style-name="P53" draw:layer="layout" svg:width="2.428cm" svg:height="0.323cm" svg:x="8.901cm" svg:y="10.581cm">
            <draw:text-box>
              <text:p text:style-name="P52"><text:span text:style-name="T42">lightset_label</text:span></text:p>
            </draw:text-box>
          </draw:frame>
          <draw:line draw:style-name="gr130" draw:text-style-name="P46" draw:layer="layout" svg:x1="8.869cm" svg:y1="10.911cm" svg:x2="10.669cm" svg:y2="10.903cm">
            <text:p/>
          </draw:line>
        </draw:g>
        <draw:g draw:style-name="gr38">
          <draw:custom-shape draw:style-name="gr131" draw:text-style-name="P36" draw:layer="layout" svg:width="4.56cm" svg:height="1.63cm" svg:x="8.21cm" svg:y="9.498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56" draw:layer="layout" svg:width="1.289cm" svg:height="0.623cm" svg:x="8.203cm" svg:y="9.498cm">
            <text:p text:style-name="P55"><text:span text:style-name="T33">loop</text:span></text:p>
            <draw:enhanced-geometry svg:viewBox="0 0 21600 21600" draw:type="non-primitve" draw:enhanced-path="M 0 0 L 21600 0 19000 21600 0 21600 0 0 Z N"/>
          </draw:custom-shape>
          <draw:frame draw:style-name="gr133" draw:text-style-name="P14" draw:layer="layout" svg:width="3.184cm" svg:height="0.637cm" svg:x="9.528cm" svg:y="9.593cm">
            <draw:text-box>
              <text:p><text:span text:style-name="T9">[once for each sensors light-set]</text:span></text:p>
            </draw:text-box>
          </draw:frame>
        </draw:g>
        <draw:frame draw:style-name="gr97" draw:text-style-name="P54" xml:id="id56" draw:id="id56" draw:layer="layout" svg:width="4.127cm" svg:height="1.273cm" svg:x="15.59cm" svg:y="9.906cm">
          <draw:text-box>
            <text:p><text:span text:style-name="T41">Think I need to add a case for Daypart == Evening. In which case set state = 'Cancel In Process'</text:span></text:p>
          </draw:text-box>
        </draw:frame>
        <draw:connector draw:style-name="gr16" draw:text-style-name="P13" draw:layer="layout" draw:type="curve" svg:x1="13.539cm" svg:y1="12.648cm" svg:x2="15.59cm" svg:y2="10.542cm" draw:start-shape="id55" draw:start-glue-point="0" draw:end-shape="id56" draw:end-glue-point="3" svg:d="M13539 12648c0-1404 683-2106 2051-2106" svg:viewBox="0 0 2052 2107">
          <text:p/>
        </draw:connector>
        <draw:frame draw:style-name="gr18" draw:layer="layout" svg:width="3.468cm" svg:height="1.591cm" svg:x="16.732cm" svg:y="15.198cm">
          <draw:text-box>
            <text:p>This will trigger Automation "Lightset | Operational Change Requested" which will then take action to reactivate the light-set.</text:p>
          </draw:text-box>
        </draw:frame>
      </draw:page>
      <draw:page draw:name="page8" draw:style-name="dp1" draw:master-page-name="Default">
        <draw:g draw:style-name="gr38">
          <draw:custom-shape draw:style-name="gr134" draw:text-style-name="P36" draw:layer="layout" svg:width="19.079cm" svg:height="25.38cm" svg:x="1.298cm" svg:y="1.30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38" draw:layer="layout" svg:width="6.462cm" svg:height="0.779cm" svg:x="1.298cm" svg:y="1.305cm">
            <text:p text:style-name="P37"><text:span text:style-name="T25">sd </text:span><text:span text:style-name="T26">lightset Inactive to Idle</text:span><text:span text:style-name="T27"> <text:s text:c="4"/></text:span></text:p>
            <draw:enhanced-geometry svg:viewBox="0 0 21600 21600" draw:type="non-primitve" draw:enhanced-path="M 0 0 L 21600 0 19000 21600 0 21600 0 0 Z N"/>
          </draw:custom-shape>
        </draw:g>
        <draw:g draw:style-name="gr80">
          <draw:line draw:style-name="gr136" draw:text-style-name="P46" draw:layer="layout" svg:x1="3.473cm" svg:y1="7.695cm" svg:x2="6.798cm" svg:y2="7.68cm">
            <text:p/>
          </draw:line>
          <draw:frame draw:style-name="gr137" draw:text-style-name="P57" draw:layer="layout" svg:width="2.962cm" svg:height="0.347cm" svg:x="3.505cm" svg:y="7.357cm">
            <draw:text-box>
              <text:p text:style-name="P52"><text:span text:style-name="T33">l</text:span><text:span text:style-name="T33">i</text:span><text:span text:style-name="T33">g</text:span><text:span text:style-name="T33">h</text:span><text:span text:style-name="T33">t</text:span><text:span text:style-name="T33">s</text:span><text:span text:style-name="T33">e</text:span><text:span text:style-name="T33">t</text:span><text:span text:style-name="T33">_</text:span><text:span text:style-name="T33">l</text:span><text:span text:style-name="T33">a</text:span><text:span text:style-name="T33">b</text:span><text:span text:style-name="T33">e</text:span><text:span text:style-name="T33">l</text:span></text:p>
            </draw:text-box>
          </draw:frame>
        </draw:g>
        <draw:g draw:style-name="gr38">
          <draw:line draw:style-name="gr138" draw:text-style-name="P32" draw:layer="layout" svg:x1="7.032cm" svg:y1="4.933cm" svg:x2="7.032cm" svg:y2="23.494cm">
            <text:p/>
          </draw:line>
          <draw:custom-shape draw:style-name="gr139" draw:text-style-name="P34" draw:layer="layout" svg:width="3.272cm" svg:height="1.233cm" svg:x="5.397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Access-Condi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0" draw:text-style-name="P39" draw:layer="layout" svg:width="18.657cm" svg:height="0.963cm" svg:x="1.443cm" svg:y="2.194cm">
          <draw:text-box>
            <text:p><text:span text:style-name="T28">D</text:span><text:span text:style-name="T28">e</text:span><text:span text:style-name="T28">s</text:span><text:span text:style-name="T28">c</text:span><text:span text:style-name="T28">r</text:span><text:span text:style-name="T28">i</text:span><text:span text:style-name="T28">p</text:span><text:span text:style-name="T28">t</text:span><text:span text:style-name="T28">i</text:span><text:span text:style-name="T28">o</text:span><text:span text:style-name="T28">n</text:span><text:span text:style-name="T12">:</text:span><text:span text:style-name="T12"> </text:span><text:span text:style-name="T12">S</text:span><text:span text:style-name="T12">h</text:span><text:span text:style-name="T12">o</text:span><text:span text:style-name="T12">w</text:span><text:span text:style-name="T12">s</text:span><text:span text:style-name="T12"> </text:span><text:span text:style-name="T12">s</text:span><text:span text:style-name="T12">e</text:span><text:span text:style-name="T12">q</text:span><text:span text:style-name="T12">u</text:span><text:span text:style-name="T12">e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e</text:span><text:span text:style-name="T12">v</text:span><text:span text:style-name="T12">e</text:span><text:span text:style-name="T12">n</text:span><text:span text:style-name="T12">t</text:span><text:span text:style-name="T12">s</text:span><text:span text:style-name="T12"> </text:span><text:span text:style-name="T12">f</text:span><text:span text:style-name="T12">o</text:span><text:span text:style-name="T12">r</text:span><text:span text:style-name="T12"> </text:span><text:span text:style-name="T12">a</text:span><text:span text:style-name="T12">n</text:span><text:span text:style-name="T12"> </text:span><text:span text:style-name="T12">a</text:span><text:span text:style-name="T12">m</text:span><text:span text:style-name="T12">b</text:span><text:span text:style-name="T12">i</text:span><text:span text:style-name="T12">e</text:span><text:span text:style-name="T12">n</text:span><text:span text:style-name="T12">t</text:span><text:span text:style-name="T12"> </text:span><text:span text:style-name="T12">l</text:span><text:span text:style-name="T12">i</text:span><text:span text:style-name="T12">g</text:span><text:span text:style-name="T12">h</text:span><text:span text:style-name="T12">t</text:span><text:span text:style-name="T12"> </text:span><text:span text:style-name="T12">s</text:span><text:span text:style-name="T12">e</text:span><text:span text:style-name="T12">n</text:span><text:span text:style-name="T12">s</text:span><text:span text:style-name="T12">o</text:span><text:span text:style-name="T12">r</text:span><text:span text:style-name="T12"> </text:span><text:span text:style-name="T12">a</text:span><text:span text:style-name="T12">s</text:span><text:span text:style-name="T12">s</text:span><text:span text:style-name="T12">o</text:span><text:span text:style-name="T12">c</text:span><text:span text:style-name="T12">i</text:span><text:span text:style-name="T12">a</text:span><text:span text:style-name="T12">t</text:span><text:span text:style-name="T12">e</text:span><text:span text:style-name="T12">d</text:span><text:span text:style-name="T12"> </text:span><text:span text:style-name="T12">l</text:span><text:span text:style-name="T12">i</text:span><text:span text:style-name="T12">g</text:span><text:span text:style-name="T12">h</text:span><text:span text:style-name="T12">t</text:span><text:span text:style-name="T12">s</text:span><text:span text:style-name="T12">e</text:span><text:span text:style-name="T12">t</text:span><text:span text:style-name="T12"> </text:span><text:span text:style-name="T12">t</text:span><text:span text:style-name="T12">o</text:span><text:span text:style-name="T12"> </text:span><text:span text:style-name="T12">t</text:span><text:span text:style-name="T12">r</text:span><text:span text:style-name="T12">a</text:span><text:span text:style-name="T12">n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i</text:span><text:span text:style-name="T12">t</text:span><text:span text:style-name="T12">'</text:span><text:span text:style-name="T12">s</text:span><text:span text:style-name="T12"> </text:span><text:span text:style-name="T30">I</text:span><text:span text:style-name="T30">n</text:span><text:span text:style-name="T30">a</text:span><text:span text:style-name="T30">c</text:span><text:span text:style-name="T30">t</text:span><text:span text:style-name="T30">i</text:span><text:span text:style-name="T30">v</text:span><text:span text:style-name="T30">e</text:span><text:span text:style-name="T12"> </text:span><text:span text:style-name="T12">s</text:span><text:span text:style-name="T12">t</text:span><text:span text:style-name="T12">a</text:span><text:span text:style-name="T12">t</text:span><text:span text:style-name="T12">e</text:span><text:span text:style-name="T12">,</text:span><text:span text:style-name="T12"> </text:span><text:span text:style-name="T12">t</text:span><text:span text:style-name="T12">h</text:span><text:span text:style-name="T12">r</text:span><text:span text:style-name="T12">o</text:span><text:span text:style-name="T12">u</text:span><text:span text:style-name="T12">g</text:span><text:span text:style-name="T12">h</text:span><text:span text:style-name="T12"> </text:span><text:span text:style-name="T30">I</text:span><text:span text:style-name="T30">n</text:span><text:span text:style-name="T30"> </text:span><text:span text:style-name="T30">P</text:span><text:span text:style-name="T30">r</text:span><text:span text:style-name="T30">o</text:span><text:span text:style-name="T30">c</text:span><text:span text:style-name="T30">e</text:span><text:span text:style-name="T30">s</text:span><text:span text:style-name="T30">s</text:span><text:span text:style-name="T30"> </text:span><text:span text:style-name="T30">-</text:span><text:span text:style-name="T30"> </text:span><text:span text:style-name="T30">O</text:span><text:span text:style-name="T30">N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t</text:span><text:span text:style-name="T12">h</text:span><text:span text:style-name="T12">e</text:span><text:span text:style-name="T12">n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text:span text:style-name="T30">I</text:span><text:span text:style-name="T30">d</text:span><text:span text:style-name="T30">l</text:span><text:span text:style-name="T30">e</text:span><text:span text:style-name="T12">.</text:span></text:p>
          </draw:text-box>
        </draw:frame>
        <draw:custom-shape draw:style-name="gr141" draw:text-style-name="P32" draw:layer="layout" svg:width="0.5cm" svg:height="1.093cm" svg:x="6.791cm" svg:y="7.164cm">
          <text:p/>
          <draw:enhanced-geometry svg:viewBox="0 0 21600 21600" draw:type="rectangle" draw:enhanced-path="M 0 0 L 21600 0 21600 21600 0 21600 0 0 Z N"/>
        </draw:custom-shape>
        <draw:g draw:style-name="gr38">
          <draw:line draw:style-name="gr142" draw:text-style-name="P32" draw:layer="layout" svg:x1="11.219cm" svg:y1="4.933cm" svg:x2="11.219cm" svg:y2="23.494cm">
            <text:p/>
          </draw:line>
          <draw:custom-shape draw:style-name="gr143" draw:text-style-name="P34" draw:layer="layout" svg:width="3.272cm" svg:height="1.233cm" svg:x="9.58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State-Chang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4" draw:text-style-name="P32" draw:layer="layout" svg:width="0.5cm" svg:height="2.853cm" svg:x="10.978cm" svg:y="9.548cm">
          <text:p/>
          <draw:enhanced-geometry svg:viewBox="0 0 21600 21600" draw:type="rectangle" draw:enhanced-path="M 0 0 L 21600 0 21600 21600 0 21600 0 0 Z N"/>
        </draw:custom-shape>
        <draw:g draw:style-name="gr80">
          <draw:line draw:style-name="gr145" draw:text-style-name="P46" draw:layer="layout" svg:x1="11.479cm" svg:y1="12.233cm" svg:x2="15.069cm" svg:y2="12.217cm">
            <text:p/>
          </draw:line>
          <draw:frame draw:style-name="gr146" draw:text-style-name="P57" draw:layer="layout" svg:width="3.364cm" svg:height="0.319cm" svg:x="11.511cm" svg:y="11.923cm">
            <draw:text-box>
              <text:p text:style-name="P52"><text:span text:style-name="T33">l</text:span><text:span text:style-name="T33">i</text:span><text:span text:style-name="T33">g</text:span><text:span text:style-name="T33">h</text:span><text:span text:style-name="T33">t</text:span><text:span text:style-name="T33">s</text:span><text:span text:style-name="T33">e</text:span><text:span text:style-name="T33">t</text:span><text:span text:style-name="T33">_</text:span><text:span text:style-name="T33">l</text:span><text:span text:style-name="T33">a</text:span><text:span text:style-name="T33">b</text:span><text:span text:style-name="T33">e</text:span><text:span text:style-name="T33">l</text:span></text:p>
            </draw:text-box>
          </draw:frame>
        </draw:g>
        <draw:g draw:style-name="gr80">
          <draw:polyline draw:style-name="gr147" draw:text-style-name="P40" draw:layer="layout" svg:width="6.538cm" svg:height="0.212cm" svg:x="2.108cm" svg:y="8.154cm" svg:viewBox="0 0 6539 213" draw:points="5185,5 6539,0 6539,161 0,213">
            <text:p/>
          </draw:polyline>
          <draw:frame draw:style-name="gr148" draw:text-style-name="P42" draw:layer="layout" svg:width="3.368cm" svg:height="0.637cm" svg:x="7.372cm" svg:y="7.481cm">
            <draw:text-box>
              <text:p text:style-name="P41"><text:span text:style-name="T31">s</text:span><text:span text:style-name="T31">e</text:span><text:span text:style-name="T31">t</text:span><text:span text:style-name="T31"> </text:span><text:span text:style-name="T32">L</text:span><text:span text:style-name="T32">i</text:span><text:span text:style-name="T32">g</text:span><text:span text:style-name="T32">h</text:span><text:span text:style-name="T32">t</text:span><text:span text:style-name="T32"> </text:span><text:span text:style-name="T32">S</text:span><text:span text:style-name="T32">e</text:span><text:span text:style-name="T32">t</text:span><text:span text:style-name="T32"> </text:span><text:span text:style-name="T32">-</text:span><text:span text:style-name="T32"> </text:span><text:span text:style-name="T32">&lt;</text:span><text:span text:style-name="T32">f</text:span><text:span text:style-name="T32">o</text:span><text:span text:style-name="T32">r</text:span><text:span text:style-name="T32"> </text:span><text:span text:style-name="T32">s</text:span><text:span text:style-name="T32">e</text:span><text:span text:style-name="T32">n</text:span><text:span text:style-name="T32">s</text:span><text:span text:style-name="T32">o</text:span><text:span text:style-name="T32">r</text:span><text:span text:style-name="T32">&gt;</text:span><text:span text:style-name="T32"> </text:span><text:span text:style-name="T32">|</text:span><text:span text:style-name="T32"> </text:span><text:span text:style-name="T32"><text:line-break/></text:span><text:span text:style-name="T32">S</text:span><text:span text:style-name="T32">t</text:span><text:span text:style-name="T32">a</text:span><text:span text:style-name="T32">t</text:span><text:span text:style-name="T32">e</text:span><text:span text:style-name="T33"> </text:span><text:span text:style-name="T33">=</text:span><text:span text:style-name="T33"> </text:span><text:span text:style-name="T32">I</text:span><text:span text:style-name="T32">n</text:span><text:span text:style-name="T32"> </text:span><text:span text:style-name="T32">P</text:span><text:span text:style-name="T32">r</text:span><text:span text:style-name="T32">o</text:span><text:span text:style-name="T32">c</text:span><text:span text:style-name="T32">e</text:span><text:span text:style-name="T32">s</text:span><text:span text:style-name="T32">s</text:span><text:span text:style-name="T32"> </text:span><text:span text:style-name="T32">-</text:span><text:span text:style-name="T32"> </text:span><text:span text:style-name="T32">O</text:span><text:span text:style-name="T32">N</text:span></text:p>
            </draw:text-box>
          </draw:frame>
        </draw:g>
        <draw:g draw:style-name="gr38" xml:id="id57" draw:id="id57">
          <draw:custom-shape draw:name="colored-shapes-gray 3" draw:style-name="gr149" draw:text-style-name="P17" draw:layer="layout" svg:width="0.627cm" svg:height="0.627cm" svg:x="1.473cm" svg:y="8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8.244cm">
            <draw:text-box>
              <text:p>HA</text:p>
            </draw:text-box>
          </draw:frame>
        </draw:g>
        <draw:g draw:style-name="gr38">
          <draw:g draw:style-name="gr38">
            <draw:custom-shape draw:name="colored-shapes-gray 3" draw:style-name="gr150" draw:text-style-name="P17" draw:layer="layout" svg:width="0.627cm" svg:height="0.627cm" svg:x="1.473cm" svg:y="6.6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39cm" svg:y="6.88cm">
              <draw:text-box>
                <text:p>HA</text:p>
              </draw:text-box>
            </draw:frame>
          </draw:g>
          <draw:line draw:style-name="gr151" draw:text-style-name="P46" draw:layer="layout" svg:x1="2.107cm" svg:y1="7.022cm" svg:x2="2.944cm" svg:y2="7.022cm">
            <text:p/>
          </draw:line>
        </draw:g>
        <draw:g draw:style-name="gr38">
          <draw:line draw:style-name="gr152" draw:text-style-name="P47" draw:layer="layout" svg:x1="3.226cm" svg:y1="5.815cm" svg:x2="3.226cm" svg:y2="23.619cm">
            <text:p/>
          </draw:line>
          <draw:custom-shape draw:style-name="gr153" draw:text-style-name="P34" draw:layer="layout" svg:width="3.039cm" svg:height="1.589cm" svg:x="1.68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ambient_Sensor-Became-Not-Br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1.827cm" svg:y="4.751cm">
            <draw:text-box>
              <text:p><text:span text:style-name="T14">a</text:span><text:span text:style-name="T14">u</text:span><text:span text:style-name="T14">t</text:span><text:span text:style-name="T14">o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/text:p>
            </draw:text-box>
          </draw:frame>
        </draw:g>
        <draw:frame draw:style-name="gr101" draw:text-style-name="P35" draw:layer="layout" svg:width="1.453cm" svg:height="0.369cm" svg:x="9.761cm" svg:y="4.719cm">
          <draw:text-box>
            <text:p><text:span text:style-name="T14">a</text:span><text:span text:style-name="T14">u</text:span><text:span text:style-name="T14">t</text:span><text:span text:style-name="T14">o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/text:p>
          </draw:text-box>
        </draw:frame>
        <draw:g draw:style-name="gr38">
          <draw:line draw:style-name="gr154" draw:text-style-name="P32" draw:layer="layout" svg:x1="15.319cm" svg:y1="4.933cm" svg:x2="15.319cm" svg:y2="23.494cm">
            <text:p/>
          </draw:line>
          <draw:custom-shape draw:style-name="gr155" draw:text-style-name="P34" draw:layer="layout" svg:width="2.173cm" svg:height="1.233cm" svg:x="14.24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By-Label_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14.391cm" svg:y="4.735cm">
            <draw:text-box>
              <text:p><text:span text:style-name="T14">s</text:span><text:span text:style-name="T14">c</text:span><text:span text:style-name="T14">r</text:span><text:span text:style-name="T14">i</text:span><text:span text:style-name="T14">p</text:span><text:span text:style-name="T14">t</text:span></text:p>
            </draw:text-box>
          </draw:frame>
        </draw:g>
        <draw:frame draw:style-name="gr75" draw:text-style-name="P35" draw:layer="layout" svg:width="0.729cm" svg:height="0.369cm" svg:x="5.571cm" svg:y="4.744cm">
          <draw:text-box>
            <text:p><text:span text:style-name="T14">s</text:span><text:span text:style-name="T14">c</text:span><text:span text:style-name="T14">r</text:span><text:span text:style-name="T14">i</text:span><text:span text:style-name="T14">p</text:span><text:span text:style-name="T14">t</text:span></text:p>
          </draw:text-box>
        </draw:frame>
        <draw:g draw:style-name="gr38">
          <draw:g draw:style-name="gr38">
            <draw:custom-shape draw:name="colored-shapes-gray 3" draw:style-name="gr157" draw:text-style-name="P17" draw:layer="layout" svg:width="0.627cm" svg:height="0.627cm" svg:x="1.473cm" svg:y="14.1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39cm" svg:y="14.332cm">
              <draw:text-box>
                <text:p>HA</text:p>
              </draw:text-box>
            </draw:frame>
          </draw:g>
          <draw:g draw:style-name="gr80">
            <draw:polyline draw:style-name="gr158" draw:text-style-name="P40" draw:layer="layout" svg:width="14.811cm" svg:height="0.279cm" svg:x="2.105cm" svg:y="14.185cm" svg:viewBox="0 0 14812 280" draw:points="13458,5 14812,0 14812,161 0,280">
              <text:p/>
            </draw:polyline>
            <draw:frame draw:style-name="gr159" draw:text-style-name="P43" draw:layer="layout" svg:width="4.545cm" svg:height="0.392cm" svg:x="15.642cm" svg:y="13.77cm">
              <draw:text-box>
                <text:p text:style-name="P28"><text:span text:style-name="T31">s</text:span><text:span text:style-name="T31">e</text:span><text:span text:style-name="T31">t</text:span><text:span text:style-name="T31"> </text:span><text:span text:style-name="T32">L</text:span><text:span text:style-name="T32">i</text:span><text:span text:style-name="T32">g</text:span><text:span text:style-name="T32">h</text:span><text:span text:style-name="T32">t</text:span><text:span text:style-name="T32"> </text:span><text:span text:style-name="T32">S</text:span><text:span text:style-name="T32">e</text:span><text:span text:style-name="T32">t</text:span><text:span text:style-name="T32"> </text:span><text:span text:style-name="T32">-</text:span><text:span text:style-name="T32"> </text:span><text:span text:style-name="T32">&lt;</text:span><text:span text:style-name="T32">f</text:span><text:span text:style-name="T32">o</text:span><text:span text:style-name="T32">r</text:span><text:span text:style-name="T32"> </text:span><text:span text:style-name="T32">s</text:span><text:span text:style-name="T32">e</text:span><text:span text:style-name="T32">n</text:span><text:span text:style-name="T32">s</text:span><text:span text:style-name="T32">o</text:span><text:span text:style-name="T32">r</text:span><text:span text:style-name="T32">&gt;</text:span><text:span text:style-name="T32"> </text:span><text:span text:style-name="T32">|</text:span><text:span text:style-name="T32"> </text:span><text:span text:style-name="T32">S</text:span><text:span text:style-name="T32">t</text:span><text:span text:style-name="T32">a</text:span><text:span text:style-name="T32">t</text:span><text:span text:style-name="T32">e</text:span><text:span text:style-name="T33"> </text:span><text:span text:style-name="T33">=</text:span><text:span text:style-name="T33"> </text:span><text:span text:style-name="T34">I</text:span><text:span text:style-name="T34">d</text:span><text:span text:style-name="T34">l</text:span><text:span text:style-name="T34">e</text:span></text:p>
              </draw:text-box>
            </draw:frame>
          </draw:g>
        </draw:g>
        <draw:g draw:style-name="gr80">
          <draw:frame draw:style-name="gr160" draw:text-style-name="P43" draw:layer="layout" svg:width="2.034cm" svg:height="0.637cm" svg:x="11.56cm" svg:y="9.668cm">
            <draw:text-box>
              <text:p text:style-name="P28"><text:span text:style-name="T33">c</text:span><text:span text:style-name="T33">h</text:span><text:span text:style-name="T33">a</text:span><text:span text:style-name="T33">n</text:span><text:span text:style-name="T33">g</text:span><text:span text:style-name="T33">e</text:span><text:span text:style-name="T33">d</text:span><text:span text:style-name="T33">_</text:span><text:span text:style-name="T33">h</text:span><text:span text:style-name="T33">e</text:span><text:span text:style-name="T33">l</text:span><text:span text:style-name="T33">p</text:span><text:span text:style-name="T33">e</text:span><text:span text:style-name="T33">r</text:span><text:span text:style-name="T33"><text:line-break/></text:span><text:span text:style-name="T33">n</text:span><text:span text:style-name="T33">e</text:span><text:span text:style-name="T33">w</text:span><text:span text:style-name="T33">_</text:span><text:span text:style-name="T33">s</text:span><text:span text:style-name="T33">t</text:span><text:span text:style-name="T33">a</text:span><text:span text:style-name="T33">t</text:span><text:span text:style-name="T33">e</text:span></text:p>
            </draw:text-box>
          </draw:frame>
          <draw:line draw:style-name="gr161" draw:text-style-name="P40" draw:layer="layout" svg:x1="11.511cm" svg:y1="10.322cm" svg:x2="13.081cm" svg:y2="10.319cm">
            <text:p/>
          </draw:line>
        </draw:g>
        <draw:custom-shape draw:style-name="gr162" draw:text-style-name="P32" draw:layer="layout" svg:width="0.5cm" svg:height="1.396cm" svg:x="2.959cm" svg:y="6.559cm">
          <text:p/>
          <draw:enhanced-geometry svg:viewBox="0 0 21600 21600" draw:type="rectangle" draw:enhanced-path="M 0 0 L 21600 0 21600 21600 0 21600 0 0 Z N"/>
        </draw:custom-shape>
        <draw:g draw:style-name="gr38" xml:id="id58" draw:id="id58">
          <draw:custom-shape draw:name="colored-shapes-gray 3" draw:style-name="gr163" draw:text-style-name="P17" draw:layer="layout" svg:width="0.627cm" svg:height="0.627cm" svg:x="1.469cm" svg:y="9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5cm" svg:y="9.78cm">
            <draw:text-box>
              <text:p>HA</text:p>
            </draw:text-box>
          </draw:frame>
        </draw:g>
        <draw:line draw:style-name="gr164" draw:text-style-name="P46" draw:layer="layout" svg:x1="2.103cm" svg:y1="9.922cm" svg:x2="10.968cm" svg:y2="9.922cm">
          <text:p/>
        </draw:line>
        <draw:frame draw:style-name="gr165" draw:text-style-name="P58" draw:layer="layout" svg:width="8.682cm" svg:height="0.369cm" svg:x="2.16cm" svg:y="9.527cm">
          <draw:text-box>
            <text:p text:style-name="P28"><text:span text:style-name="T43">t</text:span><text:span text:style-name="T43">r</text:span><text:span text:style-name="T43">i</text:span><text:span text:style-name="T43">g</text:span><text:span text:style-name="T43">g</text:span><text:span text:style-name="T43">e</text:span><text:span text:style-name="T43">r</text:span><text:span text:style-name="T43">:</text:span><text:span text:style-name="T43"> </text:span><text:span text:style-name="T43">E</text:span><text:span text:style-name="T43">n</text:span><text:span text:style-name="T43">t</text:span><text:span text:style-name="T43">i</text:span><text:span text:style-name="T43">t</text:span><text:span text:style-name="T43">y</text:span><text:span text:style-name="T43"> </text:span><text:span text:style-name="T44">L</text:span><text:span text:style-name="T44">i</text:span><text:span text:style-name="T44">g</text:span><text:span text:style-name="T44">h</text:span><text:span text:style-name="T44">t</text:span><text:span text:style-name="T44"> </text:span><text:span text:style-name="T44">S</text:span><text:span text:style-name="T44">e</text:span><text:span text:style-name="T44">t</text:span><text:span text:style-name="T44"> </text:span><text:span text:style-name="T44">-</text:span><text:span text:style-name="T44"> </text:span><text:span text:style-name="T44">&lt;</text:span><text:span text:style-name="T44">f</text:span><text:span text:style-name="T44">o</text:span><text:span text:style-name="T44">r</text:span><text:span text:style-name="T44"> </text:span><text:span text:style-name="T44">s</text:span><text:span text:style-name="T44">e</text:span><text:span text:style-name="T44">n</text:span><text:span text:style-name="T44">s</text:span><text:span text:style-name="T44">o</text:span><text:span text:style-name="T44">r</text:span><text:span text:style-name="T44">&gt;</text:span><text:span text:style-name="T44"> </text:span><text:span text:style-name="T44">|</text:span><text:span text:style-name="T44"> </text:span><text:span text:style-name="T44">S</text:span><text:span text:style-name="T44">t</text:span><text:span text:style-name="T44">a</text:span><text:span text:style-name="T44">t</text:span><text:span text:style-name="T44">e</text:span><text:span text:style-name="T45"> </text:span><text:span text:style-name="T45">c</text:span><text:span text:style-name="T45">h</text:span><text:span text:style-name="T45">a</text:span><text:span text:style-name="T45">n</text:span><text:span text:style-name="T45">g</text:span><text:span text:style-name="T45">e</text:span><text:span text:style-name="T45">d</text:span><text:span text:style-name="T45"> </text:span><text:span text:style-name="T45">t</text:span><text:span text:style-name="T45">o</text:span><text:span text:style-name="T45"> </text:span><text:span text:style-name="T44">I</text:span><text:span text:style-name="T44">n</text:span><text:span text:style-name="T44"> </text:span><text:span text:style-name="T44">P</text:span><text:span text:style-name="T44">r</text:span><text:span text:style-name="T44">o</text:span><text:span text:style-name="T44">c</text:span><text:span text:style-name="T44">e</text:span><text:span text:style-name="T44">s</text:span><text:span text:style-name="T44">s</text:span><text:span text:style-name="T44"> </text:span><text:span text:style-name="T44">-</text:span><text:span text:style-name="T44"> </text:span><text:span text:style-name="T44">O</text:span><text:span text:style-name="T44">N</text:span></text:p>
          </draw:text-box>
        </draw:frame>
        <draw:connector draw:style-name="gr166" draw:text-style-name="P30" draw:layer="layout" draw:type="curve" svg:x1="1.786cm" svg:y1="8.682cm" svg:x2="1.782cm" svg:y2="9.591cm" draw:start-shape="id57" draw:start-glue-point="2" draw:end-shape="id58" draw:end-glue-point="0" svg:d="M1786 8682c0 681-4 227-4 909" svg:viewBox="0 0 5 910">
          <text:p/>
        </draw:connector>
        <draw:g draw:style-name="gr80">
          <draw:polyline draw:style-name="gr167" draw:text-style-name="P40" draw:layer="layout" svg:width="1.353cm" svg:height="0.171cm" svg:x="15.555cm" svg:y="12.636cm" svg:viewBox="0 0 1354 172" draw:points="0,5 1354,0 1354,161 6,172">
            <text:p/>
          </draw:polyline>
          <draw:frame draw:style-name="gr168" draw:text-style-name="P42" draw:layer="layout" svg:width="4.131cm" svg:height="0.392cm" svg:x="15.634cm" svg:y="12.221cm">
            <draw:text-box>
              <text:p text:style-name="P41"><text:span text:style-name="T31">g</text:span><text:span text:style-name="T31">e</text:span><text:span text:style-name="T31">t</text:span><text:span text:style-name="T31"> </text:span><text:span text:style-name="T31">l</text:span><text:span text:style-name="T31">i</text:span><text:span text:style-name="T31">g</text:span><text:span text:style-name="T31">h</text:span><text:span text:style-name="T31">t</text:span><text:span text:style-name="T31">s</text:span><text:span text:style-name="T31">e</text:span><text:span text:style-name="T31">t</text:span><text:span text:style-name="T31"> </text:span><text:span text:style-name="T31">l</text:span><text:span text:style-name="T31">a</text:span><text:span text:style-name="T31">b</text:span><text:span text:style-name="T31">e</text:span><text:span text:style-name="T31">l</text:span><text:span text:style-name="T31"> </text:span><text:span text:style-name="T31">f</text:span><text:span text:style-name="T31">r</text:span><text:span text:style-name="T31">o</text:span><text:span text:style-name="T31">m</text:span><text:span text:style-name="T31"> </text:span><text:span text:style-name="T31">s</text:span><text:span text:style-name="T31">e</text:span><text:span text:style-name="T31">n</text:span><text:span text:style-name="T31">s</text:span><text:span text:style-name="T31">o</text:span><text:span text:style-name="T31">r</text:span><text:span text:style-name="T31"> </text:span><text:span text:style-name="T31">I</text:span><text:span text:style-name="T31">D</text:span></text:p>
            </draw:text-box>
          </draw:frame>
        </draw:g>
        <draw:g draw:style-name="gr80">
          <draw:polyline draw:style-name="gr169" draw:text-style-name="P40" draw:layer="layout" svg:width="1.353cm" svg:height="0.171cm" svg:x="15.551cm" svg:y="13.403cm" svg:viewBox="0 0 1354 172" draw:points="0,5 1354,0 1354,161 6,172">
            <text:p/>
          </draw:polyline>
          <draw:frame draw:style-name="gr170" draw:text-style-name="P42" draw:layer="layout" svg:width="4.131cm" svg:height="0.392cm" svg:x="15.63cm" svg:y="12.988cm">
            <draw:text-box>
              <text:p text:style-name="P41"><text:span text:style-name="T31">t</text:span><text:span text:style-name="T31">u</text:span><text:span text:style-name="T31">r</text:span><text:span text:style-name="T31">n</text:span><text:span text:style-name="T31"> </text:span><text:span text:style-name="T31">o</text:span><text:span text:style-name="T31">n</text:span><text:span text:style-name="T31"> </text:span><text:span text:style-name="T31">a</text:span><text:span text:style-name="T31">l</text:span><text:span text:style-name="T31">l</text:span><text:span text:style-name="T31"> </text:span><text:span text:style-name="T31">l</text:span><text:span text:style-name="T31">i</text:span><text:span text:style-name="T31">g</text:span><text:span text:style-name="T31">h</text:span><text:span text:style-name="T31">t</text:span><text:span text:style-name="T31">s</text:span><text:span text:style-name="T31"> </text:span><text:span text:style-name="T31">f</text:span><text:span text:style-name="T31">o</text:span><text:span text:style-name="T31">r</text:span><text:span text:style-name="T31"> </text:span><text:span text:style-name="T31">t</text:span><text:span text:style-name="T31">h</text:span><text:span text:style-name="T31">a</text:span><text:span text:style-name="T31">t</text:span><text:span text:style-name="T31"> </text:span><text:span text:style-name="T31">l</text:span><text:span text:style-name="T31">a</text:span><text:span text:style-name="T31">b</text:span><text:span text:style-name="T31">e</text:span><text:span text:style-name="T31">l</text:span></text:p>
            </draw:text-box>
          </draw:frame>
        </draw:g>
        <draw:custom-shape draw:style-name="gr171" draw:text-style-name="P32" draw:layer="layout" svg:width="0.5cm" svg:height="1.151cm" svg:x="10.974cm" svg:y="15.755cm">
          <text:p/>
          <draw:enhanced-geometry svg:viewBox="0 0 21600 21600" draw:type="rectangle" draw:enhanced-path="M 0 0 L 21600 0 21600 21600 0 21600 0 0 Z N"/>
        </draw:custom-shape>
        <draw:g draw:style-name="gr80">
          <draw:frame draw:style-name="gr172" draw:text-style-name="P43" draw:layer="layout" svg:width="2.178cm" svg:height="0.637cm" svg:x="11.556cm" svg:y="16.075cm">
            <draw:text-box>
              <text:p text:style-name="P28"><text:span text:style-name="T33">s</text:span><text:span text:style-name="T33">c</text:span><text:span text:style-name="T33">h</text:span><text:span text:style-name="T33">a</text:span><text:span text:style-name="T33">n</text:span><text:span text:style-name="T33">g</text:span><text:span text:style-name="T33">e</text:span><text:span text:style-name="T33">d</text:span><text:span text:style-name="T33">_</text:span><text:span text:style-name="T33">h</text:span><text:span text:style-name="T33">e</text:span><text:span text:style-name="T33">l</text:span><text:span text:style-name="T33">p</text:span><text:span text:style-name="T33">e</text:span><text:span text:style-name="T33">r</text:span></text:p>
              <text:p text:style-name="P28"><text:span text:style-name="T33">n</text:span><text:span text:style-name="T33">e</text:span><text:span text:style-name="T33">w</text:span><text:span text:style-name="T33">_</text:span><text:span text:style-name="T33">s</text:span><text:span text:style-name="T33">t</text:span><text:span text:style-name="T33">a</text:span><text:span text:style-name="T33">t</text:span><text:span text:style-name="T33">e</text:span></text:p>
            </draw:text-box>
          </draw:frame>
          <draw:line draw:style-name="gr173" draw:text-style-name="P40" draw:layer="layout" svg:x1="11.507cm" svg:y1="16.729cm" svg:x2="13.077cm" svg:y2="16.726cm">
            <text:p/>
          </draw:line>
        </draw:g>
        <draw:g draw:style-name="gr38" xml:id="id59" draw:id="id59">
          <draw:custom-shape draw:name="colored-shapes-gray 3" draw:style-name="gr174" draw:text-style-name="P17" draw:layer="layout" svg:width="0.627cm" svg:height="0.627cm" svg:x="1.465cm" svg:y="15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1cm" svg:y="15.987cm">
            <draw:text-box>
              <text:p>HA</text:p>
            </draw:text-box>
          </draw:frame>
        </draw:g>
        <draw:frame draw:style-name="gr175" draw:text-style-name="P58" draw:layer="layout" svg:width="8.682cm" svg:height="0.369cm" svg:x="2.156cm" svg:y="15.734cm">
          <draw:text-box>
            <text:p text:style-name="P28"><text:span text:style-name="T43">t</text:span><text:span text:style-name="T43">r</text:span><text:span text:style-name="T43">i</text:span><text:span text:style-name="T43">g</text:span><text:span text:style-name="T43">g</text:span><text:span text:style-name="T43">e</text:span><text:span text:style-name="T43">r</text:span><text:span text:style-name="T43">:</text:span><text:span text:style-name="T43"> </text:span><text:span text:style-name="T43">E</text:span><text:span text:style-name="T43">n</text:span><text:span text:style-name="T43">t</text:span><text:span text:style-name="T43">i</text:span><text:span text:style-name="T43">t</text:span><text:span text:style-name="T43">y</text:span><text:span text:style-name="T43"> </text:span><text:span text:style-name="T44">L</text:span><text:span text:style-name="T44">i</text:span><text:span text:style-name="T44">g</text:span><text:span text:style-name="T44">h</text:span><text:span text:style-name="T44">t</text:span><text:span text:style-name="T44"> </text:span><text:span text:style-name="T44">S</text:span><text:span text:style-name="T44">e</text:span><text:span text:style-name="T44">t</text:span><text:span text:style-name="T44"> </text:span><text:span text:style-name="T44">-</text:span><text:span text:style-name="T44"> </text:span><text:span text:style-name="T44">&lt;</text:span><text:span text:style-name="T44">f</text:span><text:span text:style-name="T44">o</text:span><text:span text:style-name="T44">r</text:span><text:span text:style-name="T44"> </text:span><text:span text:style-name="T44">s</text:span><text:span text:style-name="T44">e</text:span><text:span text:style-name="T44">n</text:span><text:span text:style-name="T44">s</text:span><text:span text:style-name="T44">o</text:span><text:span text:style-name="T44">r</text:span><text:span text:style-name="T44">&gt;</text:span><text:span text:style-name="T44"> </text:span><text:span text:style-name="T44">|</text:span><text:span text:style-name="T44"> </text:span><text:span text:style-name="T44">S</text:span><text:span text:style-name="T44">t</text:span><text:span text:style-name="T44">a</text:span><text:span text:style-name="T44">t</text:span><text:span text:style-name="T44">e</text:span><text:span text:style-name="T45"> </text:span><text:span text:style-name="T45">c</text:span><text:span text:style-name="T45">h</text:span><text:span text:style-name="T45">a</text:span><text:span text:style-name="T45">n</text:span><text:span text:style-name="T45">g</text:span><text:span text:style-name="T45">e</text:span><text:span text:style-name="T45">d</text:span><text:span text:style-name="T45"> </text:span><text:span text:style-name="T45">t</text:span><text:span text:style-name="T45">o</text:span><text:span text:style-name="T45"> </text:span><text:span text:style-name="T44">I</text:span><text:span text:style-name="T44">d</text:span><text:span text:style-name="T44">l</text:span><text:span text:style-name="T44">e</text:span></text:p>
          </draw:text-box>
        </draw:frame>
        <draw:connector draw:style-name="gr166" draw:text-style-name="P30" draw:layer="layout" draw:type="curve" draw:line-skew="0.01cm" svg:x1="1.786cm" svg:y1="14.786cm" svg:x2="1.778cm" svg:y2="15.798cm" draw:end-shape="id59" draw:end-glue-point="0" svg:d="M1786 14786c0 391-8-114-8 1012" svg:viewBox="0 0 9 1013">
          <text:p/>
        </draw:connector>
        <draw:line draw:style-name="gr176" draw:text-style-name="P46" draw:layer="layout" svg:x1="2.099cm" svg:y1="16.116cm" svg:x2="10.964cm" svg:y2="16.116cm">
          <text:p/>
        </draw:line>
        <draw:g draw:style-name="gr38">
          <draw:line draw:style-name="gr177" draw:text-style-name="P32" draw:layer="layout" svg:x1="13.332cm" svg:y1="3.247cm" svg:x2="13.332cm" svg:y2="19.044cm">
            <text:p/>
          </draw:line>
          <draw:custom-shape draw:style-name="gr178" draw:text-style-name="P34" draw:layer="layout" svg:width="3.272cm" svg:height="1.233cm" svg:x="11.697cm" svg:y="3.2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Set-State-Indic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5" draw:text-style-name="P35" draw:layer="layout" svg:width="0.729cm" svg:height="0.369cm" svg:x="11.871cm" svg:y="3.042cm">
            <draw:text-box>
              <text:p><text:span text:style-name="T14">s</text:span><text:span text:style-name="T14">c</text:span><text:span text:style-name="T14">r</text:span><text:span text:style-name="T14">i</text:span><text:span text:style-name="T14">p</text:span><text:span text:style-name="T14">t</text:span></text:p>
            </draw:text-box>
          </draw:frame>
        </draw:g>
        <draw:custom-shape draw:style-name="gr179" draw:text-style-name="P32" draw:layer="layout" svg:width="0.5cm" svg:height="0.617cm" svg:x="13.091cm" svg:y="16.47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32" draw:layer="layout" svg:width="0.5cm" svg:height="0.596cm" svg:x="13.091cm" svg:y="10.091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32" draw:layer="layout" svg:width="0.5cm" svg:height="2.3cm" svg:x="15.078cm" svg:y="11.921cm">
          <text:p/>
          <draw:enhanced-geometry svg:viewBox="0 0 21600 21600" draw:type="rectangle" draw:enhanced-path="M 0 0 L 21600 0 21600 21600 0 21600 0 0 Z N"/>
        </draw:custom-shape>
        <draw:g draw:style-name="gr38">
          <draw:g draw:style-name="gr38">
            <draw:custom-shape draw:name="colored-shapes-gray 3" draw:style-name="gr182" draw:text-style-name="P17" draw:layer="layout" svg:width="0.627cm" svg:height="0.627cm" svg:x="1.476cm" svg:y="1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42cm" svg:y="17.239cm">
              <draw:text-box>
                <text:p>HA</text:p>
              </draw:text-box>
            </draw:frame>
          </draw:g>
          <draw:g draw:style-name="gr80">
            <draw:polyline draw:style-name="gr183" draw:text-style-name="P40" draw:layer="layout" svg:width="12.832cm" svg:height="0.263cm" svg:x="2.115cm" svg:y="17.092cm" svg:viewBox="0 0 12833 264" draw:points="11479,5 12833,0 12833,161 0,264">
              <text:p/>
            </draw:polyline>
            <draw:frame draw:style-name="gr184" draw:text-style-name="P43" draw:layer="layout" svg:width="2.584cm" svg:height="0.392cm" svg:x="13.673cm" svg:y="16.677cm">
              <draw:text-box>
                <text:p text:style-name="P28"><text:span text:style-name="T31">t</text:span><text:span text:style-name="T31">u</text:span><text:span text:style-name="T31">r</text:span><text:span text:style-name="T31">n</text:span><text:span text:style-name="T31"> </text:span><text:span text:style-name="T31">L</text:span><text:span text:style-name="T31">E</text:span><text:span text:style-name="T31">D</text:span><text:span text:style-name="T31"> </text:span><text:span text:style-name="T31">O</text:span><text:span text:style-name="T31">N</text:span><text:span text:style-name="T31"> </text:span><text:span text:style-name="T31">S</text:span><text:span text:style-name="T31">t</text:span><text:span text:style-name="T31">e</text:span><text:span text:style-name="T31">a</text:span><text:span text:style-name="T31">d</text:span><text:span text:style-name="T31">y</text:span></text:p>
              </draw:text-box>
            </draw:frame>
          </draw:g>
        </draw:g>
        <draw:g draw:style-name="gr80">
          <draw:polyline draw:style-name="gr185" draw:text-style-name="P40" draw:layer="layout" svg:width="3.404cm" svg:height="0.187cm" svg:x="11.506cm" svg:y="10.696cm" svg:viewBox="0 0 3405 188" draw:points="2051,5 3405,0 3405,161 0,188">
            <text:p/>
          </draw:polyline>
          <draw:frame draw:style-name="gr186" draw:text-style-name="P42" draw:layer="layout" svg:width="2.728cm" svg:height="0.392cm" svg:x="13.636cm" svg:y="10.281cm">
            <draw:text-box>
              <text:p text:style-name="P41"><text:span text:style-name="T31">t</text:span><text:span text:style-name="T31">u</text:span><text:span text:style-name="T31">r</text:span><text:span text:style-name="T31">n</text:span><text:span text:style-name="T31"> </text:span><text:span text:style-name="T31">L</text:span><text:span text:style-name="T31">E</text:span><text:span text:style-name="T31">D</text:span><text:span text:style-name="T31"> </text:span><text:span text:style-name="T31">o</text:span><text:span text:style-name="T31">n</text:span><text:span text:style-name="T31"> </text:span><text:span text:style-name="T31">f</text:span><text:span text:style-name="T31">a</text:span><text:span text:style-name="T31">s</text:span><text:span text:style-name="T31">t</text:span><text:span text:style-name="T31">-</text:span><text:span text:style-name="T31">b</text:span><text:span text:style-name="T31">l</text:span><text:span text:style-name="T31">i</text:span><text:span text:style-name="T31">n</text:span><text:span text:style-name="T31">k</text:span></text:p>
            </draw:text-box>
          </draw:frame>
        </draw:g>
        <draw:frame draw:style-name="gr187" draw:text-style-name="P54" xml:id="id60" draw:id="id60" draw:layer="layout" svg:width="4.127cm" svg:height="0.741cm" svg:x="16.092cm" svg:y="9.119cm">
          <draw:text-box>
            <text:p><text:span text:style-name="T41">i</text:span><text:span text:style-name="T41">.</text:span><text:span text:style-name="T41">e</text:span><text:span text:style-name="T41">.</text:span><text:span text:style-name="T41">,</text:span><text:span text:style-name="T41"> </text:span><text:span text:style-name="T41">t</text:span><text:span text:style-name="T41">h</text:span><text:span text:style-name="T41">e</text:span><text:span text:style-name="T41"> </text:span><text:span text:style-name="T41">h</text:span><text:span text:style-name="T41">e</text:span><text:span text:style-name="T41">l</text:span><text:span text:style-name="T41">p</text:span><text:span text:style-name="T41">e</text:span><text:span text:style-name="T41">r</text:span><text:span text:style-name="T41"> </text:span><text:span text:style-name="T41">e</text:span><text:span text:style-name="T41">n</text:span><text:span text:style-name="T41">t</text:span><text:span text:style-name="T41">i</text:span><text:span text:style-name="T41">t</text:span><text:span text:style-name="T41">y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h</text:span><text:span text:style-name="T41">o</text:span><text:span text:style-name="T41">l</text:span><text:span text:style-name="T41">d</text:span><text:span text:style-name="T41">s</text:span><text:span text:style-name="T41"> </text:span><text:span text:style-name="T41">t</text:span><text:span text:style-name="T41">h</text:span><text:span text:style-name="T41">e</text:span><text:span text:style-name="T41"> </text:span><text:span text:style-name="T41">g</text:span><text:span text:style-name="T41">i</text:span><text:span text:style-name="T41">v</text:span><text:span text:style-name="T41">e</text:span><text:span text:style-name="T41">n</text:span><text:span text:style-name="T41"> </text:span><text:span text:style-name="T41">l</text:span><text:span text:style-name="T41">i</text:span><text:span text:style-name="T41">g</text:span><text:span text:style-name="T41">h</text:span><text:span text:style-name="T41">t</text:span><text:span text:style-name="T41">-</text:span><text:span text:style-name="T41">s</text:span><text:span text:style-name="T41">e</text:span><text:span text:style-name="T41">t</text:span><text:span text:style-name="T41">'</text:span><text:span text:style-name="T41">s</text:span><text:span text:style-name="T41"> </text:span><text:span text:style-name="T41">c</text:span><text:span text:style-name="T41">u</text:span><text:span text:style-name="T41">r</text:span><text:span text:style-name="T41">r</text:span><text:span text:style-name="T41">e</text:span><text:span text:style-name="T41">n</text:span><text:span text:style-name="T41">t</text:span><text:span text:style-name="T41"> </text:span><text:span text:style-name="T41">s</text:span><text:span text:style-name="T41">t</text:span><text:span text:style-name="T41">a</text:span><text:span text:style-name="T41">t</text:span><text:span text:style-name="T41">e</text:span></text:p>
          </draw:text-box>
        </draw:frame>
        <draw:connector draw:style-name="gr16" draw:text-style-name="P13" draw:layer="layout" draw:type="curve" svg:x1="13.666cm" svg:y1="9.82cm" svg:x2="16.092cm" svg:y2="9.489cm" draw:end-shape="id60" draw:end-glue-point="3" svg:d="M13666 9820c1444 0 232-331 2426-331" svg:viewBox="0 0 2427 332">
          <text:p/>
        </draw:connector>
      </draw:page>
      <draw:page draw:name="page9" draw:style-name="dp1" draw:master-page-name="Default">
        <draw:g draw:style-name="gr38">
          <draw:custom-shape draw:style-name="gr188" draw:text-style-name="P36" draw:layer="layout" svg:width="19.079cm" svg:height="25.38cm" svg:x="1.298cm" svg:y="1.30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38" draw:layer="layout" svg:width="7.309cm" svg:height="0.779cm" svg:x="1.298cm" svg:y="1.305cm">
            <text:p text:style-name="P37"><text:span text:style-name="T25">sd </text:span><text:span text:style-name="T26">lightset Idle to Pending-Off</text:span><text:span text:style-name="T27"> <text:s text:c="4"/></text:span></text:p>
            <draw:enhanced-geometry svg:viewBox="0 0 21600 21600" draw:type="non-primitve" draw:enhanced-path="M 0 0 L 21600 0 19000 21600 0 21600 0 0 Z N"/>
          </draw:custom-shape>
        </draw:g>
        <draw:g draw:style-name="gr80">
          <draw:line draw:style-name="gr190" draw:text-style-name="P46" draw:layer="layout" svg:x1="3.473cm" svg:y1="7.695cm" svg:x2="6.798cm" svg:y2="7.68cm">
            <text:p/>
          </draw:line>
          <draw:frame draw:style-name="gr191" draw:text-style-name="P57" draw:layer="layout" svg:width="2.962cm" svg:height="0.319cm" svg:x="3.505cm" svg:y="7.385cm">
            <draw:text-box>
              <text:p text:style-name="P52"><text:span text:style-name="T33">ligh</text:span><text:span text:style-name="T33">t</text:span><text:span text:style-name="T33">s</text:span><text:span text:style-name="T33">e</text:span><text:span text:style-name="T33">t</text:span><text:span text:style-name="T33">_</text:span><text:span text:style-name="T33">l</text:span><text:span text:style-name="T33">a</text:span><text:span text:style-name="T33">b</text:span><text:span text:style-name="T33">e</text:span><text:span text:style-name="T33">l</text:span></text:p>
            </draw:text-box>
          </draw:frame>
        </draw:g>
        <draw:frame draw:style-name="gr192" draw:text-style-name="P59" draw:layer="layout" svg:width="18.533cm" svg:height="2.211cm" svg:x="1.648cm" svg:y="24.327cm">
          <draw:text-box>
            <text:p><text:span text:style-name="T46">1</text:span><text:span text:style-name="T12"> </text:span><text:span text:style-name="T12">xx.</text:span></text:p>
          </draw:text-box>
        </draw:frame>
        <draw:frame draw:style-name="gr193" draw:text-style-name="P60" draw:layer="layout" svg:width="1.543cm" svg:height="0.395cm" svg:x="1.637cm" svg:y="23.857cm">
          <draw:text-box>
            <text:p><text:span text:style-name="T6">N</text:span><text:span text:style-name="T6">OT</text:span><text:span text:style-name="T6">ES </text:span><text:span text:style-name="T6">--</text:span></text:p>
          </draw:text-box>
        </draw:frame>
        <draw:g draw:style-name="gr38">
          <draw:line draw:style-name="gr194" draw:text-style-name="P32" draw:layer="layout" svg:x1="7.032cm" svg:y1="4.933cm" svg:x2="7.032cm" svg:y2="23.494cm">
            <text:p/>
          </draw:line>
          <draw:custom-shape draw:style-name="gr195" draw:text-style-name="P34" draw:layer="layout" svg:width="3.272cm" svg:height="1.233cm" svg:x="5.397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Access-Condi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0" draw:text-style-name="P39" draw:layer="layout" svg:width="18.657cm" svg:height="0.963cm" svg:x="1.443cm" svg:y="2.194cm">
          <draw:text-box>
            <text:p><text:span text:style-name="T28">De</text:span><text:span text:style-name="T28">scr</text:span><text:span text:style-name="T28">ipti</text:span><text:span text:style-name="T28">on</text:span><text:span text:style-name="T12">: </text:span><text:span text:style-name="T12">Sh</text:span><text:span text:style-name="T12">ow</text:span><text:span text:style-name="T12">s </text:span><text:span text:style-name="T12">se</text:span><text:span text:style-name="T12">qu</text:span><text:span text:style-name="T12">en</text:span><text:span text:style-name="T12">ce </text:span><text:span text:style-name="T12">of </text:span><text:span text:style-name="T12">ev</text:span><text:span text:style-name="T12">ent</text:span><text:span text:style-name="T12">s </text:span><text:span text:style-name="T12">for </text:span><text:span text:style-name="T12">an </text:span><text:span text:style-name="T12">am</text:span><text:span text:style-name="T12">bie</text:span><text:span text:style-name="T12">nt </text:span><text:span text:style-name="T12">ligh</text:span><text:span text:style-name="T12">t </text:span><text:span text:style-name="T12">se</text:span><text:span text:style-name="T12">ns</text:span><text:span text:style-name="T12">or </text:span><text:span text:style-name="T12">ass</text:span><text:span text:style-name="T12">oci</text:span><text:span text:style-name="T12">ate</text:span><text:span text:style-name="T12">d </text:span><text:span text:style-name="T12">ligh</text:span><text:span text:style-name="T12">tse</text:span><text:span text:style-name="T12">t to </text:span><text:span text:style-name="T12">tra</text:span><text:span text:style-name="T12">nsit</text:span><text:span text:style-name="T12">ion </text:span><text:span text:style-name="T12">fro</text:span><text:span text:style-name="T12">m </text:span><text:span text:style-name="T12">Idl</text:span><text:span text:style-name="T12">e </text:span><text:span text:style-name="T12">sta</text:span><text:span text:style-name="T12">te </text:span><text:span text:style-name="T12">to </text:span><text:span text:style-name="T12">Pe</text:span><text:span text:style-name="T12">ndi</text:span><text:span text:style-name="T12">ng-</text:span><text:span text:style-name="T12">OF</text:span><text:span text:style-name="T12">F </text:span><text:span text:style-name="T12">sta</text:span><text:span text:style-name="T12">te.</text:span></text:p>
          </draw:text-box>
        </draw:frame>
        <draw:custom-shape draw:style-name="gr196" draw:text-style-name="P32" draw:layer="layout" svg:width="0.5cm" svg:height="1.093cm" svg:x="6.791cm" svg:y="7.164cm">
          <text:p/>
          <draw:enhanced-geometry svg:viewBox="0 0 21600 21600" draw:type="rectangle" draw:enhanced-path="M 0 0 L 21600 0 21600 21600 0 21600 0 0 Z N"/>
        </draw:custom-shape>
        <draw:g draw:style-name="gr38">
          <draw:line draw:style-name="gr197" draw:text-style-name="P32" draw:layer="layout" svg:x1="11.219cm" svg:y1="4.933cm" svg:x2="11.219cm" svg:y2="23.494cm">
            <text:p/>
          </draw:line>
          <draw:custom-shape draw:style-name="gr198" draw:text-style-name="P34" draw:layer="layout" svg:width="3.272cm" svg:height="1.233cm" svg:x="9.58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State-Chang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9" draw:text-style-name="P32" draw:layer="layout" svg:width="0.5cm" svg:height="2.741cm" svg:x="10.978cm" svg:y="9.548cm">
          <text:p/>
          <draw:enhanced-geometry svg:viewBox="0 0 21600 21600" draw:type="rectangle" draw:enhanced-path="M 0 0 L 21600 0 21600 21600 0 21600 0 0 Z N"/>
        </draw:custom-shape>
        <draw:g draw:style-name="gr38">
          <draw:line draw:style-name="gr200" draw:text-style-name="P32" draw:layer="layout" svg:x1="15.319cm" svg:y1="4.933cm" svg:x2="15.319cm" svg:y2="23.494cm">
            <text:p/>
          </draw:line>
          <draw:custom-shape draw:style-name="gr201" draw:text-style-name="P34" draw:layer="layout" svg:width="3.272cm" svg:height="1.233cm" svg:x="13.68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Goto-Pending_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2" draw:text-style-name="P32" draw:layer="layout" svg:width="0.5cm" svg:height="0.675cm" svg:x="15.078cm" svg:y="11.921cm">
          <text:p/>
          <draw:enhanced-geometry svg:viewBox="0 0 21600 21600" draw:type="rectangle" draw:enhanced-path="M 0 0 L 21600 0 21600 21600 0 21600 0 0 Z N"/>
        </draw:custom-shape>
        <draw:line draw:style-name="gr203" draw:text-style-name="P46" draw:layer="layout" svg:x1="11.479cm" svg:y1="12.233cm" svg:x2="15.069cm" svg:y2="12.217cm">
          <text:p/>
        </draw:line>
        <draw:frame draw:style-name="gr204" draw:text-style-name="P57" draw:layer="layout" svg:width="3.258cm" svg:height="0.319cm" svg:x="11.617cm" svg:y="11.923cm">
          <draw:text-box>
            <text:p text:style-name="P52"><text:span text:style-name="T33">ligh</text:span><text:span text:style-name="T33">t</text:span><text:span text:style-name="T33">s</text:span><text:span text:style-name="T33">e</text:span><text:span text:style-name="T33">t</text:span><text:span text:style-name="T33">_</text:span><text:span text:style-name="T33">l</text:span><text:span text:style-name="T33">a</text:span><text:span text:style-name="T33">b</text:span><text:span text:style-name="T33">e</text:span><text:span text:style-name="T33">l</text:span></text:p>
          </draw:text-box>
        </draw:frame>
        <draw:g draw:style-name="gr80">
          <draw:polyline draw:style-name="gr205" draw:text-style-name="P40" draw:layer="layout" svg:width="6.538cm" svg:height="0.212cm" svg:x="2.108cm" svg:y="8.154cm" svg:viewBox="0 0 6539 213" draw:points="5185,5 6539,0 6539,161 0,213">
            <text:p/>
          </draw:polyline>
          <draw:frame draw:style-name="gr206" draw:text-style-name="P42" draw:layer="layout" svg:width="3.368cm" svg:height="0.637cm" svg:x="7.372cm" svg:y="7.481cm">
            <draw:text-box>
              <text:p text:style-name="P41"><text:span text:style-name="T31">set </text:span><text:span text:style-name="T32">Ligh</text:span><text:span text:style-name="T32">t Set </text:span><text:span text:style-name="T32">| </text:span><text:span text:style-name="T32">Stat</text:span><text:span text:style-name="T32">e</text:span><text:span text:style-name="T33"> = </text:span><text:span text:style-name="T33"><text:line-break/></text:span><text:span text:style-name="T32">Pen</text:span><text:span text:style-name="T32">ding </text:span><text:span text:style-name="T32">- </text:span><text:span text:style-name="T32">OFF</text:span></text:p>
            </draw:text-box>
          </draw:frame>
        </draw:g>
        <draw:g draw:style-name="gr38" xml:id="id61" draw:id="id61">
          <draw:custom-shape draw:name="colored-shapes-gray 3" draw:style-name="gr207" draw:text-style-name="P17" draw:layer="layout" svg:width="0.627cm" svg:height="0.627cm" svg:x="1.473cm" svg:y="8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8.244cm">
            <draw:text-box>
              <text:p>HA</text:p>
            </draw:text-box>
          </draw:frame>
        </draw:g>
        <draw:g draw:style-name="gr38">
          <draw:custom-shape draw:name="colored-shapes-gray 3" draw:style-name="gr208" draw:text-style-name="P17" draw:layer="layout" svg:width="0.627cm" svg:height="0.627cm" svg:x="1.473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12.632cm">
            <draw:text-box>
              <text:p>HA</text:p>
            </draw:text-box>
          </draw:frame>
        </draw:g>
        <draw:g draw:style-name="gr38">
          <draw:g draw:style-name="gr38">
            <draw:custom-shape draw:name="colored-shapes-gray 3" draw:style-name="gr209" draw:text-style-name="P17" draw:layer="layout" svg:width="0.627cm" svg:height="0.627cm" svg:x="1.473cm" svg:y="6.3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39cm" svg:y="6.58cm">
              <draw:text-box>
                <text:p>HA</text:p>
              </draw:text-box>
            </draw:frame>
          </draw:g>
          <draw:line draw:style-name="gr210" draw:text-style-name="P46" draw:layer="layout" svg:x1="2.107cm" svg:y1="6.722cm" svg:x2="2.944cm" svg:y2="6.722cm">
            <text:p/>
          </draw:line>
        </draw:g>
        <draw:g draw:style-name="gr38">
          <draw:line draw:style-name="gr211" draw:text-style-name="P47" draw:layer="layout" svg:x1="3.226cm" svg:y1="5.815cm" svg:x2="3.226cm" svg:y2="23.619cm">
            <text:p/>
          </draw:line>
          <draw:custom-shape draw:style-name="gr212" draw:text-style-name="P34" draw:layer="layout" svg:width="3.039cm" svg:height="1.233cm" svg:x="1.68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ambient_Sensor-Became-Br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1.827cm" svg:y="4.751cm">
            <draw:text-box>
              <text:p><text:span text:style-name="T14">aut</text:span><text:span text:style-name="T14">om</text:span><text:span text:style-name="T14">atio</text:span><text:span text:style-name="T14">n</text:span></text:p>
            </draw:text-box>
          </draw:frame>
        </draw:g>
        <draw:frame draw:style-name="gr101" draw:text-style-name="P35" draw:layer="layout" svg:width="1.453cm" svg:height="0.369cm" svg:x="9.761cm" svg:y="4.719cm">
          <draw:text-box>
            <text:p><text:span text:style-name="T14">aut</text:span><text:span text:style-name="T14">om</text:span><text:span text:style-name="T14">atio</text:span><text:span text:style-name="T14">n</text:span></text:p>
          </draw:text-box>
        </draw:frame>
        <draw:frame draw:style-name="gr156" draw:text-style-name="P35" draw:layer="layout" svg:width="0.729cm" svg:height="0.369cm" svg:x="14.169cm" svg:y="4.735cm">
          <draw:text-box>
            <text:p><text:span text:style-name="T14">scri</text:span><text:span text:style-name="T14">pt</text:span></text:p>
          </draw:text-box>
        </draw:frame>
        <draw:frame draw:style-name="gr75" draw:text-style-name="P35" draw:layer="layout" svg:width="0.729cm" svg:height="0.369cm" svg:x="5.571cm" svg:y="4.744cm">
          <draw:text-box>
            <text:p><text:span text:style-name="T14">scri</text:span><text:span text:style-name="T14">pt</text:span></text:p>
          </draw:text-box>
        </draw:frame>
        <draw:g draw:style-name="gr80">
          <draw:polyline draw:style-name="gr213" draw:text-style-name="P40" draw:layer="layout" svg:width="14.811cm" svg:height="0.279cm" svg:x="2.105cm" svg:y="12.485cm" svg:viewBox="0 0 14812 280" draw:points="13458,5 14812,0 14812,161 0,280">
            <text:p/>
          </draw:polyline>
          <draw:frame draw:style-name="gr214" draw:text-style-name="P43" draw:layer="layout" svg:width="1.79cm" svg:height="0.392cm" svg:x="15.642cm" svg:y="12.07cm">
            <draw:text-box>
              <text:p text:style-name="P28"><text:span text:style-name="T33">turn </text:span><text:span text:style-name="T33">tim</text:span><text:span text:style-name="T33">er </text:span><text:span text:style-name="T33">on</text:span></text:p>
            </draw:text-box>
          </draw:frame>
        </draw:g>
        <draw:g draw:style-name="gr38">
          <draw:line draw:style-name="gr215" draw:text-style-name="P32" draw:layer="layout" svg:x1="13.332cm" svg:y1="3.247cm" svg:x2="13.332cm" svg:y2="11.314cm">
            <text:p/>
          </draw:line>
          <draw:custom-shape draw:style-name="gr216" draw:text-style-name="P34" draw:layer="layout" svg:width="3.272cm" svg:height="1.233cm" svg:x="11.697cm" svg:y="3.2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Set-State-Indic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5" draw:text-style-name="P35" draw:layer="layout" svg:width="0.729cm" svg:height="0.369cm" svg:x="11.871cm" svg:y="3.042cm">
            <draw:text-box>
              <text:p><text:span text:style-name="T14">scri</text:span><text:span text:style-name="T14">pt</text:span></text:p>
            </draw:text-box>
          </draw:frame>
        </draw:g>
        <draw:custom-shape draw:style-name="gr217" draw:text-style-name="P32" draw:layer="layout" svg:width="0.5cm" svg:height="1.396cm" svg:x="2.959cm" svg:y="6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8" xml:id="id62" draw:id="id62">
          <draw:custom-shape draw:name="colored-shapes-gray 3" draw:style-name="gr218" draw:text-style-name="P17" draw:layer="layout" svg:width="0.627cm" svg:height="0.627cm" svg:x="1.469cm" svg:y="9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5cm" svg:y="9.78cm">
            <draw:text-box>
              <text:p>HA</text:p>
            </draw:text-box>
          </draw:frame>
        </draw:g>
        <draw:line draw:style-name="gr219" draw:text-style-name="P46" draw:layer="layout" svg:x1="2.103cm" svg:y1="9.922cm" svg:x2="10.968cm" svg:y2="9.922cm">
          <text:p/>
        </draw:line>
        <draw:frame draw:style-name="gr220" draw:text-style-name="P58" draw:layer="layout" svg:width="8.451cm" svg:height="0.369cm" svg:x="2.16cm" svg:y="9.527cm">
          <draw:text-box>
            <text:p text:style-name="P28"><text:span text:style-name="T43">trig</text:span><text:span text:style-name="T43">ger: </text:span><text:span text:style-name="T43">Enti</text:span><text:span text:style-name="T43">ty </text:span><text:span text:style-name="T44">Ligh</text:span><text:span text:style-name="T44">t Set </text:span><text:span text:style-name="T44"><text:s/>| </text:span><text:span text:style-name="T44">Stat</text:span><text:span text:style-name="T44">e</text:span><text:span text:style-name="T45"> </text:span><text:span text:style-name="T45">cha</text:span><text:span text:style-name="T45">nge</text:span><text:span text:style-name="T45">d to </text:span><text:span text:style-name="T44">Pen</text:span><text:span text:style-name="T44">ding </text:span><text:span text:style-name="T44">- </text:span><text:span text:style-name="T44">OFF</text:span></text:p>
          </draw:text-box>
        </draw:frame>
        <draw:connector draw:style-name="gr166" draw:text-style-name="P30" draw:layer="layout" draw:type="curve" svg:x1="1.786cm" svg:y1="8.682cm" svg:x2="1.782cm" svg:y2="9.591cm" draw:start-shape="id61" draw:start-glue-point="2" draw:end-shape="id62" draw:end-glue-point="0" svg:d="M1786 8682c0 681-4 227-4 909" svg:viewBox="0 0 5 910">
          <text:p/>
        </draw:connector>
        <draw:g draw:style-name="gr80">
          <draw:line draw:style-name="gr221" draw:text-style-name="P40" draw:layer="layout" svg:x1="11.507cm" svg:y1="10.773cm" svg:x2="13.077cm" svg:y2="10.77cm">
            <text:p/>
          </draw:line>
        </draw:g>
        <draw:g draw:style-name="gr80">
          <draw:frame draw:style-name="gr222" draw:text-style-name="P43" draw:layer="layout" svg:width="2.034cm" svg:height="0.637cm" svg:x="11.556cm" svg:y="9.599cm">
            <draw:text-box>
              <text:p text:style-name="P28"><text:span text:style-name="T33">cha</text:span><text:span text:style-name="T33">nge</text:span><text:span text:style-name="T33">d_h</text:span><text:span text:style-name="T33">elp</text:span><text:span text:style-name="T33">er</text:span><text:span text:style-name="T33"><text:line-break/></text:span><text:span text:style-name="T33">ne</text:span><text:span text:style-name="T33">w_s</text:span><text:span text:style-name="T33">tate</text:span></text:p>
            </draw:text-box>
          </draw:frame>
          <draw:line draw:style-name="gr223" draw:text-style-name="P40" draw:layer="layout" svg:x1="11.507cm" svg:y1="10.253cm" svg:x2="13.077cm" svg:y2="10.25cm">
            <text:p/>
          </draw:line>
        </draw:g>
        <draw:custom-shape draw:style-name="gr224" draw:text-style-name="P32" draw:layer="layout" svg:width="0.5cm" svg:height="0.66cm" svg:x="13.091cm" svg:y="10.133cm">
          <text:p/>
          <draw:enhanced-geometry svg:viewBox="0 0 21600 21600" draw:type="rectangle" draw:enhanced-path="M 0 0 L 21600 0 21600 21600 0 21600 0 0 Z N"/>
        </draw:custom-shape>
        <draw:frame draw:style-name="gr187" draw:text-style-name="P54" xml:id="id63" draw:id="id63" draw:layer="layout" svg:width="4.127cm" svg:height="0.741cm" svg:x="16.086cm" svg:y="9.12cm">
          <draw:text-box>
            <text:p><text:span text:style-name="T41">i.e., </text:span><text:span text:style-name="T41">the </text:span><text:span text:style-name="T41">hel</text:span><text:span text:style-name="T41">per </text:span><text:span text:style-name="T41">enti</text:span><text:span text:style-name="T41">ty </text:span><text:span text:style-name="T41">that </text:span><text:span text:style-name="T41">hol</text:span><text:span text:style-name="T41">ds </text:span><text:span text:style-name="T41">the </text:span><text:span text:style-name="T41">giv</text:span><text:span text:style-name="T41">en </text:span><text:span text:style-name="T41">ligh</text:span><text:span text:style-name="T41">t-</text:span><text:span text:style-name="T41">set'</text:span><text:span text:style-name="T41">s </text:span><text:span text:style-name="T41">curr</text:span><text:span text:style-name="T41">ent </text:span><text:span text:style-name="T41">stat</text:span><text:span text:style-name="T41">e</text:span></text:p>
          </draw:text-box>
        </draw:frame>
        <draw:connector draw:style-name="gr16" draw:text-style-name="P13" draw:layer="layout" draw:type="curve" svg:x1="13.66cm" svg:y1="9.821cm" svg:x2="16.086cm" svg:y2="9.49cm" draw:end-shape="id63" draw:end-glue-point="3" svg:d="M13660 9821c1444 0 232-331 2426-331" svg:viewBox="0 0 2427 332">
          <text:p/>
        </draw:connector>
      </draw:page>
      <draw:page draw:name="page10" draw:style-name="dp1" draw:master-page-name="Default">
        <draw:g draw:style-name="gr38">
          <draw:custom-shape draw:style-name="gr225" draw:text-style-name="P61" draw:layer="layout" svg:width="19.079cm" svg:height="25.38cm" svg:x="1.298cm" svg:y="1.30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62" draw:layer="layout" svg:width="4.913cm" svg:height="0.779cm" svg:x="1.298cm" svg:y="1.305cm">
            <text:p text:style-name="P37"><text:span text:style-name="T25">sd </text:span><text:span text:style-name="T26">lightset Cancel <text:s/></text:span><text:span text:style-name="T27"><text:s text:c="3"/></text:span></text:p>
            <draw:enhanced-geometry svg:viewBox="0 0 21600 21600" draw:type="non-primitve" draw:enhanced-path="M 0 0 L 21600 0 19000 21600 0 21600 0 0 Z N"/>
          </draw:custom-shape>
        </draw:g>
        <draw:g draw:style-name="gr80">
          <draw:line draw:style-name="gr227" draw:text-style-name="P46" draw:layer="layout" svg:x1="9.505cm" svg:y1="13.296cm" svg:x2="14.269cm" svg:y2="13.275cm">
            <text:p/>
          </draw:line>
          <draw:frame draw:style-name="gr228" draw:text-style-name="P57" draw:layer="layout" svg:width="2.962cm" svg:height="0.437cm" svg:x="9.537cm" svg:y="12.868cm">
            <draw:text-box>
              <text:p text:style-name="P52"><text:span text:style-name="T33">lightset-</text:span><text:span text:style-name="T33">label</text:span></text:p>
            </draw:text-box>
          </draw:frame>
        </draw:g>
        <draw:frame draw:style-name="gr140" draw:text-style-name="P39" draw:layer="layout" svg:width="18.657cm" svg:height="0.963cm" svg:x="1.443cm" svg:y="2.194cm">
          <draw:text-box>
            <text:p><text:span text:style-name="T28">Descripti</text:span><text:span text:style-name="T28">on</text:span><text:span text:style-name="T12">: </text:span><text:span text:style-name="T12">Shows </text:span><text:span text:style-name="T12">sequenc</text:span><text:span text:style-name="T12">e of </text:span><text:span text:style-name="T12">events </text:span><text:span text:style-name="T12">for </text:span><text:span text:style-name="T12">canceling </text:span><text:span text:style-name="T12">an active </text:span><text:span text:style-name="T12">light-set </text:span><text:span text:style-name="T12">due to a </text:span><text:span text:style-name="T12">human </text:span><text:span text:style-name="T12">having </text:span><text:span text:style-name="T12">pressed </text:span><text:span text:style-name="T12">a button </text:span><text:span text:style-name="T12">that is </text:span><text:span text:style-name="T12">specific </text:span><text:span text:style-name="T12">to a </text:span><text:span text:style-name="T12">particular </text:span><text:span text:style-name="T12">light-set </text:span><text:span text:style-name="T12">(i.e., not </text:span><text:span text:style-name="T12">canceling </text:span><text:span text:style-name="T12">all of </text:span><text:span text:style-name="T12">them).</text:span></text:p>
          </draw:text-box>
        </draw:frame>
        <draw:g draw:style-name="gr80">
          <draw:polyline draw:style-name="gr229" draw:text-style-name="P40" draw:layer="layout" svg:width="5.427cm" svg:height="0.197cm" svg:x="2.113cm" svg:y="9.754cm" svg:viewBox="0 0 5428 198" draw:points="2373,11 5428,0 5428,161 0,198">
            <text:p/>
          </draw:polyline>
          <draw:frame draw:style-name="gr230" draw:text-style-name="P42" draw:layer="layout" svg:width="3.368cm" svg:height="0.637cm" svg:x="4.572cm" svg:y="9.081cm">
            <draw:text-box>
              <text:p text:style-name="P41"><text:span text:style-name="T31">set </text:span><text:span text:style-name="T47">&lt;light-</text:span><text:span text:style-name="T47">set&gt;</text:span><text:span text:style-name="T47"><text:line-break/></text:span><text:span text:style-name="T47">State</text:span><text:span text:style-name="T33"> = </text:span><text:span text:style-name="T33">'</text:span><text:span text:style-name="T47">Cancel In </text:span><text:span text:style-name="T47">Process'</text:span></text:p>
            </draw:text-box>
          </draw:frame>
        </draw:g>
        <draw:g draw:style-name="gr38" xml:id="id64" draw:id="id64">
          <draw:custom-shape draw:name="colored-shapes-gray 3" draw:style-name="gr231" draw:text-style-name="P17" draw:layer="layout" svg:width="0.627cm" svg:height="0.627cm" svg:x="1.473cm" svg:y="9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9.824cm">
            <draw:text-box>
              <text:p>HA</text:p>
            </draw:text-box>
          </draw:frame>
        </draw:g>
        <draw:g draw:style-name="gr38">
          <draw:g draw:style-name="gr38">
            <draw:custom-shape draw:name="colored-shapes-gray 3" draw:style-name="gr232" draw:text-style-name="P17" draw:layer="layout" svg:width="0.627cm" svg:height="0.627cm" svg:x="1.473cm" svg:y="5.5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39cm" svg:y="5.78cm">
              <draw:text-box>
                <text:p>HA</text:p>
              </draw:text-box>
            </draw:frame>
          </draw:g>
          <draw:line draw:style-name="gr233" draw:text-style-name="P46" draw:layer="layout" svg:x1="2.107cm" svg:y1="5.922cm" svg:x2="3.946cm" svg:y2="5.922cm">
            <text:p/>
          </draw:line>
        </draw:g>
        <draw:g draw:style-name="gr38">
          <draw:line draw:style-name="gr234" draw:text-style-name="P47" draw:layer="layout" svg:x1="4.226cm" svg:y1="5.48cm" svg:x2="4.226cm" svg:y2="25.129cm">
            <text:p/>
          </draw:line>
          <draw:custom-shape draw:style-name="gr235" draw:text-style-name="P34" draw:layer="layout" svg:width="3.341cm" svg:height="1.589cm" svg:x="2.573cm" svg:y="3.93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 Set Operational Change Request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2.827cm" svg:y="3.746cm">
            <draw:text-box>
              <text:p><text:span text:style-name="T14">automation</text:span></text:p>
            </draw:text-box>
          </draw:frame>
        </draw:g>
        <draw:g draw:style-name="gr38">
          <draw:line draw:style-name="gr236" draw:text-style-name="P32" draw:layer="layout" svg:x1="9.22cm" svg:y1="4.575cm" svg:x2="9.22cm" svg:y2="21.247cm">
            <text:p/>
          </draw:line>
          <draw:custom-shape draw:style-name="gr237" draw:text-style-name="P34" draw:layer="layout" svg:width="3.272cm" svg:height="1.233cm" svg:x="7.585cm" svg:y="4.57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State-Chang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7.715cm" svg:y="4.381cm">
            <draw:text-box>
              <text:p><text:span text:style-name="T14">automation</text:span></text:p>
            </draw:text-box>
          </draw:frame>
        </draw:g>
        <draw:g draw:style-name="gr38">
          <draw:line draw:style-name="gr238" draw:text-style-name="P32" draw:layer="layout" svg:x1="14.519cm" svg:y1="4.933cm" svg:x2="14.519cm" svg:y2="19.028cm">
            <text:p/>
          </draw:line>
          <draw:custom-shape draw:style-name="gr239" draw:text-style-name="P34" draw:layer="layout" svg:width="3.272cm" svg:height="0.877cm" svg:x="12.88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13.006cm" svg:y="4.742cm">
            <draw:text-box>
              <text:p><text:span text:style-name="T14">script</text:span></text:p>
            </draw:text-box>
          </draw:frame>
        </draw:g>
        <draw:g draw:style-name="gr38">
          <draw:line draw:style-name="gr240" draw:text-style-name="P32" draw:layer="layout" svg:x1="11.033cm" svg:y1="3.247cm" svg:x2="11.033cm" svg:y2="21.146cm">
            <text:p/>
          </draw:line>
          <draw:custom-shape draw:style-name="gr241" draw:text-style-name="P34" draw:layer="layout" svg:width="3.272cm" svg:height="1.233cm" svg:x="9.398cm" svg:y="3.2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Set-State-Indic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5" draw:text-style-name="P35" draw:layer="layout" svg:width="0.729cm" svg:height="0.369cm" svg:x="9.572cm" svg:y="3.042cm">
            <draw:text-box>
              <text:p><text:span text:style-name="T14">script</text:span></text:p>
            </draw:text-box>
          </draw:frame>
        </draw:g>
        <draw:custom-shape draw:style-name="gr242" draw:text-style-name="P32" draw:layer="layout" svg:width="0.5cm" svg:height="4.766cm" svg:x="3.959cm" svg:y="5.745cm">
          <text:p/>
          <draw:enhanced-geometry svg:viewBox="0 0 21600 21600" draw:type="rectangle" draw:enhanced-path="M 0 0 L 21600 0 21600 21600 0 21600 0 0 Z N"/>
        </draw:custom-shape>
        <draw:custom-shape draw:style-name="gr243" draw:text-style-name="P32" draw:layer="layout" svg:width="0.5cm" svg:height="0.66cm" svg:x="10.792cm" svg:y="11.933cm">
          <text:p/>
          <draw:enhanced-geometry svg:viewBox="0 0 21600 21600" draw:type="rectangle" draw:enhanced-path="M 0 0 L 21600 0 21600 21600 0 21600 0 0 Z N"/>
        </draw:custom-shape>
        <draw:g draw:style-name="gr38" xml:id="id65" draw:id="id65">
          <draw:custom-shape draw:name="colored-shapes-gray 3" draw:style-name="gr244" draw:text-style-name="P17" draw:layer="layout" svg:width="0.627cm" svg:height="0.627cm" svg:x="1.469cm" svg:y="11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5cm" svg:y="11.895cm">
            <draw:text-box>
              <text:p>HA</text:p>
            </draw:text-box>
          </draw:frame>
        </draw:g>
        <draw:g draw:style-name="gr80">
          <draw:line draw:style-name="gr245" draw:text-style-name="P46" draw:layer="layout" svg:x1="2.103cm" svg:y1="12.022cm" svg:x2="8.972cm" svg:y2="12.022cm">
            <text:p/>
          </draw:line>
          <draw:frame draw:style-name="gr246" draw:text-style-name="P58" draw:layer="layout" svg:width="4.302cm" svg:height="1.005cm" svg:x="2.16cm" svg:y="10.991cm">
            <draw:text-box>
              <text:p text:style-name="P28"><text:span text:style-name="T43">trigger: </text:span><text:span text:style-name="T43">Entity</text:span><text:span text:style-name="T43"><text:line-break/></text:span><text:span text:style-name="T44">&lt;Light Set &gt; </text:span><text:span text:style-name="T44">| State</text:span><text:span text:style-name="T45"> </text:span><text:span text:style-name="T45"><text:line-break/></text:span><text:span text:style-name="T45">changed to </text:span><text:span text:style-name="T45">'</text:span><text:span text:style-name="T44">Cancel In </text:span><text:span text:style-name="T44">Process</text:span><text:span text:style-name="T48">'</text:span></text:p>
            </draw:text-box>
          </draw:frame>
        </draw:g>
        <draw:connector draw:style-name="gr166" draw:text-style-name="P30" draw:layer="layout" draw:type="curve" svg:x1="1.786cm" svg:y1="10.262cm" svg:x2="1.782cm" svg:y2="11.706cm" draw:start-shape="id64" draw:start-glue-point="2" draw:end-shape="id65" draw:end-glue-point="0" svg:d="M1786 10262c0 1083-4 361-4 1444" svg:viewBox="0 0 5 1445">
          <text:p/>
        </draw:connector>
        <draw:g draw:style-name="gr80">
          <draw:frame draw:style-name="gr247" draw:text-style-name="P43" draw:layer="layout" svg:width="1.124cm" svg:height="0.637cm" svg:x="9.541cm" svg:y="11.597cm">
            <draw:text-box>
              <text:p text:style-name="P28"><text:span text:style-name="T33">set LED</text:span><text:span text:style-name="T33"><text:line-break/></text:span><text:span text:style-name="T33">indicator</text:span></text:p>
            </draw:text-box>
          </draw:frame>
          <draw:line draw:style-name="gr248" draw:text-style-name="P40" draw:layer="layout" svg:x1="9.512cm" svg:y1="12.236cm" svg:x2="10.761cm" svg:y2="12.234cm">
            <text:p/>
          </draw:line>
          <draw:line draw:style-name="gr249" draw:text-style-name="P40" draw:layer="layout" svg:x1="9.508cm" svg:y1="12.373cm" svg:x2="10.75cm" svg:y2="12.373cm">
            <text:p/>
          </draw:line>
        </draw:g>
        <draw:custom-shape draw:style-name="gr250" draw:text-style-name="P32" draw:layer="layout" svg:width="0.5cm" svg:height="1.767cm" svg:x="8.985cm" svg:y="11.89cm">
          <text:p/>
          <draw:enhanced-geometry svg:viewBox="0 0 21600 21600" draw:type="rectangle" draw:enhanced-path="M 0 0 L 21600 0 21600 21600 0 21600 0 0 Z N"/>
        </draw:custom-shape>
        <draw:g draw:style-name="gr38">
          <draw:line draw:style-name="gr251" draw:text-style-name="P32" draw:layer="layout" svg:x1="18.619cm" svg:y1="4.947cm" svg:x2="18.619cm" svg:y2="15.059cm">
            <text:p/>
          </draw:line>
          <draw:custom-shape draw:style-name="gr252" draw:text-style-name="P34" draw:layer="layout" svg:width="3.272cm" svg:height="0.877cm" svg:x="16.984cm" svg:y="4.9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_Timer-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17.106cm" svg:y="4.756cm">
            <draw:text-box>
              <text:p><text:span text:style-name="T14">script</text:span></text:p>
            </draw:text-box>
          </draw:frame>
        </draw:g>
        <draw:custom-shape draw:style-name="gr253" draw:text-style-name="P32" draw:layer="layout" svg:width="0.5cm" svg:height="4.462cm" svg:x="14.278cm" svg:y="12.893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32" draw:layer="layout" svg:width="0.5cm" svg:height="0.389cm" svg:x="18.358cm" svg:y="13.221cm">
          <text:p/>
          <draw:enhanced-geometry svg:viewBox="0 0 21600 21600" draw:type="rectangle" draw:enhanced-path="M 0 0 L 21600 0 21600 21600 0 21600 0 0 Z N"/>
        </draw:custom-shape>
        <draw:g draw:style-name="gr80">
          <draw:line draw:style-name="gr255" draw:text-style-name="P46" draw:layer="layout" svg:x1="14.795cm" svg:y1="13.414cm" svg:x2="18.342cm" svg:y2="13.399cm">
            <text:p/>
          </draw:line>
          <draw:frame draw:style-name="gr256" draw:text-style-name="P57" draw:layer="layout" svg:width="2.962cm" svg:height="0.437cm" svg:x="14.827cm" svg:y="12.986cm">
            <draw:text-box>
              <text:p text:style-name="P52"><text:span text:style-name="T33">lightset-</text:span><text:span text:style-name="T33">label</text:span></text:p>
            </draw:text-box>
          </draw:frame>
        </draw:g>
        <draw:g draw:style-name="gr38">
          <draw:custom-shape draw:style-name="gr257" draw:text-style-name="P36" draw:layer="layout" svg:width="5.117cm" svg:height="3.078cm" svg:x="3.149cm" svg:y="7.173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8" draw:text-style-name="P64" draw:layer="layout" svg:width="1.243cm" svg:height="0.699cm" svg:x="3.149cm" svg:y="7.173cm">
            <text:p text:style-name="P63"><text:span text:style-name="T49">opt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frame draw:style-name="gr259" draw:text-style-name="P66" draw:layer="layout" svg:width="4.926cm" svg:height="0.955cm" svg:x="3.334cm" svg:y="7.937cm">
          <draw:text-box>
            <text:p text:style-name="P65"><text:span text:style-name="T37">[</text:span><text:span text:style-name="T50">&lt;light-</text:span><text:span text:style-name="T50">set&gt; | </text:span><text:span text:style-name="T50">State</text:span><text:span text:style-name="T37"> not </text:span><text:span text:style-name="T37">in </text:span><text:span text:style-name="T37">['Inactive'</text:span><text:span text:style-name="T37">, </text:span><text:span text:style-name="T37"><text:line-break/></text:span><text:span text:style-name="T37">'Cancel </text:span><text:span text:style-name="T37">In </text:span><text:span text:style-name="T37">Process', </text:span><text:span text:style-name="T37">'Deactivat</text:span><text:span text:style-name="T37">ed', </text:span><text:span text:style-name="T37"><text:line-break/></text:span><text:span text:style-name="T37">'Disabled'</text:span><text:span text:style-name="T37">]</text:span><text:span text:style-name="T38"> </text:span></text:p>
          </draw:text-box>
        </draw:frame>
        <draw:g draw:style-name="gr80">
          <draw:polyline draw:style-name="gr260" draw:text-style-name="P40" draw:layer="layout" svg:width="15.714cm" svg:height="0.261cm" svg:x="2.14cm" svg:y="17.254cm" svg:viewBox="0 0 15715 262" draw:points="12660,11 15715,0 15715,161 0,262">
            <text:p/>
          </draw:polyline>
          <draw:frame draw:style-name="gr261" draw:text-style-name="P42" draw:layer="layout" svg:width="3.791cm" svg:height="0.637cm" svg:x="14.886cm" svg:y="16.581cm">
            <draw:text-box>
              <text:p text:style-name="P41"><text:span text:style-name="T31">set </text:span><text:span text:style-name="T32">&lt;light-</text:span><text:span text:style-name="T32">set&gt; | State</text:span><text:span text:style-name="T33"> </text:span><text:span text:style-name="T33">= 'Inactive</text:span><text:span text:style-name="T47">'</text:span></text:p>
            </draw:text-box>
          </draw:frame>
        </draw:g>
        <draw:g draw:style-name="gr38">
          <draw:custom-shape draw:style-name="gr262" draw:text-style-name="P36" draw:layer="layout" svg:width="4.421cm" svg:height="2.745cm" svg:x="13.063cm" svg:y="13.673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3" draw:text-style-name="P64" draw:layer="layout" svg:width="1.243cm" svg:height="0.699cm" svg:x="13.063cm" svg:y="13.673cm">
            <text:p text:style-name="P63"><text:span text:style-name="T49">opt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frame draw:style-name="gr264" draw:text-style-name="P49" draw:layer="layout" svg:width="3.592cm" svg:height="0.637cm" svg:x="13.148cm" svg:y="14.437cm">
          <draw:text-box>
            <text:p text:style-name="P65"><text:span text:style-name="T37">[script </text:span><text:span text:style-name="T37">'On_by-</text:span><text:span text:style-name="T37">label' OR </text:span><text:span text:style-name="T37">'</text:span><text:span text:style-name="T37"><text:line-break/></text:span><text:span text:style-name="T37">Off-by-</text:span><text:span text:style-name="T37">Areas' </text:span><text:span text:style-name="T37">are </text:span><text:span text:style-name="T37">Running]</text:span><text:span text:style-name="T38"> </text:span></text:p>
          </draw:text-box>
        </draw:frame>
        <draw:g draw:style-name="gr80" xml:id="id68" draw:id="id68">
          <draw:polyline draw:style-name="gr265" draw:text-style-name="P40" draw:layer="layout" svg:width="2.437cm" svg:height="0.176cm" svg:x="14.795cm" svg:y="15.986cm" svg:viewBox="0 0 2438 177" draw:points="0,8 2438,0 2438,161 12,177">
            <text:p/>
          </draw:polyline>
          <draw:frame draw:style-name="gr266" draw:text-style-name="P42" draw:layer="layout" svg:width="2.47cm" svg:height="0.637cm" svg:x="14.864cm" svg:y="15.313cm">
            <draw:text-box>
              <text:p text:style-name="P41"><text:span text:style-name="T51">WAIT for </text:span><text:span text:style-name="T51">scripts to</text:span></text:p>
              <text:p text:style-name="P41"><text:span text:style-name="T51">complete</text:span></text:p>
            </draw:text-box>
          </draw:frame>
        </draw:g>
        <draw:frame draw:style-name="gr15" xml:id="id67" draw:id="id67" draw:layer="layout" svg:width="3.468cm" svg:height="1.909cm" svg:x="14.73cm" svg:y="7.585cm">
          <draw:text-box>
            <text:p>believe I need to do this because I am only canceling a single light-set. So if another one activities while in-process I don't want to stop those.</text:p>
          </draw:text-box>
        </draw:frame>
        <draw:connector draw:style-name="gr16" draw:text-style-name="P13" draw:layer="layout" draw:type="curve" svg:x1="6.194cm" svg:y1="5.914cm" svg:x2="14.73cm" svg:y2="8.539cm" draw:start-shape="id66" draw:start-glue-point="1" draw:end-shape="id67" draw:end-glue-point="3" svg:d="M6194 5914c6402 0 2134 2625 8536 2625" svg:viewBox="0 0 8537 2626">
          <text:p/>
        </draw:connector>
        <draw:connector draw:style-name="gr16" draw:text-style-name="P13" draw:layer="layout" draw:type="curve" draw:line-skew="0.679cm" svg:x1="18.198cm" svg:y1="8.539cm" svg:x2="17.334cm" svg:y2="15.738cm" draw:start-shape="id67" draw:start-glue-point="1" draw:end-shape="id68" draw:end-glue-point="1" svg:d="M18198 8539c1768 0 2200 7199-864 7199" svg:viewBox="0 0 2249 7200">
          <text:p/>
        </draw:connector>
        <draw:frame draw:style-name="gr267" xml:id="id66" draw:id="id66" draw:layer="layout" svg:width="1.844cm" svg:height="0.319cm" svg:x="4.35cm" svg:y="5.755cm">
          <draw:text-box>
            <text:p>mode: queued</text:p>
          </draw:text-box>
        </draw:frame>
        <draw:custom-shape draw:style-name="gr268" draw:text-style-name="P32" draw:layer="layout" svg:width="0.5cm" svg:height="2.695cm" svg:x="3.959cm" svg:y="21.645cm">
          <text:p/>
          <draw:enhanced-geometry svg:viewBox="0 0 21600 21600" draw:type="rectangle" draw:enhanced-path="M 0 0 L 21600 0 21600 21600 0 21600 0 0 Z N"/>
        </draw:custom-shape>
        <draw:g draw:style-name="gr38">
          <draw:custom-shape draw:style-name="gr269" draw:text-style-name="P36" draw:layer="layout" svg:width="5.117cm" svg:height="1.936cm" svg:x="3.149cm" svg:y="22.073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0" draw:text-style-name="P64" draw:layer="layout" svg:width="1.243cm" svg:height="0.699cm" svg:x="3.149cm" svg:y="22.073cm">
            <text:p text:style-name="P63"><text:span text:style-name="T49">opt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frame draw:style-name="gr271" draw:text-style-name="P66" draw:layer="layout" svg:width="4.411cm" svg:height="0.955cm" svg:x="3.435cm" svg:y="22.869cm">
          <draw:text-box>
            <text:p text:style-name="P65"><text:span text:style-name="T37">[</text:span><text:span text:style-name="T52">by </text:span><text:span text:style-name="T52">design, </text:span><text:span text:style-name="T52">no </text:span><text:span text:style-name="T52">action </text:span><text:span text:style-name="T52">will </text:span><text:span text:style-name="T52">occur </text:span><text:span text:style-name="T52">since </text:span><text:span text:style-name="T52">the </text:span><text:span text:style-name="T52">helper is </text:span><text:span text:style-name="T52">already </text:span><text:span text:style-name="T52">in it's </text:span><text:span text:style-name="T52">correct </text:span><text:span text:style-name="T52">state</text:span><text:span text:style-name="T37">]</text:span></text:p>
          </draw:text-box>
        </draw:frame>
        <draw:g draw:style-name="gr38" xml:id="id69" draw:id="id69">
          <draw:custom-shape draw:name="colored-shapes-gray 3" draw:style-name="gr272" draw:text-style-name="P17" draw:layer="layout" svg:width="0.627cm" svg:height="0.627cm" svg:x="1.473cm" svg:y="18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18.609cm">
            <draw:text-box>
              <text:p>HA</text:p>
            </draw:text-box>
          </draw:frame>
        </draw:g>
        <draw:g draw:style-name="gr80">
          <draw:line draw:style-name="gr273" draw:text-style-name="P46" draw:layer="layout" svg:x1="2.107cm" svg:y1="18.736cm" svg:x2="8.976cm" svg:y2="18.736cm">
            <text:p/>
          </draw:line>
          <draw:frame draw:style-name="gr274" draw:text-style-name="P58" draw:layer="layout" svg:width="4.302cm" svg:height="1.005cm" svg:x="2.164cm" svg:y="17.705cm">
            <draw:text-box>
              <text:p text:style-name="P28"><text:span text:style-name="T43">trigger: </text:span><text:span text:style-name="T43">Entity</text:span><text:span text:style-name="T43"><text:line-break/></text:span><text:span text:style-name="T44">Light Set - </text:span><text:span text:style-name="T44">&lt;for </text:span><text:span text:style-name="T44">sensor&gt; | </text:span><text:span text:style-name="T44">State</text:span><text:span text:style-name="T45"> </text:span><text:span text:style-name="T45"><text:line-break/></text:span><text:span text:style-name="T45">changed </text:span><text:span text:style-name="T45">to </text:span><text:span text:style-name="T44">Inactive</text:span></text:p>
            </draw:text-box>
          </draw:frame>
        </draw:g>
        <draw:connector draw:style-name="gr166" draw:text-style-name="P30" draw:layer="layout" draw:type="curve" svg:x1="1.795cm" svg:y1="17.893cm" svg:x2="1.786cm" svg:y2="18.42cm" draw:end-shape="id69" draw:end-glue-point="0" svg:d="M1795 17893c0 13-9-250-9 527" svg:viewBox="0 0 10 561">
          <text:p/>
        </draw:connector>
        <draw:g draw:style-name="gr80">
          <draw:frame draw:style-name="gr275" draw:text-style-name="P43" draw:layer="layout" svg:width="2.026cm" svg:height="1.273cm" svg:x="9.545cm" svg:y="17.675cm">
            <draw:text-box>
              <text:p text:style-name="P28"><text:span text:style-name="T33">set LED</text:span><text:span text:style-name="T33"><text:line-break/></text:span><text:span text:style-name="T33">indicator </text:span><text:span text:style-name="T33">and </text:span><text:span text:style-name="T33">Operation</text:span><text:span text:style-name="T33">al State</text:span></text:p>
            </draw:text-box>
          </draw:frame>
          <draw:line draw:style-name="gr276" draw:text-style-name="P40" draw:layer="layout" svg:x1="9.516cm" svg:y1="18.95cm" svg:x2="10.765cm" svg:y2="18.948cm">
            <text:p/>
          </draw:line>
          <draw:line draw:style-name="gr277" draw:text-style-name="P40" draw:layer="layout" svg:x1="9.512cm" svg:y1="20.287cm" svg:x2="10.754cm" svg:y2="20.287cm">
            <text:p/>
          </draw:line>
        </draw:g>
        <draw:custom-shape draw:style-name="gr278" draw:text-style-name="P32" draw:layer="layout" svg:width="0.5cm" svg:height="1.773cm" svg:x="8.989cm" svg:y="18.604cm">
          <text:p/>
          <draw:enhanced-geometry svg:viewBox="0 0 21600 21600" draw:type="rectangle" draw:enhanced-path="M 0 0 L 21600 0 21600 21600 0 21600 0 0 Z N"/>
        </draw:custom-shape>
        <draw:g draw:style-name="gr38">
          <draw:custom-shape draw:name="colored-shapes-gray 3" draw:style-name="gr279" draw:text-style-name="P17" draw:layer="layout" svg:width="0.627cm" svg:height="0.627cm" svg:x="1.473cm" svg:y="17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17.384cm">
            <draw:text-box>
              <text:p>HA</text:p>
            </draw:text-box>
          </draw:frame>
        </draw:g>
        <draw:g draw:style-name="gr80">
          <draw:polyline draw:style-name="gr280" draw:text-style-name="P40" draw:layer="layout" svg:width="11.621cm" svg:height="0.235cm" svg:x="2.107cm" svg:y="20.318cm" svg:viewBox="0 0 11622 236" draw:points="9184,8 11622,0 11622,161 0,236">
            <text:p/>
          </draw:polyline>
          <draw:frame draw:style-name="gr281" draw:text-style-name="P42" draw:layer="layout" svg:width="3.702cm" svg:height="0.637cm" svg:x="11.36cm" svg:y="19.645cm">
            <draw:text-box>
              <text:p text:style-name="P41"><text:span text:style-name="T51">set </text:span><text:span text:style-name="T53">&lt;light-</text:span><text:span text:style-name="T53">set&gt; | </text:span><text:span text:style-name="T53">Operatio</text:span><text:span text:style-name="T53">nal</text:span></text:p>
              <text:p text:style-name="P41"><text:span text:style-name="T53">State</text:span><text:span text:style-name="T51"> = </text:span><text:span text:style-name="T51">'No </text:span><text:span text:style-name="T51">Change'</text:span></text:p>
            </draw:text-box>
          </draw:frame>
        </draw:g>
        <draw:g draw:style-name="gr38" xml:id="id70" draw:id="id70">
          <draw:custom-shape draw:name="colored-shapes-gray 3" draw:style-name="gr282" draw:text-style-name="P17" draw:layer="layout" svg:width="0.627cm" svg:height="0.627cm" svg:x="1.473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21.509cm">
            <draw:text-box>
              <text:p>HA</text:p>
            </draw:text-box>
          </draw:frame>
        </draw:g>
        <draw:connector draw:style-name="gr166" draw:text-style-name="P30" draw:layer="layout" draw:type="curve" svg:x1="1.795cm" svg:y1="20.593cm" svg:x2="1.786cm" svg:y2="21.32cm" draw:end-shape="id70" draw:end-glue-point="0" svg:d="M1795 20593c0 163-9-200-9 727" svg:viewBox="0 0 10 728">
          <text:p/>
        </draw:connector>
        <draw:g draw:style-name="gr38">
          <draw:custom-shape draw:name="colored-shapes-gray 3" draw:style-name="gr283" draw:text-style-name="P17" draw:layer="layout" svg:width="0.627cm" svg:height="0.627cm" svg:x="1.473cm" svg:y="20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20.43cm">
            <draw:text-box>
              <text:p>HA</text:p>
            </draw:text-box>
          </draw:frame>
        </draw:g>
        <draw:g draw:style-name="gr80">
          <draw:line draw:style-name="gr284" draw:text-style-name="P46" draw:layer="layout" svg:x1="2.099cm" svg:y1="21.655cm" svg:x2="3.945cm" svg:y2="21.655cm">
            <text:p/>
          </draw:line>
          <draw:frame draw:style-name="gr285" draw:text-style-name="P58" draw:layer="layout" svg:width="3.608cm" svg:height="0.687cm" svg:x="2.156cm" svg:y="20.912cm">
            <draw:text-box>
              <text:p text:style-name="P28"><text:span text:style-name="T44">&lt;Light Set </text:span><text:span text:style-name="T44">&gt; | </text:span><text:span text:style-name="T44">Operationa</text:span><text:span text:style-name="T44">l State</text:span><text:span text:style-name="T45"> </text:span><text:span text:style-name="T45"><text:line-break/></text:span><text:span text:style-name="T45">changed </text:span><text:span text:style-name="T45">to '</text:span><text:span text:style-name="T44">No </text:span><text:span text:style-name="T44">Change</text:span><text:span text:style-name="T48">'</text:span></text:p>
            </draw:text-box>
          </draw:frame>
        </draw:g>
        <draw:g draw:style-name="gr80">
          <draw:polyline draw:style-name="gr286" draw:text-style-name="P40" draw:layer="layout" svg:width="2.437cm" svg:height="0.175cm" svg:x="11.291cm" svg:y="19.25cm" svg:viewBox="0 0 2438 176" draw:points="0,8 2438,0 2438,161 17,176">
            <text:p/>
          </draw:polyline>
          <draw:frame draw:style-name="gr287" draw:text-style-name="P42" draw:layer="layout" svg:width="3.702cm" svg:height="0.319cm" svg:x="11.36cm" svg:y="18.895cm">
            <draw:text-box>
              <text:p text:style-name="P41"><text:span text:style-name="T51">set LED </text:span><text:span text:style-name="T51">to show </text:span><text:span text:style-name="T51">state</text:span></text:p>
            </draw:text-box>
          </draw:frame>
        </draw:g>
        <draw:custom-shape draw:style-name="gr288" draw:text-style-name="P32" draw:layer="layout" svg:width="0.5cm" svg:height="1.774cm" svg:x="10.796cm" svg:y="18.647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g draw:style-name="gr38">
          <draw:line draw:style-name="gr289" draw:text-style-name="P32" draw:layer="layout" svg:x1="4.419cm" svg:y1="4.933cm" svg:x2="4.419cm" svg:y2="20.992cm">
            <text:p/>
          </draw:line>
          <draw:custom-shape draw:style-name="gr290" draw:text-style-name="P34" draw:layer="layout" svg:width="3.272cm" svg:height="0.877cm" svg:x="2.784cm" svg:y="4.9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Cancel 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2.906cm" svg:y="4.742cm">
            <draw:text-box>
              <text:p><text:span text:style-name="T14">script</text:span></text:p>
            </draw:text-box>
          </draw:frame>
        </draw:g>
        <draw:custom-shape draw:style-name="gr291" draw:text-style-name="P32" draw:layer="layout" svg:width="0.5cm" svg:height="14.783cm" svg:x="4.178cm" svg:y="6.02cm">
          <text:p/>
          <draw:enhanced-geometry svg:viewBox="0 0 21600 21600" draw:type="rectangle" draw:enhanced-path="M 0 0 L 21600 0 21600 21600 0 21600 0 0 Z N"/>
        </draw:custom-shape>
        <draw:g draw:style-name="gr38">
          <draw:custom-shape draw:style-name="gr292" draw:text-style-name="P36" draw:layer="layout" svg:width="19.079cm" svg:height="25.38cm" svg:x="1.298cm" svg:y="1.30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3" draw:text-style-name="P38" draw:layer="layout" svg:width="5.205cm" svg:height="0.779cm" svg:x="1.298cm" svg:y="1.305cm">
            <text:p text:style-name="P37"><text:span text:style-name="T25">sd </text:span><text:span text:style-name="T26">lightset Cancel All</text:span><text:span text:style-name="T27"> <text:s/></text:span></text:p>
            <draw:enhanced-geometry svg:viewBox="0 0 21600 21600" draw:type="non-primitve" draw:enhanced-path="M 0 0 L 21600 0 19000 21600 0 21600 0 0 Z N"/>
          </draw:custom-shape>
        </draw:g>
        <draw:frame draw:style-name="gr192" draw:text-style-name="P59" draw:layer="layout" svg:width="18.533cm" svg:height="2.211cm" svg:x="1.648cm" svg:y="24.327cm">
          <draw:text-box>
            <text:p><text:span text:style-name="T46">1</text:span><text:span text:style-name="T12"> xx.</text:span></text:p>
          </draw:text-box>
        </draw:frame>
        <draw:frame draw:style-name="gr193" draw:text-style-name="P60" draw:layer="layout" svg:width="1.543cm" svg:height="0.395cm" svg:x="1.637cm" svg:y="23.857cm">
          <draw:text-box>
            <text:p><text:span text:style-name="T6">NOTES </text:span><text:span text:style-name="T6">--</text:span></text:p>
          </draw:text-box>
        </draw:frame>
        <draw:frame draw:style-name="gr140" draw:text-style-name="P39" draw:layer="layout" svg:width="18.657cm" svg:height="0.963cm" svg:x="1.443cm" svg:y="2.194cm">
          <draw:text-box>
            <text:p><text:span text:style-name="T28">Descrip</text:span><text:span text:style-name="T28">tion</text:span><text:span text:style-name="T12">: </text:span><text:span text:style-name="T12">Shows </text:span><text:span text:style-name="T12">sequenc</text:span><text:span text:style-name="T12">e of </text:span><text:span text:style-name="T12">events </text:span><text:span text:style-name="T12">for </text:span><text:span text:style-name="T12">cancelin</text:span><text:span text:style-name="T12">g all </text:span><text:span text:style-name="T12">active </text:span><text:span text:style-name="T12">light-</text:span><text:span text:style-name="T12">sets.</text:span></text:p>
          </draw:text-box>
        </draw:frame>
        <draw:g draw:style-name="gr38">
          <draw:line draw:style-name="gr294" draw:text-style-name="P32" draw:layer="layout" svg:x1="9.22cm" svg:y1="4.575cm" svg:x2="9.22cm" svg:y2="22.925cm">
            <text:p/>
          </draw:line>
          <draw:custom-shape draw:style-name="gr295" draw:text-style-name="P34" draw:layer="layout" svg:width="3.272cm" svg:height="1.233cm" svg:x="7.585cm" svg:y="4.57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State Chang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7.715cm" svg:y="4.381cm">
            <draw:text-box>
              <text:p><text:span text:style-name="T14">automatio</text:span><text:span text:style-name="T14">n</text:span></text:p>
            </draw:text-box>
          </draw:frame>
        </draw:g>
        <draw:g draw:style-name="gr38">
          <draw:line draw:style-name="gr296" draw:text-style-name="P32" draw:layer="layout" svg:x1="11.033cm" svg:y1="3.247cm" svg:x2="11.033cm" svg:y2="22.804cm">
            <text:p/>
          </draw:line>
          <draw:custom-shape draw:style-name="gr297" draw:text-style-name="P34" draw:layer="layout" svg:width="3.272cm" svg:height="1.233cm" svg:x="9.398cm" svg:y="3.2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Set State Indic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5" draw:text-style-name="P35" draw:layer="layout" svg:width="0.729cm" svg:height="0.369cm" svg:x="9.572cm" svg:y="3.042cm">
            <draw:text-box>
              <text:p><text:span text:style-name="T14">script</text:span></text:p>
            </draw:text-box>
          </draw:frame>
        </draw:g>
        <draw:g draw:style-name="gr38">
          <draw:custom-shape draw:style-name="gr298" draw:text-style-name="P36" draw:layer="layout" svg:width="17.74cm" svg:height="8.854cm" svg:x="2.385cm" svg:y="8.748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64" draw:layer="layout" svg:width="1.416cm" svg:height="0.699cm" svg:x="2.385cm" svg:y="8.748cm">
            <text:p text:style-name="P63"><text:span text:style-name="T49">loop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frame draw:style-name="gr300" draw:text-style-name="P49" draw:layer="layout" svg:width="3.562cm" svg:height="0.319cm" svg:x="3.934cm" svg:y="6.936cm">
          <draw:text-box>
            <text:p text:style-name="P28"><text:span text:style-name="T37">[Loop </text:span><text:span text:style-name="T37">Over All </text:span><text:span text:style-name="T37">Light-</text:span><text:span text:style-name="T37">Sets ]</text:span><text:span text:style-name="T38"> </text:span></text:p>
          </draw:text-box>
        </draw:frame>
        <draw:g draw:style-name="gr80">
          <draw:line draw:style-name="gr301" draw:text-style-name="P46" draw:layer="layout" svg:x1="1.371cm" svg:y1="6.314cm" svg:x2="4.191cm" svg:y2="6.302cm">
            <text:p/>
          </draw:line>
          <draw:frame draw:style-name="gr302" draw:text-style-name="P53" draw:layer="layout" svg:width="2.729cm" svg:height="0.319cm" svg:x="1.368cm" svg:y="5.964cm">
            <draw:text-box>
              <text:p text:style-name="P52"><text:span text:style-name="T33"><text:s text:c="2"/></text:span></text:p>
            </draw:text-box>
          </draw:frame>
        </draw:g>
        <draw:g draw:style-name="gr38">
          <draw:line draw:style-name="gr303" draw:text-style-name="P32" draw:layer="layout" svg:x1="14.528cm" svg:y1="4.947cm" svg:x2="14.528cm" svg:y2="20.058cm">
            <text:p/>
          </draw:line>
          <draw:custom-shape draw:style-name="gr304" draw:text-style-name="P34" draw:layer="layout" svg:width="3.272cm" svg:height="1.233cm" svg:x="12.893cm" svg:y="4.9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Cancel One Light-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13.015cm" svg:y="4.756cm">
            <draw:text-box>
              <text:p><text:span text:style-name="T14">script</text:span></text:p>
            </draw:text-box>
          </draw:frame>
        </draw:g>
        <draw:g draw:style-name="gr38">
          <draw:line draw:style-name="gr305" draw:text-style-name="P32" draw:layer="layout" svg:x1="18.628cm" svg:y1="4.961cm" svg:x2="18.628cm" svg:y2="16.213cm">
            <text:p/>
          </draw:line>
          <draw:custom-shape draw:style-name="gr306" draw:text-style-name="P34" draw:layer="layout" svg:width="3.272cm" svg:height="0.877cm" svg:x="16.993cm" svg:y="4.96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Timer 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17.115cm" svg:y="4.77cm">
            <draw:text-box>
              <text:p><text:span text:style-name="T14">script</text:span></text:p>
            </draw:text-box>
          </draw:frame>
        </draw:g>
        <draw:g draw:style-name="gr38">
          <draw:g draw:style-name="gr38" xml:id="id71" draw:id="id71">
            <draw:custom-shape draw:name="colored-shapes-gray 3" draw:style-name="gr307" draw:text-style-name="P17" draw:layer="layout" svg:width="0.627cm" svg:height="0.627cm" svg:x="1.466cm" svg:y="12.7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32cm" svg:y="12.964cm">
              <draw:text-box>
                <text:p>HA</text:p>
              </draw:text-box>
            </draw:frame>
          </draw:g>
          <draw:g draw:style-name="gr38" xml:id="id72" draw:id="id72">
            <draw:custom-shape draw:name="colored-shapes-gray 3" draw:style-name="gr308" draw:text-style-name="P17" draw:layer="layout" svg:width="0.627cm" svg:height="0.627cm" svg:x="1.462cm" svg:y="14.5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15" draw:layer="layout" svg:width="0.495cm" svg:height="0.249cm" svg:x="1.528cm" svg:y="14.75cm">
              <draw:text-box>
                <text:p>HA</text:p>
              </draw:text-box>
            </draw:frame>
          </draw:g>
          <draw:connector draw:style-name="gr166" draw:text-style-name="P30" draw:layer="layout" draw:type="curve" svg:x1="1.779cm" svg:y1="13.402cm" svg:x2="1.775cm" svg:y2="14.561cm" draw:start-shape="id71" draw:start-glue-point="2" draw:end-shape="id72" draw:end-glue-point="0" svg:d="M1779 13402c0 868-4 289-4 1159" svg:viewBox="0 0 5 1160">
            <text:p/>
          </draw:connector>
          <draw:g draw:style-name="gr38">
            <draw:custom-shape draw:style-name="gr309" draw:text-style-name="P36" draw:layer="layout" svg:width="16.878cm" svg:height="7.518cm" svg:x="2.942cm" svg:y="9.728cm">
              <draw:glue-point draw:id="4" svg:x="3cm" svg:y="-5cm"/>
              <draw:glue-point draw:id="5" svg:x="-3cm" svg:y="-5cm"/>
              <draw:glue-point draw:id="6" svg:x="-3cm" svg:y="5cm"/>
              <draw:glue-point draw:id="7" svg:x="3cm" svg:y="5cm"/>
              <draw:glue-point draw:id="8" svg:x="5cm" svg:y="3.333cm"/>
              <draw:glue-point draw:id="9" svg:x="5cm" svg:y="-3.333cm"/>
              <draw:glue-point draw:id="10" svg:x="-5cm" svg:y="-3.333cm"/>
              <draw:glue-point draw:id="11" svg:x="-5cm" svg:y="3.333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0" draw:text-style-name="P64" draw:layer="layout" svg:width="1.124cm" svg:height="0.699cm" svg:x="2.942cm" svg:y="9.728cm">
              <text:p text:style-name="P63"><text:span text:style-name="T49">alt</text:span></text:p>
              <draw:enhanced-geometry svg:viewBox="0 0 21600 21600" draw:mirror-horizontal="false" draw:mirror-vertical="false" draw:type="non-primitve" draw:enhanced-path="M 0 0 L 21600 0 19000 21600 0 21600 0 0 Z N"/>
            </draw:custom-shape>
          </draw:g>
          <draw:frame draw:style-name="gr311" draw:text-style-name="P66" draw:layer="layout" svg:width="9.832cm" svg:height="0.319cm" svg:x="3.026cm" svg:y="11.82cm">
            <draw:text-box>
              <text:p text:style-name="P65"><text:span text:style-name="T37">[&lt;light-</text:span><text:span text:style-name="T37">set&gt; </text:span><text:span text:style-name="T37">State != </text:span><text:span text:style-name="T37">(Inactive</text:span><text:span text:style-name="T37">' OR </text:span><text:span text:style-name="T37">'Deactiv</text:span><text:span text:style-name="T37">ated' </text:span><text:span text:style-name="T37">OR </text:span><text:span text:style-name="T37">'Disable</text:span><text:span text:style-name="T37">d')]</text:span><text:span text:style-name="T38"> </text:span></text:p>
            </draw:text-box>
          </draw:frame>
          <draw:g draw:style-name="gr80">
            <draw:polyline draw:style-name="gr312" draw:text-style-name="P40" draw:layer="layout" svg:width="5.622cm" svg:height="0.196cm" svg:x="2.091cm" svg:y="12.913cm" svg:viewBox="0 0 5623 197" draw:points="2568,11 5623,0 5623,161 0,197">
              <text:p/>
            </draw:polyline>
            <draw:frame draw:style-name="gr313" draw:text-style-name="P42" draw:layer="layout" svg:width="3.368cm" svg:height="0.637cm" svg:x="4.745cm" svg:y="12.24cm">
              <draw:text-box>
                <text:p text:style-name="P41"><text:span text:style-name="T31">set </text:span><text:span text:style-name="T47">&lt;light-</text:span><text:span text:style-name="T47">set&gt;</text:span><text:span text:style-name="T47"><text:line-break/></text:span><text:span text:style-name="T47">State</text:span><text:span text:style-name="T33"> = </text:span><text:span text:style-name="T33">'</text:span><text:span text:style-name="T47">Cancel In </text:span><text:span text:style-name="T47">Process'</text:span></text:p>
              </draw:text-box>
            </draw:frame>
          </draw:g>
          <draw:g draw:style-name="gr80">
            <draw:line draw:style-name="gr314" draw:text-style-name="P46" draw:layer="layout" svg:x1="2.096cm" svg:y1="14.877cm" svg:x2="8.21cm" svg:y2="14.877cm">
              <text:p/>
            </draw:line>
            <draw:frame draw:style-name="gr315" draw:text-style-name="P58" draw:layer="layout" svg:width="4.302cm" svg:height="0.687cm" svg:x="2.153cm" svg:y="14.164cm">
              <draw:text-box>
                <text:p text:style-name="P28"><text:span text:style-name="T43">trigger: </text:span><text:span text:style-name="T43">Entity </text:span><text:span text:style-name="T44">&lt;lightset&gt; | </text:span><text:span text:style-name="T44">State</text:span><text:span text:style-name="T45"> </text:span><text:span text:style-name="T45"><text:line-break/></text:span><text:span text:style-name="T45">changed </text:span><text:span text:style-name="T45">to </text:span><text:span text:style-name="T44">Cancel </text:span><text:span text:style-name="T44">In Process</text:span></text:p>
              </draw:text-box>
            </draw:frame>
          </draw:g>
          <draw:polyline draw:style-name="gr316" draw:text-style-name="P40" xml:id="id74" draw:id="id74" draw:layer="layout" svg:width="3.077cm" svg:height="3.067cm" svg:x="4.676cm" svg:y="13.64cm" svg:viewBox="0 0 3078 3068" draw:points="0,0 3078,0 3078,3034 22,3068">
            <draw:glue-point draw:id="4" svg:x="5.004cm" svg:y="-0.604cm"/>
            <draw:glue-point draw:id="5" svg:x="5.016cm" svg:y="4.686cm"/>
            <draw:glue-point draw:id="6" svg:x="4.996cm" svg:y="3.213cm"/>
            <draw:glue-point draw:id="7" svg:x="5.009cm" svg:y="-2.138cm"/>
            <text:p/>
          </draw:polyline>
          <draw:frame draw:style-name="gr317" draw:text-style-name="P42" draw:layer="layout" svg:width="3.545cm" svg:height="0.319cm" svg:x="4.785cm" svg:y="13.296cm">
            <draw:text-box>
              <text:p text:style-name="P41"><text:span text:style-name="T51">WAI</text:span><text:span text:style-name="T51">T for </text:span><text:span text:style-name="T51">state </text:span><text:span text:style-name="T51">= </text:span><text:span text:style-name="T51">Inacti</text:span><text:span text:style-name="T51">ve</text:span></text:p>
            </draw:text-box>
          </draw:frame>
          <draw:connector draw:style-name="gr318" draw:text-style-name="P67" draw:layer="layout" draw:type="line" svg:x1="8.224cm" svg:y1="16.153cm" svg:x2="7.752cm" svg:y2="16.159cm" draw:start-shape="id73" draw:start-glue-point="11" draw:end-shape="id74" draw:end-glue-point="6" svg:d="M8224 16153l-472 6" svg:viewBox="0 0 473 7">
            <text:p/>
          </draw:connector>
          <draw:frame draw:style-name="gr319" draw:text-style-name="P66" draw:layer="layout" svg:width="5.663cm" svg:height="0.319cm" svg:x="3.026cm" svg:y="10.521cm">
            <draw:text-box>
              <text:p text:style-name="P65"><text:span text:style-name="T37">[&lt;ligh</text:span><text:span text:style-name="T37">t-</text:span><text:span text:style-name="T37">set</text:span><text:span text:style-name="T37">&gt; | </text:span><text:span text:style-name="T37">Stat</text:span><text:span text:style-name="T37">e </text:span><text:span text:style-name="T37">== </text:span><text:span text:style-name="T37">'Ca</text:span><text:span text:style-name="T37">ncel </text:span><text:span text:style-name="T37">In </text:span><text:span text:style-name="T37">Pro</text:span><text:span text:style-name="T37">ces</text:span><text:span text:style-name="T37">s']</text:span><text:span text:style-name="T38"> </text:span></text:p>
            </draw:text-box>
          </draw:frame>
          <draw:line draw:style-name="gr114" draw:text-style-name="P51" draw:layer="layout" svg:x1="2.958cm" svg:y1="11.745cm" svg:x2="19.836cm" svg:y2="11.745cm">
            <text:p/>
          </draw:line>
          <draw:g draw:style-name="gr80">
            <draw:polyline draw:style-name="gr320" draw:text-style-name="P40" draw:layer="layout" svg:width="3.054cm" svg:height="0.18cm" svg:x="4.695cm" svg:y="11.335cm" svg:viewBox="0 0 3055 181" draw:points="0,11 3055,0 3055,161 0,181">
              <draw:glue-point draw:id="4" svg:x="5.004cm" svg:y="-0.604cm"/>
              <text:p/>
            </draw:polyline>
            <draw:frame draw:style-name="gr321" draw:text-style-name="P42" draw:layer="layout" svg:width="3.545cm" svg:height="0.319cm" svg:x="4.781cm" svg:y="10.98cm">
              <draw:text-box>
                <text:p text:style-name="P41"><text:span text:style-name="T51">WAI</text:span><text:span text:style-name="T51">T for </text:span><text:span text:style-name="T51">state </text:span><text:span text:style-name="T51">= </text:span><text:span text:style-name="T51">Inacti</text:span><text:span text:style-name="T51">ve</text:span></text:p>
              </draw:text-box>
            </draw:frame>
          </draw:g>
          <draw:g draw:style-name="gr38">
            <draw:custom-shape draw:style-name="gr322" draw:text-style-name="P68" xml:id="id73" draw:id="id73" draw:layer="layout" svg:width="11.186cm" svg:height="1.993cm" svg:x="8.224cm" svg:y="14.493cm">
              <draw:glue-point draw:id="4" svg:x="3cm" svg:y="-5cm"/>
              <draw:glue-point draw:id="5" svg:x="-3cm" svg:y="-5cm"/>
              <draw:glue-point draw:id="6" svg:x="-3cm" svg:y="5cm"/>
              <draw:glue-point draw:id="7" svg:x="3cm" svg:y="5cm"/>
              <draw:glue-point draw:id="8" svg:x="5cm" svg:y="3.333cm"/>
              <draw:glue-point draw:id="9" svg:x="5cm" svg:y="-3.333cm"/>
              <draw:glue-point draw:id="10" svg:x="-5cm" svg:y="-3.333cm"/>
              <draw:glue-point draw:id="11" svg:x="-5cm" svg:y="3.333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3" draw:text-style-name="P64" draw:layer="layout" svg:width="1.162cm" svg:height="0.699cm" svg:x="8.224cm" svg:y="14.493cm">
              <text:p text:style-name="P63"><text:span text:style-name="T49">ref</text:span></text:p>
              <draw:enhanced-geometry svg:viewBox="0 0 21600 21600" draw:mirror-horizontal="false" draw:mirror-vertical="false" draw:type="non-primitve" draw:enhanced-path="M 0 0 L 21600 0 19000 21600 0 21600 0 0 Z N"/>
            </draw:custom-shape>
            <draw:frame draw:style-name="gr324" draw:text-style-name="P70" draw:layer="layout" svg:width="3.997cm" svg:height="0.319cm" svg:x="8.611cm" svg:y="15.531cm">
              <draw:text-box>
                <text:p text:style-name="P69"><text:span text:style-name="T37">See </text:span><text:span text:style-name="T37">sd </text:span><text:span text:style-name="T54">ligh</text:span><text:span text:style-name="T54">tset </text:span><text:span text:style-name="T54">Ca</text:span><text:span text:style-name="T54">nce</text:span><text:span text:style-name="T54">l</text:span><text:span text:style-name="T37"> </text:span></text:p>
              </draw:text-box>
            </draw:frame>
          </draw:g>
        </draw:g>
        <draw:custom-shape draw:style-name="gr325" draw:text-style-name="P36" draw:layer="layout" svg:width="5.289cm" svg:height="1.747cm" svg:x="2.363cm" svg:y="6.6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64" draw:layer="layout" svg:width="1.243cm" svg:height="0.699cm" svg:x="2.363cm" svg:y="6.673cm">
          <text:p text:style-name="P63"><text:span text:style-name="T49">opt</text:span></text:p>
          <draw:enhanced-geometry svg:viewBox="0 0 21600 21600" draw:mirror-horizontal="false" draw:mirror-vertical="false" draw:type="non-primitve" draw:enhanced-path="M 0 0 L 21600 0 19000 21600 0 21600 0 0 Z N"/>
        </draw:custom-shape>
        <draw:frame draw:style-name="gr327" draw:text-style-name="P49" draw:layer="layout" svg:width="3.592cm" svg:height="0.637cm" svg:x="3.698cm" svg:y="6.819cm">
          <draw:text-box>
            <text:p text:style-name="P65"><text:span text:style-name="T37">[scrip</text:span><text:span text:style-name="T37">t </text:span><text:span text:style-name="T37">'On</text:span><text:span text:style-name="T37">_by</text:span><text:span text:style-name="T37">-</text:span><text:span text:style-name="T37">lab</text:span><text:span text:style-name="T37">el' </text:span><text:span text:style-name="T37">OR </text:span><text:span text:style-name="T37">'</text:span><text:span text:style-name="T37"><text:line-break/></text:span><text:span text:style-name="T37">Off-</text:span><text:span text:style-name="T37">by-</text:span><text:span text:style-name="T37">Are</text:span><text:span text:style-name="T37">as' </text:span><text:span text:style-name="T37">are </text:span><text:span text:style-name="T37">Run</text:span><text:span text:style-name="T37">nin</text:span><text:span text:style-name="T37">g]</text:span><text:span text:style-name="T38"> </text:span></text:p>
          </draw:text-box>
        </draw:frame>
        <draw:g draw:style-name="gr80">
          <draw:polyline draw:style-name="gr328" draw:text-style-name="P40" draw:layer="layout" svg:width="2.437cm" svg:height="0.176cm" svg:x="4.695cm" svg:y="7.986cm" svg:viewBox="0 0 2438 177" draw:points="0,8 2438,0 2438,161 12,177">
            <text:p/>
          </draw:polyline>
          <draw:frame draw:style-name="gr329" draw:text-style-name="P42" draw:layer="layout" svg:width="2.627cm" svg:height="0.319cm" svg:x="4.764cm" svg:y="7.631cm">
            <draw:text-box>
              <text:p text:style-name="P41"><text:span text:style-name="T51">turn_</text:span><text:span text:style-name="T51">off </text:span><text:span text:style-name="T51">thos</text:span><text:span text:style-name="T51">e </text:span><text:span text:style-name="T51">script</text:span><text:span text:style-name="T51">s</text:span></text:p>
            </draw:text-box>
          </draw:frame>
        </draw:g>
      </draw:page>
      <draw:page draw:name="page12" draw:style-name="dp1" draw:master-page-name="Default">
        <draw:g draw:style-name="gr38">
          <draw:line draw:style-name="gr330" draw:text-style-name="P32" draw:layer="layout" svg:x1="4.419cm" svg:y1="4.333cm" svg:x2="4.419cm" svg:y2="17.406cm">
            <text:p/>
          </draw:line>
          <draw:custom-shape draw:style-name="gr331" draw:text-style-name="P34" draw:layer="layout" svg:width="3.272cm" svg:height="1.233cm" svg:x="2.784cm" svg:y="4.3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Deactivate-Dis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2.906cm" svg:y="4.142cm">
            <draw:text-box>
              <text:p><text:span text:style-name="T14">script</text:span></text:p>
            </draw:text-box>
          </draw:frame>
        </draw:g>
        <draw:custom-shape draw:style-name="gr332" draw:text-style-name="P32" draw:layer="layout" svg:width="0.5cm" svg:height="10.937cm" svg:x="4.178cm" svg:y="6.02cm">
          <text:p/>
          <draw:enhanced-geometry svg:viewBox="0 0 21600 21600" draw:type="rectangle" draw:enhanced-path="M 0 0 L 21600 0 21600 21600 0 21600 0 0 Z N"/>
        </draw:custom-shape>
        <draw:g draw:style-name="gr38">
          <draw:custom-shape draw:style-name="gr333" draw:text-style-name="P36" draw:layer="layout" svg:width="19.079cm" svg:height="25.38cm" svg:x="1.298cm" svg:y="1.30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38" draw:layer="layout" svg:width="6.937cm" svg:height="0.779cm" svg:x="1.298cm" svg:y="1.305cm">
            <text:p text:style-name="P37"><text:span text:style-name="T25">sd </text:span><text:span text:style-name="T26">lightset Deactivate-Disable</text:span><text:span text:style-name="T27"> <text:s/></text:span></text:p>
            <draw:enhanced-geometry svg:viewBox="0 0 21600 21600" draw:type="non-primitve" draw:enhanced-path="M 0 0 L 21600 0 19000 21600 0 21600 0 0 Z N"/>
          </draw:custom-shape>
        </draw:g>
        <draw:frame draw:style-name="gr140" draw:text-style-name="P39" draw:layer="layout" svg:width="18.657cm" svg:height="0.963cm" svg:x="1.443cm" svg:y="2.194cm">
          <draw:text-box>
            <text:p><text:span text:style-name="T28">Des</text:span><text:span text:style-name="T28">crip</text:span><text:span text:style-name="T28">tion</text:span><text:span text:style-name="T12">: </text:span><text:span text:style-name="T12">Sho</text:span><text:span text:style-name="T12">ws </text:span><text:span text:style-name="T12">seq</text:span><text:span text:style-name="T12">uen</text:span><text:span text:style-name="T12">ce </text:span><text:span text:style-name="T12">of </text:span><text:span text:style-name="T12">eve</text:span><text:span text:style-name="T12">nts </text:span><text:span text:style-name="T12">for </text:span><text:span text:style-name="T12">putti</text:span><text:span text:style-name="T12">ng a </text:span><text:span text:style-name="T12">give</text:span><text:span text:style-name="T12">n </text:span><text:span text:style-name="T12">light</text:span><text:span text:style-name="T12">-set </text:span><text:span text:style-name="T12">into </text:span><text:span text:style-name="T12">eith</text:span><text:span text:style-name="T12">er </text:span><text:span text:style-name="T12">the </text:span><text:span text:style-name="T12">Dea</text:span><text:span text:style-name="T12">ctiva</text:span><text:span text:style-name="T12">ted </text:span><text:span text:style-name="T12">or </text:span><text:span text:style-name="T12">Disa</text:span><text:span text:style-name="T12">bled </text:span><text:span text:style-name="T12">stat</text:span><text:span text:style-name="T12">e.</text:span></text:p>
          </draw:text-box>
        </draw:frame>
        <draw:g draw:style-name="gr38" xml:id="id75" draw:id="id75">
          <draw:custom-shape draw:name="colored-shapes-gray 3" draw:style-name="gr335" draw:text-style-name="P17" draw:layer="layout" svg:width="0.627cm" svg:height="0.627cm" svg:x="1.473cm" svg:y="11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9cm" svg:y="11.809cm">
            <draw:text-box>
              <text:p>HA</text:p>
            </draw:text-box>
          </draw:frame>
        </draw:g>
        <draw:g draw:style-name="gr38">
          <draw:line draw:style-name="gr336" draw:text-style-name="P32" draw:layer="layout" svg:x1="9.22cm" svg:y1="4.575cm" svg:x2="9.22cm" svg:y2="26.491cm">
            <text:p/>
          </draw:line>
          <draw:custom-shape draw:style-name="gr337" draw:text-style-name="P34" draw:layer="layout" svg:width="3.272cm" svg:height="1.233cm" svg:x="7.585cm" svg:y="4.57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State Chang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35" draw:layer="layout" svg:width="1.453cm" svg:height="0.369cm" svg:x="7.715cm" svg:y="4.381cm">
            <draw:text-box>
              <text:p><text:span text:style-name="T14">auto</text:span><text:span text:style-name="T14">mati</text:span><text:span text:style-name="T14">on</text:span></text:p>
            </draw:text-box>
          </draw:frame>
        </draw:g>
        <draw:g draw:style-name="gr38">
          <draw:line draw:style-name="gr338" draw:text-style-name="P32" draw:layer="layout" svg:x1="11.033cm" svg:y1="3.247cm" svg:x2="11.033cm" svg:y2="26.531cm">
            <text:p/>
          </draw:line>
          <draw:custom-shape draw:style-name="gr339" draw:text-style-name="P34" draw:layer="layout" svg:width="3.272cm" svg:height="1.233cm" svg:x="9.398cm" svg:y="3.2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Set State Indic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5" draw:text-style-name="P35" draw:layer="layout" svg:width="0.729cm" svg:height="0.369cm" svg:x="9.572cm" svg:y="3.042cm">
            <draw:text-box>
              <text:p><text:span text:style-name="T14">script</text:span></text:p>
            </draw:text-box>
          </draw:frame>
        </draw:g>
        <draw:g draw:style-name="gr38" xml:id="id76" draw:id="id76">
          <draw:custom-shape draw:name="colored-shapes-gray 3" draw:style-name="gr340" draw:text-style-name="P17" draw:layer="layout" svg:width="0.627cm" svg:height="0.627cm" svg:x="1.469cm" svg:y="13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5cm" svg:y="13.595cm">
            <draw:text-box>
              <text:p>HA</text:p>
            </draw:text-box>
          </draw:frame>
        </draw:g>
        <draw:connector draw:style-name="gr166" draw:text-style-name="P30" draw:layer="layout" draw:type="curve" svg:x1="1.786cm" svg:y1="12.247cm" svg:x2="1.782cm" svg:y2="13.406cm" draw:start-shape="id75" draw:start-glue-point="2" draw:end-shape="id76" draw:end-glue-point="0" svg:d="M1786 12247c0 868-4 289-4 1159" svg:viewBox="0 0 5 1160">
          <text:p/>
        </draw:connector>
        <draw:g draw:style-name="gr38">
          <draw:custom-shape draw:style-name="gr341" draw:text-style-name="P36" draw:layer="layout" svg:width="16.878cm" svg:height="7.518cm" svg:x="2.949cm" svg:y="8.573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2" draw:text-style-name="P64" draw:layer="layout" svg:width="1.124cm" svg:height="0.699cm" svg:x="2.949cm" svg:y="8.573cm">
            <text:p text:style-name="P63"><text:span text:style-name="T49">alt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frame draw:style-name="gr343" draw:text-style-name="P66" draw:layer="layout" svg:width="9.832cm" svg:height="0.319cm" svg:x="3.033cm" svg:y="10.665cm">
          <draw:text-box>
            <text:p text:style-name="P65"><text:span text:style-name="T37">[&lt;ligh</text:span><text:span text:style-name="T37">t-</text:span><text:span text:style-name="T37">set</text:span><text:span text:style-name="T37">&gt; </text:span><text:span text:style-name="T37">Stat</text:span><text:span text:style-name="T37">e != </text:span><text:span text:style-name="T37">(Ina</text:span><text:span text:style-name="T37">ctiv</text:span><text:span text:style-name="T37">e' </text:span><text:span text:style-name="T37">OR </text:span><text:span text:style-name="T37">'De</text:span><text:span text:style-name="T37">acti</text:span><text:span text:style-name="T37">vat</text:span><text:span text:style-name="T37">ed' </text:span><text:span text:style-name="T37">OR </text:span><text:span text:style-name="T37">'Dis</text:span><text:span text:style-name="T37">abl</text:span><text:span text:style-name="T37">ed')</text:span><text:span text:style-name="T37">]</text:span><text:span text:style-name="T38"> </text:span></text:p>
          </draw:text-box>
        </draw:frame>
        <draw:custom-shape draw:style-name="gr344" draw:text-style-name="P36" draw:layer="layout" svg:width="5.289cm" svg:height="1.747cm" svg:x="2.363cm" svg:y="6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64" draw:layer="layout" svg:width="1.243cm" svg:height="0.699cm" svg:x="2.363cm" svg:y="6.573cm">
          <text:p text:style-name="P63"><text:span text:style-name="T49">opt</text:span></text:p>
          <draw:enhanced-geometry svg:viewBox="0 0 21600 21600" draw:mirror-horizontal="false" draw:mirror-vertical="false" draw:type="non-primitve" draw:enhanced-path="M 0 0 L 21600 0 19000 21600 0 21600 0 0 Z N"/>
        </draw:custom-shape>
        <draw:frame draw:style-name="gr346" draw:text-style-name="P49" draw:layer="layout" svg:width="3.592cm" svg:height="0.637cm" svg:x="3.698cm" svg:y="6.719cm">
          <draw:text-box>
            <text:p text:style-name="P65"><text:span text:style-name="T37">[scrip</text:span><text:span text:style-name="T37">t </text:span><text:span text:style-name="T37">'On</text:span><text:span text:style-name="T37">_by</text:span><text:span text:style-name="T37">-</text:span><text:span text:style-name="T37">lab</text:span><text:span text:style-name="T37">el' </text:span><text:span text:style-name="T37">OR </text:span><text:span text:style-name="T37">'</text:span><text:span text:style-name="T37"><text:line-break/></text:span><text:span text:style-name="T37">Off-</text:span><text:span text:style-name="T37">by-</text:span><text:span text:style-name="T37">Are</text:span><text:span text:style-name="T37">as' </text:span><text:span text:style-name="T37">are </text:span><text:span text:style-name="T37">Run</text:span><text:span text:style-name="T37">nin</text:span><text:span text:style-name="T37">g]</text:span><text:span text:style-name="T38"> </text:span></text:p>
          </draw:text-box>
        </draw:frame>
        <draw:g draw:style-name="gr80">
          <draw:polyline draw:style-name="gr347" draw:text-style-name="P40" draw:layer="layout" svg:width="2.437cm" svg:height="0.176cm" svg:x="4.695cm" svg:y="7.886cm" svg:viewBox="0 0 2438 177" draw:points="0,8 2438,0 2438,161 12,177">
            <text:p/>
          </draw:polyline>
          <draw:frame draw:style-name="gr348" draw:text-style-name="P42" draw:layer="layout" svg:width="2.627cm" svg:height="0.319cm" svg:x="4.764cm" svg:y="7.531cm">
            <draw:text-box>
              <text:p text:style-name="P41"><text:span text:style-name="T51">turn_</text:span><text:span text:style-name="T51">off </text:span><text:span text:style-name="T51">thos</text:span><text:span text:style-name="T51">e </text:span><text:span text:style-name="T51">script</text:span><text:span text:style-name="T51">s</text:span></text:p>
            </draw:text-box>
          </draw:frame>
        </draw:g>
        <draw:g draw:style-name="gr80">
          <draw:glue-point draw:id="4" svg:x="-1.845cm" svg:y="-1.811cm"/>
          <draw:line draw:style-name="gr349" draw:text-style-name="P46" draw:layer="layout" svg:x1="1.371cm" svg:y1="6.314cm" svg:x2="4.191cm" svg:y2="6.302cm">
            <text:p/>
          </draw:line>
          <draw:frame draw:style-name="gr350" draw:text-style-name="P53" draw:layer="layout" svg:width="2.729cm" svg:height="0.637cm" svg:x="1.368cm" svg:y="5.646cm">
            <draw:text-box>
              <text:p text:style-name="P52"><text:span text:style-name="T55">light</text:span><text:span text:style-name="T55">se</text:span><text:span text:style-name="T55">t_l</text:span><text:span text:style-name="T55">ab</text:span><text:span text:style-name="T55">el</text:span><text:span text:style-name="T33"> </text:span></text:p>
              <text:p text:style-name="P52"><text:span text:style-name="T55">exit_</text:span><text:span text:style-name="T55">st</text:span><text:span text:style-name="T55">at</text:span><text:span text:style-name="T55">e</text:span></text:p>
            </draw:text-box>
          </draw:frame>
        </draw:g>
        <draw:g draw:style-name="gr80">
          <draw:polyline draw:style-name="gr351" draw:text-style-name="P40" draw:layer="layout" svg:width="5.622cm" svg:height="0.196cm" svg:x="2.098cm" svg:y="11.758cm" svg:viewBox="0 0 5623 197" draw:points="2568,11 5623,0 5623,161 0,197">
            <text:p/>
          </draw:polyline>
          <draw:frame draw:style-name="gr352" draw:text-style-name="P42" draw:layer="layout" svg:width="3.368cm" svg:height="0.637cm" svg:x="4.752cm" svg:y="11.085cm">
            <draw:text-box>
              <text:p text:style-name="P41"><text:span text:style-name="T31">set </text:span><text:span text:style-name="T47">&lt;light-</text:span><text:span text:style-name="T47">set&gt;</text:span><text:span text:style-name="T47"><text:line-break/></text:span><text:span text:style-name="T47">State</text:span><text:span text:style-name="T33"> </text:span><text:span text:style-name="T33">= </text:span><text:span text:style-name="T33">'</text:span><text:span text:style-name="T47">Canc</text:span><text:span text:style-name="T47">el In </text:span><text:span text:style-name="T47">Proce</text:span><text:span text:style-name="T47">ss'</text:span></text:p>
            </draw:text-box>
          </draw:frame>
        </draw:g>
        <draw:g draw:style-name="gr38">
          <draw:line draw:style-name="gr353" draw:text-style-name="P32" draw:layer="layout" svg:x1="14.528cm" svg:y1="4.947cm" svg:x2="14.528cm" svg:y2="15.598cm">
            <text:p/>
          </draw:line>
          <draw:custom-shape draw:style-name="gr354" draw:text-style-name="P34" draw:layer="layout" svg:width="3.272cm" svg:height="1.233cm" svg:x="12.893cm" svg:y="4.9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Cancel One Light-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13.015cm" svg:y="4.756cm">
            <draw:text-box>
              <text:p><text:span text:style-name="T14">script</text:span></text:p>
            </draw:text-box>
          </draw:frame>
        </draw:g>
        <draw:g draw:style-name="gr38">
          <draw:line draw:style-name="gr355" draw:text-style-name="P32" draw:layer="layout" svg:x1="18.628cm" svg:y1="4.961cm" svg:x2="18.628cm" svg:y2="15.586cm">
            <text:p/>
          </draw:line>
          <draw:custom-shape draw:style-name="gr356" draw:text-style-name="P34" draw:layer="layout" svg:width="3.272cm" svg:height="0.877cm" svg:x="16.993cm" svg:y="4.96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3"><text:span text:style-name="T24">lightset Timer 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35" draw:layer="layout" svg:width="0.729cm" svg:height="0.369cm" svg:x="17.115cm" svg:y="4.77cm">
            <draw:text-box>
              <text:p><text:span text:style-name="T14">script</text:span></text:p>
            </draw:text-box>
          </draw:frame>
        </draw:g>
        <draw:g draw:style-name="gr80">
          <draw:line draw:style-name="gr357" draw:text-style-name="P46" draw:layer="layout" svg:x1="2.103cm" svg:y1="13.722cm" svg:x2="8.217cm" svg:y2="13.722cm">
            <text:p/>
          </draw:line>
          <draw:frame draw:style-name="gr358" draw:text-style-name="P58" draw:layer="layout" svg:width="4.302cm" svg:height="0.687cm" svg:x="2.16cm" svg:y="13.009cm">
            <draw:text-box>
              <text:p text:style-name="P28"><text:span text:style-name="T43">trigg</text:span><text:span text:style-name="T43">er: </text:span><text:span text:style-name="T43">Entit</text:span><text:span text:style-name="T43">y </text:span><text:span text:style-name="T44">&lt;light</text:span><text:span text:style-name="T44">set&gt; | </text:span><text:span text:style-name="T44">State</text:span><text:span text:style-name="T45"> </text:span><text:span text:style-name="T45"><text:line-break/></text:span><text:span text:style-name="T45">chan</text:span><text:span text:style-name="T45">ged </text:span><text:span text:style-name="T45">to </text:span><text:span text:style-name="T44">Canc</text:span><text:span text:style-name="T44">el In </text:span><text:span text:style-name="T44">Proce</text:span><text:span text:style-name="T44">ss</text:span></text:p>
            </draw:text-box>
          </draw:frame>
        </draw:g>
        <draw:connector draw:style-name="gr166" draw:text-style-name="P30" draw:layer="layout" draw:type="curve" svg:x1="1.795cm" svg:y1="17.234cm" svg:x2="1.795cm" svg:y2="18.336cm" draw:end-shape="id77" draw:end-glue-point="0" svg:d="M1795 17234v1102" svg:viewBox="0 0 1 1103">
          <text:p/>
        </draw:connector>
        <draw:g draw:style-name="gr38">
          <draw:custom-shape draw:name="colored-shapes-gray 3" draw:style-name="gr359" draw:text-style-name="P17" draw:layer="layout" svg:width="0.627cm" svg:height="0.627cm" svg:x="1.491cm" svg:y="16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57cm" svg:y="16.915cm">
            <draw:text-box>
              <text:p>HA</text:p>
            </draw:text-box>
          </draw:frame>
        </draw:g>
        <draw:g draw:style-name="gr38" xml:id="id77" draw:id="id77">
          <draw:custom-shape draw:name="colored-shapes-gray 3" draw:style-name="gr360" draw:text-style-name="P17" draw:layer="layout" svg:width="0.627cm" svg:height="0.627cm" svg:x="1.482cm" svg:y="18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48cm" svg:y="18.525cm">
            <draw:text-box>
              <text:p>HA</text:p>
            </draw:text-box>
          </draw:frame>
        </draw:g>
        <draw:g draw:style-name="gr80">
          <draw:line draw:style-name="gr361" draw:text-style-name="P46" draw:layer="layout" svg:x1="2.116cm" svg:y1="18.652cm" svg:x2="8.985cm" svg:y2="18.652cm">
            <text:p/>
          </draw:line>
          <draw:frame draw:style-name="gr362" draw:text-style-name="P58" draw:layer="layout" svg:width="4.996cm" svg:height="0.687cm" svg:x="2.173cm" svg:y="17.939cm">
            <draw:text-box>
              <text:p text:style-name="P28"><text:span text:style-name="T43">trigg</text:span><text:span text:style-name="T43">er: </text:span><text:span text:style-name="T43">Entit</text:span><text:span text:style-name="T43">y </text:span><text:span text:style-name="T44">&lt;light</text:span><text:span text:style-name="T44">set&gt; | </text:span><text:span text:style-name="T44">State</text:span><text:span text:style-name="T45"> </text:span><text:span text:style-name="T45"><text:line-break/></text:span><text:span text:style-name="T45">chan</text:span><text:span text:style-name="T45">ged </text:span><text:span text:style-name="T45">to </text:span><text:span text:style-name="T56">exit_</text:span><text:span text:style-name="T56">state</text:span></text:p>
            </draw:text-box>
          </draw:frame>
        </draw:g>
        <draw:custom-shape draw:style-name="gr363" draw:text-style-name="P32" draw:layer="layout" svg:width="0.5cm" svg:height="1.911cm" svg:x="8.998cm" svg:y="18.52cm">
          <text:p/>
          <draw:enhanced-geometry svg:viewBox="0 0 21600 21600" draw:type="rectangle" draw:enhanced-path="M 0 0 L 21600 0 21600 21600 0 21600 0 0 Z N"/>
        </draw:custom-shape>
        <draw:polyline draw:style-name="gr364" draw:text-style-name="P40" xml:id="id79" draw:id="id79" draw:layer="layout" svg:width="3.077cm" svg:height="3.067cm" svg:x="4.683cm" svg:y="12.485cm" svg:viewBox="0 0 3078 3068" draw:points="0,0 3078,0 3078,3034 22,3068">
          <draw:glue-point draw:id="4" svg:x="5.004cm" svg:y="-0.604cm"/>
          <draw:glue-point draw:id="5" svg:x="5.016cm" svg:y="4.686cm"/>
          <draw:glue-point draw:id="6" svg:x="4.996cm" svg:y="3.213cm"/>
          <draw:glue-point draw:id="7" svg:x="5.009cm" svg:y="-2.138cm"/>
          <text:p/>
        </draw:polyline>
        <draw:frame draw:style-name="gr365" draw:text-style-name="P42" draw:layer="layout" svg:width="3.545cm" svg:height="0.319cm" svg:x="4.792cm" svg:y="12.141cm">
          <draw:text-box>
            <text:p text:style-name="P41"><text:span text:style-name="T51">WAIT for state = </text:span><text:span text:style-name="T51">Inactive</text:span></text:p>
          </draw:text-box>
        </draw:frame>
        <draw:connector draw:style-name="gr366" draw:text-style-name="P67" draw:layer="layout" draw:type="line" svg:x1="8.231cm" svg:y1="14.998cm" svg:x2="7.759cm" svg:y2="15.004cm" draw:start-shape="id78" draw:start-glue-point="11" draw:end-shape="id79" draw:end-glue-point="6" svg:d="M8231 14998l-472 6" svg:viewBox="0 0 473 7">
          <text:p/>
        </draw:connector>
        <draw:g draw:style-name="gr80">
          <draw:polyline draw:style-name="gr367" draw:text-style-name="P40" draw:layer="layout" svg:width="5.631cm" svg:height="0.198cm" svg:x="2.125cm" svg:y="16.848cm" svg:viewBox="0 0 5632 199" draw:points="2577,11 5632,0 5632,161 0,199">
            <draw:glue-point draw:id="4" svg:x="5.004cm" svg:y="-0.604cm"/>
            <text:p/>
          </draw:polyline>
          <draw:frame draw:style-name="gr368" draw:text-style-name="P42" draw:layer="layout" svg:width="4.675cm" svg:height="0.319cm" svg:x="4.788cm" svg:y="16.493cm">
            <draw:text-box>
              <text:p text:style-name="P41"><text:span text:style-name="T51">SET </text:span><text:span text:style-name="T53">&lt;lightset&gt; | </text:span><text:span text:style-name="T53">State</text:span><text:span text:style-name="T51"> = <text:s/></text:span><text:span text:style-name="T53">exit_state</text:span><text:span text:style-name="T51"> </text:span></text:p>
            </draw:text-box>
          </draw:frame>
        </draw:g>
        <draw:frame draw:style-name="gr369" draw:text-style-name="P66" draw:layer="layout" svg:width="5.663cm" svg:height="0.319cm" svg:x="3.033cm" svg:y="9.366cm">
          <draw:text-box>
            <text:p text:style-name="P65"><text:span text:style-name="T37">[&lt;light-set&gt; | State == </text:span><text:span text:style-name="T37">'Cancel In Process']</text:span><text:span text:style-name="T38"> </text:span></text:p>
          </draw:text-box>
        </draw:frame>
        <draw:line draw:style-name="gr114" draw:text-style-name="P51" draw:layer="layout" svg:x1="2.965cm" svg:y1="10.59cm" svg:x2="19.843cm" svg:y2="10.59cm">
          <text:p/>
        </draw:line>
        <draw:g draw:style-name="gr80">
          <draw:polyline draw:style-name="gr370" draw:text-style-name="P40" draw:layer="layout" svg:width="3.054cm" svg:height="0.18cm" svg:x="4.702cm" svg:y="10.18cm" svg:viewBox="0 0 3055 181" draw:points="0,11 3055,0 3055,161 0,181">
            <draw:glue-point draw:id="4" svg:x="5.004cm" svg:y="-0.604cm"/>
            <text:p/>
          </draw:polyline>
          <draw:frame draw:style-name="gr371" draw:text-style-name="P42" draw:layer="layout" svg:width="3.545cm" svg:height="0.319cm" svg:x="4.788cm" svg:y="9.825cm">
            <draw:text-box>
              <text:p text:style-name="P41"><text:span text:style-name="T51">WAIT for state = </text:span><text:span text:style-name="T51">Inactive</text:span></text:p>
            </draw:text-box>
          </draw:frame>
        </draw:g>
        <draw:g draw:style-name="gr38">
          <draw:custom-shape draw:style-name="gr372" draw:text-style-name="P68" xml:id="id78" draw:id="id78" draw:layer="layout" svg:width="11.186cm" svg:height="1.993cm" svg:x="8.231cm" svg:y="13.338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71"><text:span text:style-name="T5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3" draw:text-style-name="P64" draw:layer="layout" svg:width="1.162cm" svg:height="0.699cm" svg:x="8.231cm" svg:y="13.338cm">
            <text:p text:style-name="P63"><text:span text:style-name="T49">ref</text:span></text:p>
            <draw:enhanced-geometry svg:viewBox="0 0 21600 21600" draw:mirror-horizontal="false" draw:mirror-vertical="false" draw:type="non-primitve" draw:enhanced-path="M 0 0 L 21600 0 19000 21600 0 21600 0 0 Z N"/>
          </draw:custom-shape>
          <draw:frame draw:style-name="gr374" draw:text-style-name="P70" draw:layer="layout" svg:width="3.997cm" svg:height="0.319cm" svg:x="8.618cm" svg:y="14.376cm">
            <draw:text-box>
              <text:p text:style-name="P69"><text:span text:style-name="T37">See sd </text:span><text:span text:style-name="T54">lightset </text:span><text:span text:style-name="T54">Cancel</text:span><text:span text:style-name="T37"> </text:span></text:p>
            </draw:text-box>
          </draw:frame>
        </draw:g>
        <draw:custom-shape draw:style-name="gr375" draw:text-style-name="P32" draw:layer="layout" svg:width="0.5cm" svg:height="2.695cm" svg:x="3.955cm" svg:y="21.659cm">
          <text:p/>
          <draw:enhanced-geometry svg:viewBox="0 0 21600 21600" draw:type="rectangle" draw:enhanced-path="M 0 0 L 21600 0 21600 21600 0 21600 0 0 Z N"/>
        </draw:custom-shape>
        <draw:g draw:style-name="gr38">
          <draw:custom-shape draw:style-name="gr376" draw:text-style-name="P36" draw:layer="layout" svg:width="5.117cm" svg:height="1.936cm" svg:x="3.145cm" svg:y="22.087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7" draw:text-style-name="P64" draw:layer="layout" svg:width="1.243cm" svg:height="0.699cm" svg:x="3.145cm" svg:y="22.087cm">
            <text:p text:style-name="P63"><text:span text:style-name="T49">opt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frame draw:style-name="gr378" draw:text-style-name="P66" draw:layer="layout" svg:width="4.411cm" svg:height="0.955cm" svg:x="3.431cm" svg:y="22.883cm">
          <draw:text-box>
            <text:p text:style-name="P65"><text:span text:style-name="T37">[</text:span><text:span text:style-name="T52">by design, no action </text:span><text:span text:style-name="T52">will occur since the </text:span><text:span text:style-name="T52">helper is already in </text:span><text:span text:style-name="T52">it's correct state</text:span><text:span text:style-name="T37">]</text:span></text:p>
          </draw:text-box>
        </draw:frame>
        <draw:g draw:style-name="gr80">
          <draw:polyline draw:style-name="gr379" draw:text-style-name="P40" draw:layer="layout" svg:width="11.621cm" svg:height="0.235cm" svg:x="2.103cm" svg:y="20.332cm" svg:viewBox="0 0 11622 236" draw:points="9184,8 11622,0 11622,161 0,236">
            <text:p/>
          </draw:polyline>
          <draw:frame draw:style-name="gr380" draw:text-style-name="P42" draw:layer="layout" svg:width="3.702cm" svg:height="0.637cm" svg:x="11.356cm" svg:y="19.659cm">
            <draw:text-box>
              <text:p text:style-name="P41"><text:span text:style-name="T51">set </text:span><text:span text:style-name="T53">&lt;light-set&gt; | </text:span><text:span text:style-name="T53">Operational</text:span></text:p>
              <text:p text:style-name="P41"><text:span text:style-name="T53">State</text:span><text:span text:style-name="T51"> = 'No Change'</text:span></text:p>
            </draw:text-box>
          </draw:frame>
        </draw:g>
        <draw:g draw:style-name="gr38" xml:id="id80" draw:id="id80">
          <draw:custom-shape draw:name="colored-shapes-gray 3" draw:style-name="gr381" draw:text-style-name="P17" draw:layer="layout" svg:width="0.627cm" svg:height="0.627cm" svg:x="1.469cm" svg:y="21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5cm" svg:y="21.523cm">
            <draw:text-box>
              <text:p>HA</text:p>
            </draw:text-box>
          </draw:frame>
        </draw:g>
        <draw:connector draw:style-name="gr166" draw:text-style-name="P30" draw:layer="layout" draw:type="curve" svg:x1="1.791cm" svg:y1="20.607cm" svg:x2="1.782cm" svg:y2="21.334cm" draw:end-shape="id80" draw:end-glue-point="0" svg:d="M1791 20607c0 163-9-200-9 727" svg:viewBox="0 0 10 728">
          <text:p/>
        </draw:connector>
        <draw:g draw:style-name="gr38">
          <draw:custom-shape draw:name="colored-shapes-gray 3" draw:style-name="gr382" draw:text-style-name="P17" draw:layer="layout" svg:width="0.627cm" svg:height="0.627cm" svg:x="1.469cm" svg:y="20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15" draw:layer="layout" svg:width="0.495cm" svg:height="0.249cm" svg:x="1.535cm" svg:y="20.444cm">
            <draw:text-box>
              <text:p>HA</text:p>
            </draw:text-box>
          </draw:frame>
        </draw:g>
        <draw:g draw:style-name="gr80">
          <draw:line draw:style-name="gr383" draw:text-style-name="P46" draw:layer="layout" svg:x1="2.095cm" svg:y1="21.669cm" svg:x2="3.941cm" svg:y2="21.669cm">
            <text:p/>
          </draw:line>
          <draw:frame draw:style-name="gr384" draw:text-style-name="P58" draw:layer="layout" svg:width="3.608cm" svg:height="0.687cm" svg:x="2.152cm" svg:y="20.926cm">
            <draw:text-box>
              <text:p text:style-name="P28"><text:span text:style-name="T44">&lt;Light Set &gt; | Operational </text:span><text:span text:style-name="T44">State</text:span><text:span text:style-name="T45"> </text:span><text:span text:style-name="T45"><text:line-break/></text:span><text:span text:style-name="T45">changed to '</text:span><text:span text:style-name="T44">No Change</text:span><text:span text:style-name="T48">'</text:span></text:p>
            </draw:text-box>
          </draw:frame>
        </draw:g>
        <draw:g draw:style-name="gr80">
          <draw:frame draw:style-name="gr385" draw:text-style-name="P43" draw:layer="layout" svg:width="2.026cm" svg:height="1.273cm" svg:x="9.543cm" svg:y="17.607cm">
            <draw:text-box>
              <text:p text:style-name="P28"><text:span text:style-name="T33">set LED</text:span><text:span text:style-name="T33"><text:line-break/></text:span><text:span text:style-name="T33">indicator and </text:span><text:span text:style-name="T33">Operational State</text:span></text:p>
            </draw:text-box>
          </draw:frame>
          <draw:line draw:style-name="gr386" draw:text-style-name="P40" draw:layer="layout" svg:x1="9.514cm" svg:y1="18.882cm" svg:x2="10.763cm" svg:y2="18.88cm">
            <text:p/>
          </draw:line>
          <draw:line draw:style-name="gr387" draw:text-style-name="P40" draw:layer="layout" svg:x1="9.51cm" svg:y1="20.319cm" svg:x2="10.752cm" svg:y2="20.319cm">
            <text:p/>
          </draw:line>
        </draw:g>
        <draw:custom-shape draw:style-name="gr388" draw:text-style-name="P32" draw:layer="layout" svg:width="0.5cm" svg:height="1.791cm" svg:x="10.805cm" svg:y="18.5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20 13" svg:d="M0 13l10-13 10 13z"/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3200 5801" svg:d="M100 4300c0-263 69-522 201-749 132-229 321-418 549-550 228-131 487-201 750-201s522 70 750 201c228 132 417 321 549 549 132 229 201 487 201 750 0 264-69 522-201 750-132 229-321 418-549 550-228 131-487 201-750 201s-522-70-750-201c-228-132-417-321-549-549s-201-487-201-750zM250 4300c0-237 62-469 181-674 118-206 289-376 494-495 205-118 438-181 675-181s470 63 675 181c205 119 376 289 494 494 119 206 181 439 181 675 0 237-62 470-181 675-118 206-289 376-494 495-205 118-438 181-675 181s-470-63-675-181c-205-119-376-289-494-494-119-206-181-438-181-675zM1600 2800h100v-2800h-200v2800zM1700 1400v100h1500v-200h-1500zM1500 1400v100h-1500v-200h1500z"/>
    <draw:marker draw:name="Arrowheads_20_4" draw:display-name="Arrowheads 4" svg:viewBox="0 0 38 40" svg:d="M19 40h1v-40h-2v40zM20 40h-20v-2h20zM18 40h20v-2h-20zM20 22h-20v-2h20zM18 22h20v-2h-20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1131 754" svg:d="M566 0l-566 754 114-85 136-68 148-46 161-17 161 13 153 46 140 68 118 89z"/>
    <draw:marker draw:name="Concave_20_short" draw:display-name="Concave short" svg:viewBox="0 0 1131 754" svg:d="M566 0l-566 754 114-85 136-68 148-46 161-17 161 13 153 46 140 68 118 89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stroke-dash="Dash_20_Dot_20_4" svg:stroke-width="0.025cm" svg:stroke-color="#000000" draw:marker-start-width="0.229cm" draw:marker-end="Concave_20_short" draw:marker-end-width="0.2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25cm" draw:marker-start="Arrow" draw:marker-start-width="0.229cm" draw:marker-end="Arrow" draw:marker-end-width="0.229cm" draw:show-unit="true"/>
    </style:style>
    <style:style style:name="Arrow_20_Dashed" style:display-name="Arrow Dashed" style:family="graphic" style:parent-style-name="Lines">
      <style:graphic-properties draw:stroke="dash" svg:stroke-width="0.051cm" svg:stroke-color="#127622" draw:marker-start-width="0.279cm" draw:marker-end-width="0.279cm"/>
    </style:style>
    <style:style style:name="Connect_20_-_20_No_20_Arrows" style:display-name="Connect - No Arrows" style:family="graphic" style:parent-style-name="Lines">
      <style:graphic-properties svg:stroke-width="0.025cm" svg:stroke-color="#000000" draw:marker-start-width="0.229cm" draw:marker-end-width="0.229cm" draw:textarea-horizontal-align="center" draw:textarea-vertical-align="middle" fo:padding-top="0.142cm" fo:padding-bottom="0.142cm" fo:padding-left="0.267cm" fo:padding-right="0.267cm"/>
      <style:paragraph-properties fo:text-align="center"/>
    </style:style>
    <style:style style:name="Connect_20_-_20_Straight_20_1_20_Arrow" style:display-name="Connect - Straight 1 Arrow" style:family="graphic" style:parent-style-name="Lines">
      <style:graphic-properties svg:stroke-width="0.025cm" draw:marker-start-width="0.229cm" draw:marker-end="Arrow_20_short" draw:marker-end-width="0.178cm" draw:fill="none" draw:textarea-vertical-align="middle"/>
      <style:paragraph-properties fo:text-align="center"/>
    </style:style>
    <style:style style:name="parameter" style:family="graphic" style:parent-style-name="Text">
      <style:graphic-properties svg:stroke-color="#000000" draw:fill="solid" draw:fill-color="#ffffff" loext:fill-use-slide-background="false" draw:textarea-horizontal-align="justify" draw:textarea-vertical-align="middle" draw:auto-grow-height="false" fo:min-height="0.368cm" fo:min-width="9.302cm" style:writing-mode="lr-tb">
        <text:list-style style:name="parameter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127622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italic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functionName" style:family="graphic" style:parent-style-name="Text">
      <style:graphic-properties svg:stroke-color="#000000" draw:fill="solid" draw:fill-color="#ffffff" loext:fill-use-slide-background="false" draw:textarea-horizontal-align="justify" draw:textarea-vertical-align="middle" draw:auto-grow-height="false" fo:min-height="0.368cm" fo:min-width="9.302cm" style:writing-mode="lr-tb">
        <text:list-style style:name="functionNam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7b3d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ction_20_Box" style:display-name="Action Box" style:family="graphic" style:parent-style-name="Shapes">
      <style:graphic-properties draw:stroke="solid" svg:stroke-width="0.035cm" svg:stroke-color="#000000" draw:marker-start-width="0.255cm" draw:marker-end-width="0.255cm" draw:fill="solid" draw:fill-color="#ffffff" loext:fill-use-slide-background="false" draw:textarea-horizontal-align="justify" draw:textarea-vertical-align="middle" draw:auto-grow-height="true" fo:min-height="0.518cm" fo:min-width="9.641cm" fo:padding-top="0.117cm" fo:padding-bottom="0.117cm" fo:padding-left="0.242cm" fo:padding-right="0.242cm" fo:wrap-option="wrap"/>
      <style:paragraph-properties fo:text-align="center"/>
      <style:text-properties fo:font-size="10pt" fo:font-weight="normal"/>
    </style:style>
    <style:style style:name="Note" style:family="graphic" style:parent-style-name="Text">
      <style:graphic-properties draw:stroke="none" draw:fill="solid" draw:fill-color="#eeeeee" draw:auto-grow-width="false" fo:min-height="3.153cm" fo:wrap-option="wrap"/>
      <style:text-properties style:font-name="Liberation Sans3" fo:font-family="'Liberation Sans'" style:font-style-name="Regular" style:font-family-generic="swiss" style:font-pitch="variable" fo:font-size="8pt" fo:font-style="italic"/>
    </style:style>
    <style:style style:name="UML_20_Action" style:display-name="UML Action" style:family="graphic" style:parent-style-name="standard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ffffff" draw:textarea-horizontal-align="center" draw:textarea-vertical-align="middle" draw:auto-grow-height="true" draw:auto-grow-width="false" fo:min-height="0.669cm" fo:min-width="8.961cm" fo:padding-top="0.106cm" fo:padding-bottom="0.106cm" fo:padding-left="0.226cm" fo:padding-right="0.226cm" fo:wrap-option="wrap" draw:shadow="hidden" draw:shadow-offset-x="0.203cm" draw:shadow-offset-y="0.203cm" draw:shadow-color="#808080" style:writing-mode="lr-tb">
        <text:list-style style:name="UML_20_Action" style:display-name="UML Ac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rackText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 fo:padding-top="0cm" fo:padding-bottom="0cm" fo:padding-left="0cm" fo:padding-right="0cm"/>
      <style:text-properties fo:font-size="9pt"/>
    </style:style>
    <style:style style:name="Note_20_-_20_Callout_20_Box" style:display-name="Note - Callout Box" style:family="graphic" style:parent-style-name="Text">
      <style:graphic-properties draw:stroke="dash" draw:stroke-dash="Dash" svg:stroke-width="0.025cm" svg:stroke-color="#468a1a" draw:marker-start-width="0.229cm" draw:marker-start-center="false" draw:marker-end-width="0.229cm" draw:marker-end-center="false" svg:stroke-opacity="100%" draw:stroke-linejoin="round" svg:stroke-linecap="butt" draw:fill="solid" draw:fill-color="#eeeeee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false" draw:fit-to-size="false" style:shrink-to-fit="false" draw:fit-to-contour="false" fo:max-height="0cm" fo:max-width="0cm" fo:min-height="1.777cm" fo:min-width="4.964cm" fo:padding-top="0.025cm" fo:padding-bottom="0.025cm" fo:padding-left="0.025cm" fo:padding-right="0.025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draw:start-line-spacing-horizontal="1.27cm" style:writing-mode="lr-tb">
        <text:list-style style:name="Note_20_-_20_Callout_20_Box" style:display-name="Note - Callout Box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.025cm" fo:margin-right="0.025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Italic" style:font-family-generic="swiss" style:font-pitch="variable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cision_20_Text" style:display-name="Decision Text" style:family="graphic" style:parent-style-name="Shapes">
      <style:graphic-properties draw:stroke="none" svg:stroke-color="#000000" draw:fill="none" draw:fill-color="#ffffff" draw:textarea-horizontal-align="left" draw:auto-grow-height="true" draw:auto-grow-width="false" fo:min-height="0cm" fo:min-width="0cm" fo:wrap-option="wrap"/>
      <style:text-properties fo:font-size="9pt" fo:font-weight="normal"/>
    </style:style>
    <style:style style:name="Connect_20_-_20_Note_20_to_20_object" style:display-name="Connect - Note to object" style:family="graphic" style:parent-style-name="Lines">
      <style:graphic-properties draw:stroke="dash" draw:stroke-dash="Dash_20__28_Rounded_29_" svg:stroke-width="0.028cm" svg:stroke-color="#666666" draw:marker-start-width="0.233cm" draw:marker-end-width="0.233cm" svg:stroke-linecap="round" draw:fill="none" fo:padding-top="0.126cm" fo:padding-bottom="0.126cm" fo:padding-left="0.251cm" fo:padding-right="0.251cm"/>
    </style:style>
    <style:style style:name="Note_20_-_20_Callout_20_Box_5f_1" style:display-name="Note - Callout Box_1" style:family="graphic" style:parent-style-name="Text">
      <style:graphic-properties draw:stroke="dash" draw:stroke-dash="Dash" svg:stroke-width="0.025cm" svg:stroke-color="#468a1a" draw:marker-start-width="0.229cm" draw:marker-start-center="false" draw:marker-end-width="0.229cm" draw:marker-end-center="false" svg:stroke-opacity="100%" draw:stroke-linejoin="round" svg:stroke-linecap="butt" draw:fill="solid" draw:fill-color="#eeeeee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false" draw:fit-to-size="false" style:shrink-to-fit="false" draw:fit-to-contour="false" fo:max-height="0cm" fo:max-width="0cm" fo:min-height="1.777cm" fo:min-width="4.964cm" fo:padding-top="0.025cm" fo:padding-bottom="0.025cm" fo:padding-left="0.025cm" fo:padding-right="0.025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draw:start-line-spacing-horizontal="1.27cm" style:writing-mode="lr-tb">
        <text:list-style style:name="Note_20_-_20_Callout_20_Box_5f_1" style:display-name="Note - Callout Box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.025cm" fo:margin-right="0.025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9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5:44:34.685295023</meta:creation-date>
    <dc:date>2025-05-10T14:59:31.718723853</dc:date>
    <meta:editing-duration>P3DT11H18M39S</meta:editing-duration>
    <meta:editing-cycles>449</meta:editing-cycles>
    <meta:generator>LibreOffice/24.2.7.2$Linux_X86_64 LibreOffice_project/420$Build-2</meta:generator>
    <meta:print-date>2025-03-12T09:27:27.278968369</meta:print-date>
    <meta:printed-by>PDF files: Jeffrey Rocchio</meta:printed-by>
    <dc:creator>Jeffrey Rocchio</dc:creator>
    <meta:document-statistic meta:object-count="702"/>
  </office:meta>
</office:document-meta>
</file>